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2.11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6827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2.122in"/>
    </style:style>
    <style:style style:name="co9" style:family="table-column">
      <style:table-column-properties fo:break-before="auto" style:column-width="1.972in"/>
    </style:style>
    <style:style style:name="co10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1.7154in"/>
    </style:style>
    <style:style style:name="co12" style:family="table-column">
      <style:table-column-properties fo:break-before="auto" style:column-width="2.198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2.2728in"/>
    </style:style>
    <style:style style:name="co15" style:family="table-column">
      <style:table-column-properties fo:break-before="auto" style:column-width="3.0445in"/>
    </style:style>
    <style:style style:name="co16" style:family="table-column">
      <style:table-column-properties fo:break-before="auto" style:column-width="1.4472in"/>
    </style:style>
    <style:style style:name="co17" style:family="table-column">
      <style:table-column-properties fo:break-before="auto" style:column-width="2.4866in"/>
    </style:style>
    <style:style style:name="co18" style:family="table-column">
      <style:table-column-properties fo:break-before="auto" style:column-width="3.1193in"/>
    </style:style>
    <style:style style:name="co19" style:family="table-column">
      <style:table-column-properties fo:break-before="auto" style:column-width="2.5193in"/>
    </style:style>
    <style:style style:name="co20" style:family="table-column">
      <style:table-column-properties fo:break-before="auto" style:column-width="2.9382in"/>
    </style:style>
    <style:style style:name="co21" style:family="table-column">
      <style:table-column-properties fo:break-before="auto" style:column-width="0.8256in"/>
    </style:style>
    <style:style style:name="co22" style:family="table-column">
      <style:table-column-properties fo:break-before="auto" style:column-width="1.4902in"/>
    </style:style>
    <style:style style:name="co23" style:family="table-column">
      <style:table-column-properties fo:break-before="auto" style:column-width="2.3693in"/>
    </style:style>
    <style:style style:name="co24" style:family="table-column">
      <style:table-column-properties fo:break-before="auto" style:column-width="1.8008in"/>
    </style:style>
    <style:style style:name="co25" style:family="table-column">
      <style:table-column-properties fo:break-before="auto" style:column-width="2.3799in"/>
    </style:style>
    <style:style style:name="co26" style:family="table-column">
      <style:table-column-properties fo:break-before="auto" style:column-width="1.5008in"/>
    </style:style>
    <style:style style:name="co27" style:family="table-column">
      <style:table-column-properties fo:break-before="auto" style:column-width="1.4575in"/>
    </style:style>
    <style:style style:name="co28" style:family="table-column">
      <style:table-column-properties fo:break-before="auto" style:column-width="1.8972in"/>
    </style:style>
    <style:style style:name="co29" style:family="table-column">
      <style:table-column-properties fo:break-before="auto" style:column-width="1.4791in"/>
    </style:style>
    <style:style style:name="co30" style:family="table-column">
      <style:table-column-properties fo:break-before="auto" style:column-width="1.522in"/>
    </style:style>
    <style:style style:name="co31" style:family="table-column">
      <style:table-column-properties fo:break-before="auto" style:column-width="1.5543in"/>
    </style:style>
    <style:style style:name="co32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gr3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trix Multiplication" table:style-name="ta1">
        <table:shapes>
          <draw:frame draw:z-index="0" draw:style-name="gr1" draw:text-style-name="P1" svg:width="12.1638in" svg:height="9.0563in" svg:x="8.698in" svg:y="0.0626in">
            <draw:object draw:notify-on-update-of-ranges="'Matrix Multiplication'.A3:'Matrix Multiplication'.A52 'Matrix Multiplication'.B3:'Matrix Multiplication'.B52 'Matrix Multiplication'.D3:'Matrix Multiplication'.D52 'Matrix Multiplication'.E3:'Matrix Multiplication'.E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office:annotation draw:style-name="gr2" svg:width="1.1413in" svg:height="0.7083in" svg:x="4.1272in" svg:y="0in" draw:caption-point-x="-0.2402in" draw:caption-point-y="0.0039in">
              <dc:creator>Unknown Author</dc:creator>
              <dc:date>2024-07-31T23:05:00</dc:date>
              <text:p>A minimized version of time_matrix_inversion_single.cu</text:p>
            </office:annotation>
            <text:p>GPU Multiplying Matrices with Cubla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office:annotation draw:style-name="gr2" svg:width="1.1413in" svg:height="1.4787in" svg:x="8.0382in" svg:y="0in" draw:caption-point-x="-0.2402in" draw:caption-point-y="0.0039in">
              <dc:creator>Unknown Author</dc:creator>
              <dc:date>2024-07-31T23:05:00</dc:date>
              <text:p>Unfortunately, the program used to generate this data was lost during overnight system maintenance between research days.</text:p>
            </office:annotation>
            <text:p>CPU Multiplying Matrices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<text:s/>Execution Time (seconds)</text:p>
          </table:table-cell>
          <table:table-cell/>
          <table:table-cell office:value-type="string" calcext:value-type="string">
            <text:p>Matrix Size</text:p>
          </table:table-cell>
          <table:table-cell office:value-type="string" calcext:value-type="string">
            <text:p>Execution Time (seconds)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123" calcext:value-type="float">
            <text:p>0.0001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131" calcext:value-type="float">
            <text:p>0.00013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102" calcext:value-type="float">
            <text:p>0.00010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284" calcext:value-type="float">
            <text:p>0.0002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688" calcext:value-type="float">
            <text:p>0.00068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517" calcext:value-type="float">
            <text:p>0.00051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02751" calcext:value-type="float">
            <text:p>0.00275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827" calcext:value-type="float">
            <text:p>0.00082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6457" calcext:value-type="float">
            <text:p>0.00645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1453" calcext:value-type="float">
            <text:p>0.00145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11436" calcext:value-type="float">
            <text:p>0.01143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2048" calcext:value-type="float">
            <text:p>0.002048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office:value-type="float" office:value="0.020815" calcext:value-type="float">
            <text:p>0.02081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3032" calcext:value-type="float">
            <text:p>0.00303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.035297" calcext:value-type="float">
            <text:p>0.035297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4483" calcext:value-type="float">
            <text:p>0.00448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50095" calcext:value-type="float">
            <text:p>0.05009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518" calcext:value-type="float">
            <text:p>0.0051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.074364" calcext:value-type="float">
            <text:p>0.074364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8685" calcext:value-type="float">
            <text:p>0.00868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09771" calcext:value-type="float">
            <text:p>0.109771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8991" calcext:value-type="float">
            <text:p>0.00899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0.149414" calcext:value-type="float">
            <text:p>0.149414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11088" calcext:value-type="float">
            <text:p>0.01108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231389" calcext:value-type="float">
            <text:p>0.231389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12019" calcext:value-type="float">
            <text:p>0.012019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0.306811" calcext:value-type="float">
            <text:p>0.306811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18528" calcext:value-type="float">
            <text:p>0.01852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0.434174" calcext:value-type="float">
            <text:p>0.434174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19831" calcext:value-type="float">
            <text:p>0.019831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0.487589" calcext:value-type="float">
            <text:p>0.487589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24461" calcext:value-type="float">
            <text:p>0.02446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519815" calcext:value-type="float">
            <text:p>0.51981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29487" calcext:value-type="float">
            <text:p>0.029487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0.615681" calcext:value-type="float">
            <text:p>0.615681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30493" calcext:value-type="float">
            <text:p>0.03049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753366" calcext:value-type="float">
            <text:p>0.75336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0307" calcext:value-type="float">
            <text:p>0.03030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0.894595" calcext:value-type="float">
            <text:p>0.894595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39437" calcext:value-type="float">
            <text:p>0.03943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886563" calcext:value-type="float">
            <text:p>0.886563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45465" calcext:value-type="float">
            <text:p>0.045465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.022119" calcext:value-type="float">
            <text:p>1.022119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41939" calcext:value-type="float">
            <text:p>0.041939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.172005" calcext:value-type="float">
            <text:p>1.172005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47725" calcext:value-type="float">
            <text:p>0.047725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1.437238" calcext:value-type="float">
            <text:p>1.437238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6027" calcext:value-type="float">
            <text:p>0.0602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.491792" calcext:value-type="float">
            <text:p>1.491792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60837" calcext:value-type="float">
            <text:p>0.060837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1.726581" calcext:value-type="float">
            <text:p>1.726581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68796" calcext:value-type="float">
            <text:p>0.068796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.937245" calcext:value-type="float">
            <text:p>1.937245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61719" calcext:value-type="float">
            <text:p>0.061719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2.217162" calcext:value-type="float">
            <text:p>2.217162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67625" calcext:value-type="float">
            <text:p>0.067625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2.64494" calcext:value-type="float">
            <text:p>2.64494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62344" calcext:value-type="float">
            <text:p>0.062344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3.421749" calcext:value-type="float">
            <text:p>3.421749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70593" calcext:value-type="float">
            <text:p>0.07059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.806797" calcext:value-type="float">
            <text:p>3.806797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62355" calcext:value-type="float">
            <text:p>0.062355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4.431911" calcext:value-type="float">
            <text:p>4.431911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70842" calcext:value-type="float">
            <text:p>0.070842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5.9418" calcext:value-type="float">
            <text:p>5.9418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79085" calcext:value-type="float">
            <text:p>0.079085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6.644923" calcext:value-type="float">
            <text:p>6.644923</text:p>
          </table:table-cell>
          <table:table-cell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086265" calcext:value-type="float">
            <text:p>0.086265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6.563562" calcext:value-type="float">
            <text:p>6.563562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97019" calcext:value-type="float">
            <text:p>0.097019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7.909783" calcext:value-type="float">
            <text:p>7.909783</text:p>
          </table:table-cell>
          <table:table-cell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099401" calcext:value-type="float">
            <text:p>0.099401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1.158912" calcext:value-type="float">
            <text:p>11.158912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109789" calcext:value-type="float">
            <text:p>0.109789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11.913241" calcext:value-type="float">
            <text:p>11.913241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119545" calcext:value-type="float">
            <text:p>0.119545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23558" calcext:value-type="float">
            <text:p>0.123558</text:p>
          </table:table-cell>
          <table:table-cell table:number-columns-repeated="5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141081" calcext:value-type="float">
            <text:p>0.141081</text:p>
          </table:table-cell>
          <table:table-cell table:number-columns-repeated="5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144474" calcext:value-type="float">
            <text:p>0.144474</text:p>
          </table:table-cell>
          <table:table-cell table:number-columns-repeated="5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150136" calcext:value-type="float">
            <text:p>0.150136</text:p>
          </table:table-cell>
          <table:table-cell table:number-columns-repeated="5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168823" calcext:value-type="float">
            <text:p>0.168823</text:p>
          </table:table-cell>
          <table:table-cell table:number-columns-repeated="5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178131" calcext:value-type="float">
            <text:p>0.178131</text:p>
          </table:table-cell>
          <table:table-cell table:number-columns-repeated="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183265" calcext:value-type="float">
            <text:p>0.183265</text:p>
          </table:table-cell>
          <table:table-cell table:number-columns-repeated="5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198605" calcext:value-type="float">
            <text:p>0.198605</text:p>
          </table:table-cell>
          <table:table-cell table:number-columns-repeated="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209977" calcext:value-type="float">
            <text:p>0.209977</text:p>
          </table:table-cell>
          <table:table-cell table:number-columns-repeated="5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230484" calcext:value-type="float">
            <text:p>0.230484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240172" calcext:value-type="float">
            <text:p>0.240172</text:p>
          </table:table-cell>
          <table:table-cell table:number-columns-repeated="5"/>
        </table:table-row>
      </table:table>
      <table:table table:name="Matrix Inversion" table:style-name="ta1">
        <table:shapes>
          <draw:frame draw:z-index="0" draw:name="CPU and GPU Time Taken to Invert a Matrix" draw:style-name="gr1" draw:text-style-name="P1" svg:width="12.9406in" svg:height="9.8091in" svg:x="34.7563in" svg:y="0.3346in">
            <draw:object draw:notify-on-update-of-ranges="'Matrix Inversion'.D4:'Matrix Inversion'.D84 'Matrix Inversion'.D2:'Matrix Inversion'.D2 'Matrix Inversion'.E4:'Matrix Inversion'.E84 'Matrix Inversion'.A4:'Matrix Inversion'.A88 'Matrix Inversion'.A2:'Matrix Inversion'.A2 'Matrix Inversion'.B4:'Matrix Inversion'.B88 'Matrix Inversion'.G4:'Matrix Inversion'.G88 'Matrix Inversion'.G2:'Matrix Inversion'.G2 'Matrix Inversion'.H4:'Matrix Inversion'.H8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0331in" svg:height="6.2118in" svg:x="48.1417in" svg:y="0.7528in">
            <draw:object draw:notify-on-update-of-ranges="'Matrix Inversion'.G4:'Matrix Inversion'.G88 'Matrix Inversion'.G1:'Matrix Inversion'.G1 'Matrix Inversion'.H4:'Matrix Inversion'.H88 'Matrix Inversion'.J4:'Matrix Inversion'.J88 'Matrix Inversion'.J1:'Matrix Inversion'.J1 'Matrix Inversion'.K4:'Matrix Inversion'.K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2.965in" svg:height="7.2996in" svg:x="36.2657in" svg:y="10.5724in">
            <draw:object draw:notify-on-update-of-ranges="'Matrix Inversion'.J4:'Matrix Inversion'.J88 'Matrix Inversion'.J1:'Matrix Inversion'.J1 'Matrix Inversion'.K4:'Matrix Inversion'.K88 'Matrix Inversion'.P4:'Matrix Inversion'.P188 'Matrix Inversion'.P1:'Matrix Inversion'.P1 'Matrix Inversion'.Q4:'Matrix Inversion'.Q188 'Matrix Inversion'.M4:'Matrix Inversion'.M188 'Matrix Inversion'.M1:'Matrix Inversion'.M1 'Matrix Inversion'.N4:'Matrix Inversion'.N18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GPU Matrix Inversion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PU Matrix Inversion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GPU Matrix Inversion with Cublas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GPU Matrix Inversion with Cublas Excluding Memory Copy of Results to Host Trial 1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GPU Matrix Inversion with Cublas Excluding Memory Copy of Results to Host Trial 2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GPU Matrix Inversion with Cublas Excluding Host Memcpy with -O3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GPU Without Cublas</text:p>
          </table:table-cell>
          <table:table-cell table:number-columns-repeated="2"/>
          <table:table-cell table:style-name="ce1" office:value-type="string" calcext:value-type="string">
            <text:p>CPU</text:p>
          </table:table-cell>
          <table:table-cell table:number-columns-repeated="2"/>
          <table:table-cell table:style-name="ce4" office:value-type="string" calcext:value-type="string">
            <text:p>GPU Matrix Inversion with Cublas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<text:s/>Execution Time (seconds)</text:p>
          </table:table-cell>
          <table:table-cell/>
          <table:table-cell office:value-type="string" calcext:value-type="string">
            <text:p>Matrix Size</text:p>
          </table:table-cell>
          <table:table-cell office:value-type="string" calcext:value-type="string">
            <text:p><text:s/>Execution Time (seconds)</text:p>
          </table:table-cell>
          <table:table-cell/>
          <table:table-cell office:value-type="string" calcext:value-type="string">
            <text:p>Matrix Size</text:p>
          </table:table-cell>
          <table:table-cell office:value-type="string" calcext:value-type="string">
            <text:p><text:s/>Execution Time (seconds)</text:p>
          </table:table-cell>
          <table:table-cell/>
          <table:table-cell office:value-type="string" calcext:value-type="string">
            <text:p>Matrix Size</text:p>
          </table:table-cell>
          <table:table-cell office:value-type="string" calcext:value-type="string">
            <text:p><text:s/>Execution Time (seconds)</text:p>
          </table:table-cell>
          <table:table-cell/>
          <table:table-cell office:value-type="string" calcext:value-type="string">
            <text:p>Matrix Size</text:p>
          </table:table-cell>
          <table:table-cell office:value-type="string" calcext:value-type="string">
            <text:p><text:s/>Execution Time (seconds)</text:p>
          </table:table-cell>
          <table:table-cell/>
          <table:table-cell office:value-type="string" calcext:value-type="string">
            <text:p>Matrix Size</text:p>
          </table:table-cell>
          <table:table-cell office:value-type="string" calcext:value-type="string">
            <text:p><text:s/>Execution Time (seconds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46918" calcext:value-type="float">
            <text:p>1.1469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0.00000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047" calcext:value-type="float">
            <text:p>0.0000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029" calcext:value-type="float">
            <text:p>0.00002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026" calcext:value-type="float">
            <text:p>0.0000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8714" calcext:value-type="float">
            <text:p>0.0087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066" calcext:value-type="float">
            <text:p>0.0000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53" calcext:value-type="float">
            <text:p>0.0000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3" calcext:value-type="float">
            <text:p>0.0000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7619" calcext:value-type="float">
            <text:p>0.0076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589" calcext:value-type="float">
            <text:p>0.00058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00084" calcext:value-type="float">
            <text:p>0.00008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00039" calcext:value-type="float">
            <text:p>0.00003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0002" calcext:value-type="float">
            <text:p>0.0000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00022" calcext:value-type="float">
            <text:p>0.0000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8108" calcext:value-type="float">
            <text:p>0.00810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01987" calcext:value-type="float">
            <text:p>0.00198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142" calcext:value-type="float">
            <text:p>0.00014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61" calcext:value-type="float">
            <text:p>0.00006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32" calcext:value-type="float">
            <text:p>0.0000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34" calcext:value-type="float">
            <text:p>0.0000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13254" calcext:value-type="float">
            <text:p>0.0132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4707" calcext:value-type="float">
            <text:p>0.00470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00201" calcext:value-type="float">
            <text:p>0.00020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00094" calcext:value-type="float">
            <text:p>0.00009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00048" calcext:value-type="float">
            <text:p>0.00004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00048" calcext:value-type="float">
            <text:p>0.0000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22793" calcext:value-type="float">
            <text:p>0.02279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10951" calcext:value-type="float">
            <text:p>0.01095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303" calcext:value-type="float">
            <text:p>0.00030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136" calcext:value-type="float">
            <text:p>0.00013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65" calcext:value-type="float">
            <text:p>0.00006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67" calcext:value-type="float">
            <text:p>0.00006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22124" calcext:value-type="float">
            <text:p>0.02212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26167" calcext:value-type="float">
            <text:p>0.02616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.000421" calcext:value-type="float">
            <text:p>0.00042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.000186" calcext:value-type="float">
            <text:p>0.00018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.000087" calcext:value-type="float">
            <text:p>0.00008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1573" calcext:value-type="float">
            <text:p>0.04157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.04237" calcext:value-type="float">
            <text:p>0.0423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433" calcext:value-type="float">
            <text:p>0.00043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163" calcext:value-type="float">
            <text:p>0.00016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98" calcext:value-type="float">
            <text:p>0.00009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63579" calcext:value-type="float">
            <text:p>0.06357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5364" calcext:value-type="float">
            <text:p>0.0536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.000507" calcext:value-type="float">
            <text:p>0.000507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.000181" calcext:value-type="float">
            <text:p>0.00018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.000077" calcext:value-type="float">
            <text:p>0.000077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.000075" calcext:value-type="float">
            <text:p>0.0000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55735" calcext:value-type="float">
            <text:p>0.05573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.06528" calcext:value-type="float">
            <text:p>0.0652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563" calcext:value-type="float">
            <text:p>0.00056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206" calcext:value-type="float">
            <text:p>0.00020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93" calcext:value-type="float">
            <text:p>0.00009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106" calcext:value-type="float">
            <text:p>0.00010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80995" calcext:value-type="float">
            <text:p>0.0809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86624" calcext:value-type="float">
            <text:p>0.086624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0.000585" calcext:value-type="float">
            <text:p>0.00058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0.000165" calcext:value-type="float">
            <text:p>0.00016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0.000091" calcext:value-type="float">
            <text:p>0.00009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0.000098" calcext:value-type="float">
            <text:p>0.00009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15133" calcext:value-type="float">
            <text:p>0.11513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0.121374" calcext:value-type="float">
            <text:p>0.12137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000643" calcext:value-type="float">
            <text:p>0.00064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000183" calcext:value-type="float">
            <text:p>0.00018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000091" calcext:value-type="float">
            <text:p>0.00009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000073" calcext:value-type="float">
            <text:p>0.00007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140921" calcext:value-type="float">
            <text:p>0.14092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148561" calcext:value-type="float">
            <text:p>0.14856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0.000678" calcext:value-type="float">
            <text:p>0.000678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0.000156" calcext:value-type="float">
            <text:p>0.00015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0.000083" calcext:value-type="float">
            <text:p>0.00008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0.000095" calcext:value-type="float">
            <text:p>0.0000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8471" calcext:value-type="float">
            <text:p>0.1847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0.210519" calcext:value-type="float">
            <text:p>0.21051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0.000771" calcext:value-type="float">
            <text:p>0.00077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0.000189" calcext:value-type="float">
            <text:p>0.00018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0.000093" calcext:value-type="float">
            <text:p>0.00009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0.000094" calcext:value-type="float">
            <text:p>0.00009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191345" calcext:value-type="float">
            <text:p>0.19134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0.247391" calcext:value-type="float">
            <text:p>0.247391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0.000815" calcext:value-type="float">
            <text:p>0.000815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0.000157" calcext:value-type="float">
            <text:p>0.00015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0.000087" calcext:value-type="float">
            <text:p>0.00008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0.000078" calcext:value-type="float">
            <text:p>0.00007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273367" calcext:value-type="float">
            <text:p>0.27336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0.327221" calcext:value-type="float">
            <text:p>0.32722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000926" calcext:value-type="float">
            <text:p>0.00092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000192" calcext:value-type="float">
            <text:p>0.00019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000083" calcext:value-type="float">
            <text:p>0.00008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000083" calcext:value-type="float">
            <text:p>0.00008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348615" calcext:value-type="float">
            <text:p>0.34861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363575" calcext:value-type="float">
            <text:p>0.363575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0.000979" calcext:value-type="float">
            <text:p>0.000979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0.000164" calcext:value-type="float">
            <text:p>0.000164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0.000037" calcext:value-type="float">
            <text:p>0.000037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0.000048" calcext:value-type="float">
            <text:p>0.00004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35644" calcext:value-type="float">
            <text:p>0.35644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0.442653" calcext:value-type="float">
            <text:p>0.44265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001075" calcext:value-type="float">
            <text:p>0.00107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000153" calcext:value-type="float">
            <text:p>0.00015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000084" calcext:value-type="float">
            <text:p>0.00008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000094" calcext:value-type="float">
            <text:p>0.00009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473066" calcext:value-type="float">
            <text:p>0.47306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525122" calcext:value-type="float">
            <text:p>0.525122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0.001194" calcext:value-type="float">
            <text:p>0.00119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0.000183" calcext:value-type="float">
            <text:p>0.000183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0.000084" calcext:value-type="float">
            <text:p>0.00008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0.000084" calcext:value-type="float">
            <text:p>0.0000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31104" calcext:value-type="float">
            <text:p>0.53110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0.629348" calcext:value-type="float">
            <text:p>0.62934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1213" calcext:value-type="float">
            <text:p>0.00121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0161" calcext:value-type="float">
            <text:p>0.00016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0069" calcext:value-type="float">
            <text:p>0.00006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348767" calcext:value-type="float">
            <text:p>0.34876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793478" calcext:value-type="float">
            <text:p>0.793478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0.00138" calcext:value-type="float">
            <text:p>0.00138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0.000156" calcext:value-type="float">
            <text:p>0.000156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0.000059" calcext:value-type="float">
            <text:p>0.000059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0.000079" calcext:value-type="float">
            <text:p>0.00007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627264" calcext:value-type="float">
            <text:p>0.627264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0.919342" calcext:value-type="float">
            <text:p>0.919342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0.001502" calcext:value-type="float">
            <text:p>0.001502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0.000149" calcext:value-type="float">
            <text:p>0.000149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0.000061" calcext:value-type="float">
            <text:p>0.000061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0.000074" calcext:value-type="float">
            <text:p>0.00007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787555" calcext:value-type="float">
            <text:p>0.787555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.077539" calcext:value-type="float">
            <text:p>1.077539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0.001624" calcext:value-type="float">
            <text:p>0.001624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0.000144" calcext:value-type="float">
            <text:p>0.000144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0.000098" calcext:value-type="float">
            <text:p>0.000098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0.000087" calcext:value-type="float">
            <text:p>0.00008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76151" calcext:value-type="float">
            <text:p>0.76151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1.582413" calcext:value-type="float">
            <text:p>1.58241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.001778" calcext:value-type="float">
            <text:p>0.00177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.00009" calcext:value-type="float">
            <text:p>0.0000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.000093" calcext:value-type="float">
            <text:p>0.00009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942986" calcext:value-type="float">
            <text:p>0.94298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.541383" calcext:value-type="float">
            <text:p>1.541383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0.001904" calcext:value-type="float">
            <text:p>0.001904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0.000371" calcext:value-type="float">
            <text:p>0.000371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0.000087" calcext:value-type="float">
            <text:p>0.000087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0.000084" calcext:value-type="float">
            <text:p>0.00008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.179338" calcext:value-type="float">
            <text:p>1.179338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1.843971" calcext:value-type="float">
            <text:p>1.843971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0.002028" calcext:value-type="float">
            <text:p>0.002028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0.000161" calcext:value-type="float">
            <text:p>0.000161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0.000081" calcext:value-type="float">
            <text:p>0.000081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.306414" calcext:value-type="float">
            <text:p>1.306414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2.10818" calcext:value-type="float">
            <text:p>2.10818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0.00218" calcext:value-type="float">
            <text:p>0.00218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0.000133" calcext:value-type="float">
            <text:p>0.000133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0.000083" calcext:value-type="float">
            <text:p>0.000083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0.000085" calcext:value-type="float">
            <text:p>0.00008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.411346" calcext:value-type="float">
            <text:p>1.411346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2.759467" calcext:value-type="float">
            <text:p>2.75946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0.002307" calcext:value-type="float">
            <text:p>0.00230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0.000169" calcext:value-type="float">
            <text:p>0.000169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0.000087" calcext:value-type="float">
            <text:p>0.00008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0.000089" calcext:value-type="float">
            <text:p>0.00008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.610676" calcext:value-type="float">
            <text:p>1.610676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3.552188" calcext:value-type="float">
            <text:p>3.552188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0.002458" calcext:value-type="float">
            <text:p>0.002458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0.000141" calcext:value-type="float">
            <text:p>0.000141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0.000086" calcext:value-type="float">
            <text:p>0.000086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0.000093" calcext:value-type="float">
            <text:p>0.00009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.758255" calcext:value-type="float">
            <text:p>1.758255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3.378491" calcext:value-type="float">
            <text:p>3.37849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0.002613" calcext:value-type="float">
            <text:p>0.00261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0.000148" calcext:value-type="float">
            <text:p>0.00014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0.000063" calcext:value-type="float">
            <text:p>0.00006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0.000075" calcext:value-type="float">
            <text:p>0.00007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.938166" calcext:value-type="float">
            <text:p>1.938166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.009267" calcext:value-type="float">
            <text:p>4.009267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0.002778" calcext:value-type="float">
            <text:p>0.002778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0.000149" calcext:value-type="float">
            <text:p>0.000149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0.000081" calcext:value-type="float">
            <text:p>0.000081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0.000077" calcext:value-type="float">
            <text:p>0.00007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.064408" calcext:value-type="float">
            <text:p>2.064408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4.435185" calcext:value-type="float">
            <text:p>4.435185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0.002924" calcext:value-type="float">
            <text:p>0.002924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0.000144" calcext:value-type="float">
            <text:p>0.000144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0.000075" calcext:value-type="float">
            <text:p>0.000075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0.000046" calcext:value-type="float">
            <text:p>0.000046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.365105" calcext:value-type="float">
            <text:p>2.365105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4.951008" calcext:value-type="float">
            <text:p>4.951008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0.003121" calcext:value-type="float">
            <text:p>0.003121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0.00015" calcext:value-type="float">
            <text:p>0.00015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0.000071" calcext:value-type="float">
            <text:p>0.000071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0.000069" calcext:value-type="float">
            <text:p>0.00006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.552537" calcext:value-type="float">
            <text:p>2.552537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5.526798" calcext:value-type="float">
            <text:p>5.526798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0.003629" calcext:value-type="float">
            <text:p>0.003629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0.000144" calcext:value-type="float">
            <text:p>0.000144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0.000078" calcext:value-type="float">
            <text:p>0.000078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0.000098" calcext:value-type="float">
            <text:p>0.000098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.785149" calcext:value-type="float">
            <text:p>2.785149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6.50103" calcext:value-type="float">
            <text:p>6.50103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0.003479" calcext:value-type="float">
            <text:p>0.003479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0.000156" calcext:value-type="float">
            <text:p>0.000156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0.000057" calcext:value-type="float">
            <text:p>0.000057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0.000083" calcext:value-type="float">
            <text:p>0.00008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.928508" calcext:value-type="float">
            <text:p>2.928508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6.875272" calcext:value-type="float">
            <text:p>6.875272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0.003662" calcext:value-type="float">
            <text:p>0.003662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0.000151" calcext:value-type="float">
            <text:p>0.000151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0.000066" calcext:value-type="float">
            <text:p>0.000066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0.000063" calcext:value-type="float">
            <text:p>0.00006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.261554" calcext:value-type="float">
            <text:p>3.261554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7.505143" calcext:value-type="float">
            <text:p>7.505143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0.003891" calcext:value-type="float">
            <text:p>0.003891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0.00014" calcext:value-type="float">
            <text:p>0.00014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0.000082" calcext:value-type="float">
            <text:p>0.000082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0.000079" calcext:value-type="float">
            <text:p>0.00007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.488753" calcext:value-type="float">
            <text:p>3.488753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8.302918" calcext:value-type="float">
            <text:p>8.302918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0.004062" calcext:value-type="float">
            <text:p>0.004062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0.000163" calcext:value-type="float">
            <text:p>0.000163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0.000062" calcext:value-type="float">
            <text:p>0.000062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0.000047" calcext:value-type="float">
            <text:p>0.000047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.778439" calcext:value-type="float">
            <text:p>3.778439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8.969404" calcext:value-type="float">
            <text:p>8.969404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0.004289" calcext:value-type="float">
            <text:p>0.004289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0.00014" calcext:value-type="float">
            <text:p>0.00014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0.000083" calcext:value-type="float">
            <text:p>0.000083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0.000084" calcext:value-type="float">
            <text:p>0.0000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904089" calcext:value-type="float">
            <text:p>3.904089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9.716938" calcext:value-type="float">
            <text:p>9.71693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004489" calcext:value-type="float">
            <text:p>0.00448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000148" calcext:value-type="float">
            <text:p>0.00014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000044" calcext:value-type="float">
            <text:p>0.00004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000056" calcext:value-type="float">
            <text:p>0.000056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4.390196" calcext:value-type="float">
            <text:p>4.39019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.37396" calcext:value-type="float">
            <text:p>10.37396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0.004709" calcext:value-type="float">
            <text:p>0.004709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0.000137" calcext:value-type="float">
            <text:p>0.000137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0.000093" calcext:value-type="float">
            <text:p>0.000093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0.000089" calcext:value-type="float">
            <text:p>0.00008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.701104" calcext:value-type="float">
            <text:p>4.701104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11.222003" calcext:value-type="float">
            <text:p>11.222003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0.0049" calcext:value-type="float">
            <text:p>0.0049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0.000153" calcext:value-type="float">
            <text:p>0.000153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0.00007" calcext:value-type="float">
            <text:p>0.00007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0.000058" calcext:value-type="float">
            <text:p>0.000058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5.057652" calcext:value-type="float">
            <text:p>5.057652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2.169804" calcext:value-type="float">
            <text:p>12.169804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0.005146" calcext:value-type="float">
            <text:p>0.005146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0.000145" calcext:value-type="float">
            <text:p>0.000145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0.000086" calcext:value-type="float">
            <text:p>0.000086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0.000075" calcext:value-type="float">
            <text:p>0.00007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.263231" calcext:value-type="float">
            <text:p>5.26323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13.343793" calcext:value-type="float">
            <text:p>13.343793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0.005406" calcext:value-type="float">
            <text:p>0.005406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0.000157" calcext:value-type="float">
            <text:p>0.000157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0.000083" calcext:value-type="float">
            <text:p>0.000083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0.000084" calcext:value-type="float">
            <text:p>0.000084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.760994" calcext:value-type="float">
            <text:p>5.760994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4.105114" calcext:value-type="float">
            <text:p>14.105114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0.005594" calcext:value-type="float">
            <text:p>0.005594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0.000149" calcext:value-type="float">
            <text:p>0.000149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0.000054" calcext:value-type="float">
            <text:p>0.000054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0.000068" calcext:value-type="float">
            <text:p>0.00006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.088016" calcext:value-type="float">
            <text:p>6.088016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15.537906" calcext:value-type="float">
            <text:p>15.537906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.005959" calcext:value-type="float">
            <text:p>0.005959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.000148" calcext:value-type="float">
            <text:p>0.000148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.000082" calcext:value-type="float">
            <text:p>0.00008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.000079" calcext:value-type="float">
            <text:p>0.000079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6.517367" calcext:value-type="float">
            <text:p>6.517367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6.447919" calcext:value-type="float">
            <text:p>16.447919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0.007643" calcext:value-type="float">
            <text:p>0.007643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0.000142" calcext:value-type="float">
            <text:p>0.000142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0.000087" calcext:value-type="float">
            <text:p>0.000087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0.000081" calcext:value-type="float">
            <text:p>0.00008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.736173" calcext:value-type="float">
            <text:p>6.736173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17.492366" calcext:value-type="float">
            <text:p>17.492366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0.006389" calcext:value-type="float">
            <text:p>0.006389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0.000198" calcext:value-type="float">
            <text:p>0.000198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0.000082" calcext:value-type="float">
            <text:p>0.000082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0.000088" calcext:value-type="float">
            <text:p>0.000088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7.449358" calcext:value-type="float">
            <text:p>7.449358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8.705621" calcext:value-type="float">
            <text:p>18.705621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0.006619" calcext:value-type="float">
            <text:p>0.006619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0.000162" calcext:value-type="float">
            <text:p>0.000162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0.000069" calcext:value-type="float">
            <text:p>0.000069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0.000073" calcext:value-type="float">
            <text:p>0.00007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.838276" calcext:value-type="float">
            <text:p>7.838276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20.017079" calcext:value-type="float">
            <text:p>20.017079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6863" calcext:value-type="float">
            <office:annotation draw:style-name="gr3" draw:text-style-name="P3" svg:width="1.1413in" svg:height="1.3232in" svg:x="13.7634in" svg:y="8.6539in" draw:caption-point-x="-0.2402in" draw:caption-point-y="0.5945in">
              <dc:date>2024-07-15T00:00:00</dc:date>
              <text:p text:style-name="P2"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t</text:span><text:span text:style-name="T1">i</text:span><text:span text:style-name="T1">c</text:span><text:span text:style-name="T1">a</text:span><text:span text:style-name="T1">l</text:span><text:span text:style-name="T1"> </text:span><text:span text:style-name="T1">p</text:span><text:span text:style-name="T1">e</text:span><text:span text:style-name="T1">r</text:span><text:span text:style-name="T1">f</text:span><text:span text:style-name="T1">o</text:span><text:span text:style-name="T1">r</text:span><text:span text:style-name="T1">m</text:span><text:span text:style-name="T1">a</text:span><text:span text:style-name="T1">n</text:span><text:span text:style-name="T1">c</text:span><text:span text:style-name="T1">e</text:span><text:span text:style-name="T1"> </text:span><text:span text:style-name="T1">a</text:span><text:span text:style-name="T1">s</text:span><text:span text:style-name="T1">s</text:span><text:span text:style-name="T1">u</text:span><text:span text:style-name="T1">m</text:span><text:span text:style-name="T1">i</text:span><text:span text:style-name="T1">n</text:span><text:span text:style-name="T1">g</text:span><text:span text:style-name="T1"> </text:span><text:span text:style-name="T1">O</text:span><text:span text:style-name="T1">(</text:span><text:span text:style-name="T1">n</text:span><text:span text:style-name="T1">^</text:span><text:span text:style-name="T1">3</text:span><text:span text:style-name="T1">)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x</text:span><text:span text:style-name="T1">i</text:span><text:span text:style-name="T1">t</text:span><text:span text:style-name="T1">y</text:span><text:span text:style-name="T1"> </text:span><text:span text:style-name="T1">a</text:span><text:span text:style-name="T1">n</text:span><text:span text:style-name="T1">d</text:span><text:span text:style-name="T1"> </text:span><text:span text:style-name="T1">2</text:span><text:span text:style-name="T1">9</text:span><text:span text:style-name="T1">.</text:span><text:span text:style-name="T1">8</text:span><text:span text:style-name="T1"> </text:span><text:span text:style-name="T1">T</text:span><text:span text:style-name="T1">F</text:span><text:span text:style-name="T1">L</text:span><text:span text:style-name="T1">O</text:span><text:span text:style-name="T1">P</text:span><text:span text:style-name="T1">S</text:span><text:span text:style-name="T1">:</text:span><text:span text:style-name="T1"> </text:span><text:span text:style-name="T1">0</text:span><text:span text:style-name="T1">.</text:span><text:span text:style-name="T1">0</text:span><text:span text:style-name="T1">0</text:span><text:span text:style-name="T1">0</text:span><text:span text:style-name="T1">5</text:span><text:span text:style-name="T1">4</text:span><text:span text:style-name="T1">0</text:span><text:span text:style-name="T1">6</text:span><text:span text:style-name="T1">5</text:span><text:span text:style-name="T1">7</text:span><text:span text:style-name="T1">4</text:span><text:span text:style-name="T1">3</text:span><text:span text:style-name="T1">9</text:span><text:span text:style-name="T1">4</text:span><text:span text:style-name="T1">4</text:span><text:span text:style-name="T1">6</text:span><text:span text:style-name="T1">3</text:span><text:span text:style-name="T1">6</text:span><text:span text:style-name="T1">6</text:span><text:span text:style-name="T1">8</text:span></text:p>
            </office:annotation>
            <text:p>0.006863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0149" calcext:value-type="float">
            <text:p>0.000149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0059" calcext:value-type="float">
            <text:p>0.000059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0026" calcext:value-type="float">
            <text:p>0.000026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8.343721" calcext:value-type="float">
            <text:p>8.343721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20.982816" calcext:value-type="float">
            <text:p>20.982816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0.007136" calcext:value-type="float">
            <text:p>0.007136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0.000139" calcext:value-type="float">
            <text:p>0.000139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0.000158" calcext:value-type="float">
            <text:p>0.000158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0.000068" calcext:value-type="float">
            <text:p>0.00006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.550802" calcext:value-type="float">
            <text:p>8.550802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22.395486" calcext:value-type="float">
            <text:p>22.395486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0.007441" calcext:value-type="float">
            <text:p>0.007441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0.000153" calcext:value-type="float">
            <text:p>0.000153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0.000119" calcext:value-type="float">
            <text:p>0.000119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0.000045" calcext:value-type="float">
            <text:p>0.000045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9.29546" calcext:value-type="float">
            <text:p>9.29546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3.494151" calcext:value-type="float">
            <text:p>23.494151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float" office:value="0.007922" calcext:value-type="float">
            <text:p>0.007922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float" office:value="0.000163" calcext:value-type="float">
            <text:p>0.000163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float" office:value="0.000154" calcext:value-type="float">
            <text:p>0.000154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float" office:value="0.000064" calcext:value-type="float">
            <text:p>0.000064</text:p>
          </table:table-cell>
        </table:table-row>
        <table:table-row table:style-name="ro1">
          <table:table-cell/>
          <table:table-cell>
            <office:annotation draw:style-name="gr4" draw:text-style-name="P3" svg:width="1.1413in" svg:height="0.7083in" svg:x="4.1701in" svg:y="9.365in" draw:caption-point-x="-0.2402in" draw:caption-point-y="0.5945in">
              <dc:date>2024-07-15T00:00:00</dc:date>
              <text:p text:style-name="P2"><text:span text:style-name="T1">Anything above 10 seconds would time out</text:span></text:p>
            </office:annotation>
          </table:table-cell>
          <table:table-cell/>
          <table:table-cell office:value-type="float" office:value="2650" calcext:value-type="float">
            <text:p>2650</text:p>
          </table:table-cell>
          <table:table-cell office:value-type="float" office:value="25.290719" calcext:value-type="float">
            <text:p>25.290719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0.007974" calcext:value-type="float">
            <text:p>0.007974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0.00009" calcext:value-type="float">
            <text:p>0.00009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0.000071" calcext:value-type="float">
            <text:p>0.000071</text:p>
          </table:table-cell>
        </table:table-row>
        <table:table-row table:style-name="ro1">
          <table:table-cell table:number-columns-repeated="3"/>
          <table:table-cell office:value-type="float" office:value="2700" calcext:value-type="float">
            <text:p>2700</text:p>
          </table:table-cell>
          <table:table-cell office:value-type="float" office:value="26.0961" calcext:value-type="float">
            <text:p>26.0961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float" office:value="0.008328" calcext:value-type="float">
            <text:p>0.008328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float" office:value="0.000163" calcext:value-type="float">
            <text:p>0.000163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float" office:value="0.000064" calcext:value-type="float">
            <text:p>0.000064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float" office:value="0.000073" calcext:value-type="float">
            <text:p>0.000073</text:p>
          </table:table-cell>
        </table:table-row>
        <table:table-row table:style-name="ro1">
          <table:table-cell table:number-columns-repeated="3"/>
          <table:table-cell office:value-type="float" office:value="2750" calcext:value-type="float">
            <text:p>2750</text:p>
          </table:table-cell>
          <table:table-cell office:value-type="float" office:value="27.989144" calcext:value-type="float">
            <text:p>27.989144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0.008587" calcext:value-type="float">
            <text:p>0.008587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0.000158" calcext:value-type="float">
            <text:p>0.000158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0.000071" calcext:value-type="float">
            <text:p>0.000071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0.000072" calcext:value-type="float">
            <text:p>0.000072</text:p>
          </table:table-cell>
        </table:table-row>
        <table:table-row table:style-name="ro1">
          <table:table-cell table:number-columns-repeated="3"/>
          <table:table-cell office:value-type="float" office:value="2800" calcext:value-type="float">
            <text:p>2800</text:p>
          </table:table-cell>
          <table:table-cell office:value-type="float" office:value="29.248205" calcext:value-type="float">
            <text:p>29.248205</text:p>
          </table:table-cell>
          <table:table-cell/>
          <table:table-cell office:value-type="float" office:value="2850" calcext:value-type="float">
            <text:p>2850</text:p>
          </table:table-cell>
          <table:table-cell office:value-type="float" office:value="0.008951" calcext:value-type="float">
            <text:p>0.008951</text:p>
          </table:table-cell>
          <table:table-cell/>
          <table:table-cell office:value-type="float" office:value="2850" calcext:value-type="float">
            <text:p>2850</text:p>
          </table:table-cell>
          <table:table-cell office:value-type="float" office:value="0.000155" calcext:value-type="float">
            <text:p>0.000155</text:p>
          </table:table-cell>
          <table:table-cell/>
          <table:table-cell office:value-type="float" office:value="2850" calcext:value-type="float">
            <text:p>2850</text:p>
          </table:table-cell>
          <table:table-cell office:value-type="float" office:value="0.000086" calcext:value-type="float">
            <text:p>0.000086</text:p>
          </table:table-cell>
          <table:table-cell/>
          <table:table-cell office:value-type="float" office:value="2850" calcext:value-type="float">
            <text:p>2850</text:p>
          </table:table-cell>
          <table:table-cell office:value-type="float" office:value="0.000084" calcext:value-type="float">
            <text:p>0.000084</text:p>
          </table:table-cell>
        </table:table-row>
        <table:table-row table:style-name="ro1">
          <table:table-cell table:number-columns-repeated="3"/>
          <table:table-cell office:value-type="float" office:value="2850" calcext:value-type="float">
            <text:p>2850</text:p>
          </table:table-cell>
          <table:table-cell office:value-type="float" office:value="30.923535" calcext:value-type="float">
            <text:p>30.923535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0.009226" calcext:value-type="float">
            <text:p>0.009226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0.000143" calcext:value-type="float">
            <text:p>0.000143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0.000084" calcext:value-type="float">
            <text:p>0.000084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0.000077" calcext:value-type="float">
            <text:p>0.000077</text:p>
          </table:table-cell>
        </table:table-row>
        <table:table-row table:style-name="ro1">
          <table:table-cell table:number-columns-repeated="3"/>
          <table:table-cell office:value-type="float" office:value="2900" calcext:value-type="float">
            <text:p>2900</text:p>
          </table:table-cell>
          <table:table-cell office:value-type="float" office:value="32.781034" calcext:value-type="float">
            <text:p>32.781034</text:p>
          </table:table-cell>
          <table:table-cell/>
          <table:table-cell office:value-type="float" office:value="2950" calcext:value-type="float">
            <text:p>2950</text:p>
          </table:table-cell>
          <table:table-cell office:value-type="float" office:value="0.009503" calcext:value-type="float">
            <text:p>0.009503</text:p>
          </table:table-cell>
          <table:table-cell/>
          <table:table-cell office:value-type="float" office:value="2950" calcext:value-type="float">
            <text:p>2950</text:p>
          </table:table-cell>
          <table:table-cell office:value-type="float" office:value="0.000144" calcext:value-type="float">
            <text:p>0.000144</text:p>
          </table:table-cell>
          <table:table-cell/>
          <table:table-cell office:value-type="float" office:value="2950" calcext:value-type="float">
            <text:p>2950</text:p>
          </table:table-cell>
          <table:table-cell office:value-type="float" office:value="0.000066" calcext:value-type="float">
            <text:p>0.000066</text:p>
          </table:table-cell>
          <table:table-cell/>
          <table:table-cell office:value-type="float" office:value="2950" calcext:value-type="float">
            <text:p>2950</text:p>
          </table:table-cell>
          <table:table-cell office:value-type="float" office:value="0.000049" calcext:value-type="float">
            <text:p>0.000049</text:p>
          </table:table-cell>
        </table:table-row>
        <table:table-row table:style-name="ro1">
          <table:table-cell table:number-columns-repeated="3"/>
          <table:table-cell office:value-type="float" office:value="2950" calcext:value-type="float">
            <text:p>2950</text:p>
          </table:table-cell>
          <table:table-cell office:value-type="float" office:value="34.217348" calcext:value-type="float">
            <text:p>34.217348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0.00981" calcext:value-type="float">
            <text:p>0.0098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0.000149" calcext:value-type="float">
            <text:p>0.000149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0.000057" calcext:value-type="float">
            <text:p>0.000057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0.000057" calcext:value-type="float">
            <text:p>0.000057</text:p>
          </table:table-cell>
        </table:table-row>
        <table:table-row table:style-name="ro1"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37.319572" calcext:value-type="float">
            <text:p>37.319572</text:p>
          </table:table-cell>
          <table:table-cell/>
          <table:table-cell office:value-type="float" office:value="3050" calcext:value-type="float">
            <text:p>3050</text:p>
          </table:table-cell>
          <table:table-cell office:value-type="float" office:value="0.010185" calcext:value-type="float">
            <text:p>0.010185</text:p>
          </table:table-cell>
          <table:table-cell/>
          <table:table-cell office:value-type="float" office:value="3050" calcext:value-type="float">
            <text:p>3050</text:p>
          </table:table-cell>
          <table:table-cell office:value-type="float" office:value="0.000154" calcext:value-type="float">
            <text:p>0.000154</text:p>
          </table:table-cell>
          <table:table-cell/>
          <table:table-cell office:value-type="float" office:value="3050" calcext:value-type="float">
            <text:p>3050</text:p>
          </table:table-cell>
          <table:table-cell office:value-type="float" office:value="0.000086" calcext:value-type="float">
            <text:p>0.000086</text:p>
          </table:table-cell>
          <table:table-cell/>
          <table:table-cell office:value-type="float" office:value="3050" calcext:value-type="float">
            <text:p>3050</text:p>
          </table:table-cell>
          <table:table-cell office:value-type="float" office:value="0.000091" calcext:value-type="float">
            <text:p>0.000091</text:p>
          </table:table-cell>
        </table:table-row>
        <table:table-row table:style-name="ro1">
          <table:table-cell table:number-columns-repeated="3"/>
          <table:table-cell office:value-type="float" office:value="3050" calcext:value-type="float">
            <text:p>3050</text:p>
          </table:table-cell>
          <table:table-cell office:value-type="float" office:value="38.813563" calcext:value-type="float">
            <text:p>38.813563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0.010464" calcext:value-type="float">
            <text:p>0.010464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0.00014" calcext:value-type="float">
            <text:p>0.00014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0.000075" calcext:value-type="float">
            <text:p>0.000075</text:p>
          </table:table-cell>
        </table:table-row>
        <table:table-row table:style-name="ro1">
          <table:table-cell table:number-columns-repeated="3"/>
          <table:table-cell office:value-type="float" office:value="3100" calcext:value-type="float">
            <text:p>3100</text:p>
          </table:table-cell>
          <table:table-cell office:value-type="float" office:value="39.946864" calcext:value-type="float">
            <text:p>39.946864</text:p>
          </table:table-cell>
          <table:table-cell/>
          <table:table-cell office:value-type="float" office:value="3150" calcext:value-type="float">
            <text:p>3150</text:p>
          </table:table-cell>
          <table:table-cell office:value-type="float" office:value="0.010793" calcext:value-type="float">
            <text:p>0.010793</text:p>
          </table:table-cell>
          <table:table-cell/>
          <table:table-cell office:value-type="float" office:value="3150" calcext:value-type="float">
            <text:p>3150</text:p>
          </table:table-cell>
          <table:table-cell office:value-type="float" office:value="0.000148" calcext:value-type="float">
            <text:p>0.000148</text:p>
          </table:table-cell>
          <table:table-cell/>
          <table:table-cell office:value-type="float" office:value="3150" calcext:value-type="float">
            <text:p>3150</text:p>
          </table:table-cell>
          <table:table-cell office:value-type="float" office:value="0.00006" calcext:value-type="float">
            <text:p>0.00006</text:p>
          </table:table-cell>
          <table:table-cell/>
          <table:table-cell office:value-type="float" office:value="3150" calcext:value-type="float">
            <text:p>3150</text:p>
          </table:table-cell>
          <table:table-cell office:value-type="float" office:value="0.000063" calcext:value-type="float">
            <text:p>0.000063</text:p>
          </table:table-cell>
        </table:table-row>
        <table:table-row table:style-name="ro1">
          <table:table-cell table:number-columns-repeated="3"/>
          <table:table-cell office:value-type="float" office:value="3150" calcext:value-type="float">
            <text:p>3150</text:p>
          </table:table-cell>
          <table:table-cell office:value-type="float" office:value="42.153651" calcext:value-type="float">
            <text:p>42.153651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0.011168" calcext:value-type="float">
            <text:p>0.011168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0.000143" calcext:value-type="float">
            <text:p>0.000143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0.000073" calcext:value-type="float">
            <text:p>0.000073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0.000088" calcext:value-type="float">
            <text:p>0.000088</text:p>
          </table:table-cell>
        </table:table-row>
        <table:table-row table:style-name="ro1">
          <table:table-cell table:number-columns-repeated="3"/>
          <table:table-cell office:value-type="float" office:value="3200" calcext:value-type="float">
            <text:p>3200</text:p>
          </table:table-cell>
          <table:table-cell office:value-type="float" office:value="43.215557" calcext:value-type="float">
            <text:p>43.215557</text:p>
          </table:table-cell>
          <table:table-cell/>
          <table:table-cell office:value-type="float" office:value="3250" calcext:value-type="float">
            <text:p>3250</text:p>
          </table:table-cell>
          <table:table-cell office:value-type="float" office:value="0.011481" calcext:value-type="float">
            <text:p>0.011481</text:p>
          </table:table-cell>
          <table:table-cell/>
          <table:table-cell office:value-type="float" office:value="3250" calcext:value-type="float">
            <text:p>3250</text:p>
          </table:table-cell>
          <table:table-cell office:value-type="float" office:value="0.000154" calcext:value-type="float">
            <text:p>0.000154</text:p>
          </table:table-cell>
          <table:table-cell/>
          <table:table-cell office:value-type="float" office:value="3250" calcext:value-type="float">
            <text:p>3250</text:p>
          </table:table-cell>
          <table:table-cell office:value-type="float" office:value="0.00006" calcext:value-type="float">
            <text:p>0.00006</text:p>
          </table:table-cell>
          <table:table-cell/>
          <table:table-cell office:value-type="float" office:value="3250" calcext:value-type="float">
            <text:p>3250</text:p>
          </table:table-cell>
          <table:table-cell office:value-type="float" office:value="0.000054" calcext:value-type="float">
            <text:p>0.000054</text:p>
          </table:table-cell>
        </table:table-row>
        <table:table-row table:style-name="ro1">
          <table:table-cell table:number-columns-repeated="3"/>
          <table:table-cell office:value-type="float" office:value="3250" calcext:value-type="float">
            <text:p>3250</text:p>
          </table:table-cell>
          <table:table-cell office:value-type="float" office:value="45.073224" calcext:value-type="float">
            <text:p>45.073224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0.011855" calcext:value-type="float">
            <text:p>0.011855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0.000141" calcext:value-type="float">
            <text:p>0.000141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0.000092" calcext:value-type="float">
            <text:p>0.000092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0.000083" calcext:value-type="float">
            <text:p>0.000083</text:p>
          </table:table-cell>
        </table:table-row>
        <table:table-row table:style-name="ro1">
          <table:table-cell table:number-columns-repeated="3"/>
          <table:table-cell office:value-type="float" office:value="3300" calcext:value-type="float">
            <text:p>3300</text:p>
          </table:table-cell>
          <table:table-cell office:value-type="float" office:value="48.224656" calcext:value-type="float">
            <text:p>48.224656</text:p>
          </table:table-cell>
          <table:table-cell/>
          <table:table-cell office:value-type="float" office:value="3350" calcext:value-type="float">
            <text:p>3350</text:p>
          </table:table-cell>
          <table:table-cell office:value-type="float" office:value="0.012338" calcext:value-type="float">
            <text:p>0.012338</text:p>
          </table:table-cell>
          <table:table-cell/>
          <table:table-cell office:value-type="float" office:value="3350" calcext:value-type="float">
            <text:p>3350</text:p>
          </table:table-cell>
          <table:table-cell office:value-type="float" office:value="0.000145" calcext:value-type="float">
            <text:p>0.000145</text:p>
          </table:table-cell>
          <table:table-cell/>
          <table:table-cell office:value-type="float" office:value="3350" calcext:value-type="float">
            <text:p>3350</text:p>
          </table:table-cell>
          <table:table-cell office:value-type="float" office:value="0.000067" calcext:value-type="float">
            <text:p>0.000067</text:p>
          </table:table-cell>
          <table:table-cell/>
          <table:table-cell office:value-type="float" office:value="3350" calcext:value-type="float">
            <text:p>3350</text:p>
          </table:table-cell>
          <table:table-cell office:value-type="float" office:value="0.000061" calcext:value-type="float">
            <text:p>0.000061</text:p>
          </table:table-cell>
        </table:table-row>
        <table:table-row table:style-name="ro1">
          <table:table-cell table:number-columns-repeated="3"/>
          <table:table-cell office:value-type="float" office:value="3350" calcext:value-type="float">
            <text:p>3350</text:p>
          </table:table-cell>
          <table:table-cell office:value-type="float" office:value="50.64618" calcext:value-type="float">
            <text:p>50.64618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0.012729" calcext:value-type="float">
            <text:p>0.012729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0.000124" calcext:value-type="float">
            <text:p>0.000124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0.000082" calcext:value-type="float">
            <text:p>0.00008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0.000066" calcext:value-type="float">
            <text:p>0.000066</text:p>
          </table:table-cell>
        </table:table-row>
        <table:table-row table:style-name="ro1">
          <table:table-cell table:number-columns-repeated="3"/>
          <table:table-cell office:value-type="float" office:value="3400" calcext:value-type="float">
            <text:p>3400</text:p>
          </table:table-cell>
          <table:table-cell office:value-type="float" office:value="52.85123" calcext:value-type="float">
            <text:p>52.85123</text:p>
          </table:table-cell>
          <table:table-cell/>
          <table:table-cell office:value-type="float" office:value="3450" calcext:value-type="float">
            <text:p>3450</text:p>
          </table:table-cell>
          <table:table-cell office:value-type="float" office:value="0.01292" calcext:value-type="float">
            <text:p>0.01292</text:p>
          </table:table-cell>
          <table:table-cell/>
          <table:table-cell office:value-type="float" office:value="3450" calcext:value-type="float">
            <text:p>3450</text:p>
          </table:table-cell>
          <table:table-cell office:value-type="float" office:value="0.000129" calcext:value-type="float">
            <text:p>0.000129</text:p>
          </table:table-cell>
          <table:table-cell/>
          <table:table-cell office:value-type="float" office:value="3450" calcext:value-type="float">
            <text:p>3450</text:p>
          </table:table-cell>
          <table:table-cell office:value-type="float" office:value="0.000072" calcext:value-type="float">
            <text:p>0.000072</text:p>
          </table:table-cell>
          <table:table-cell/>
          <table:table-cell office:value-type="float" office:value="3450" calcext:value-type="float">
            <text:p>3450</text:p>
          </table:table-cell>
          <table:table-cell office:value-type="float" office:value="0.000087" calcext:value-type="float">
            <text:p>0.000087</text:p>
          </table:table-cell>
        </table:table-row>
        <table:table-row table:style-name="ro1">
          <table:table-cell table:number-columns-repeated="3"/>
          <table:table-cell office:value-type="float" office:value="3450" calcext:value-type="float">
            <text:p>3450</text:p>
          </table:table-cell>
          <table:table-cell office:value-type="float" office:value="55.454822" calcext:value-type="float">
            <text:p>55.454822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0.013314" calcext:value-type="float">
            <text:p>0.013314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0.000117" calcext:value-type="float">
            <text:p>0.000117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0.000047" calcext:value-type="float">
            <text:p>0.000047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0.000069" calcext:value-type="float">
            <text:p>0.000069</text:p>
          </table:table-cell>
        </table:table-row>
        <table:table-row table:style-name="ro1">
          <table:table-cell table:number-columns-repeated="3"/>
          <table:table-cell office:value-type="float" office:value="3500" calcext:value-type="float">
            <text:p>3500</text:p>
          </table:table-cell>
          <table:table-cell office:value-type="float" office:value="58.134008" calcext:value-type="float">
            <text:p>58.134008</text:p>
          </table:table-cell>
          <table:table-cell/>
          <table:table-cell office:value-type="float" office:value="3550" calcext:value-type="float">
            <text:p>3550</text:p>
          </table:table-cell>
          <table:table-cell office:value-type="float" office:value="0.012206" calcext:value-type="float">
            <text:p>0.012206</text:p>
          </table:table-cell>
          <table:table-cell/>
          <table:table-cell office:value-type="float" office:value="3550" calcext:value-type="float">
            <text:p>3550</text:p>
          </table:table-cell>
          <table:table-cell office:value-type="float" office:value="0.000117" calcext:value-type="float">
            <text:p>0.000117</text:p>
          </table:table-cell>
          <table:table-cell/>
          <table:table-cell office:value-type="float" office:value="3550" calcext:value-type="float">
            <text:p>3550</text:p>
          </table:table-cell>
          <table:table-cell office:value-type="float" office:value="0.000078" calcext:value-type="float">
            <text:p>0.000078</text:p>
          </table:table-cell>
          <table:table-cell/>
          <table:table-cell office:value-type="float" office:value="3550" calcext:value-type="float">
            <text:p>3550</text:p>
          </table:table-cell>
          <table:table-cell office:value-type="float" office:value="0.000079" calcext:value-type="float">
            <text:p>0.000079</text:p>
          </table:table-cell>
        </table:table-row>
        <table:table-row table:style-name="ro1">
          <table:table-cell table:number-columns-repeated="3"/>
          <table:table-cell office:value-type="float" office:value="3550" calcext:value-type="float">
            <text:p>3550</text:p>
          </table:table-cell>
          <table:table-cell office:value-type="float" office:value="59.964826" calcext:value-type="float">
            <text:p>59.964826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0.012563" calcext:value-type="float">
            <text:p>0.012563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0.000103" calcext:value-type="float">
            <text:p>0.000103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0.000076" calcext:value-type="float">
            <text:p>0.000076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0.000077" calcext:value-type="float">
            <text:p>0.000077</text:p>
          </table:table-cell>
        </table:table-row>
        <table:table-row table:style-name="ro1">
          <table:table-cell table:number-columns-repeated="3"/>
          <table:table-cell office:value-type="float" office:value="3600" calcext:value-type="float">
            <text:p>3600</text:p>
          </table:table-cell>
          <table:table-cell office:value-type="float" office:value="62.177553" calcext:value-type="float">
            <text:p>62.177553</text:p>
          </table:table-cell>
          <table:table-cell/>
          <table:table-cell office:value-type="float" office:value="3650" calcext:value-type="float">
            <text:p>3650</text:p>
          </table:table-cell>
          <table:table-cell office:value-type="float" office:value="0.011599" calcext:value-type="float">
            <text:p>0.011599</text:p>
          </table:table-cell>
          <table:table-cell/>
          <table:table-cell office:value-type="float" office:value="3650" calcext:value-type="float">
            <text:p>3650</text:p>
          </table:table-cell>
          <table:table-cell office:value-type="float" office:value="0.000114" calcext:value-type="float">
            <text:p>0.000114</text:p>
          </table:table-cell>
          <table:table-cell/>
          <table:table-cell office:value-type="float" office:value="3650" calcext:value-type="float">
            <text:p>3650</text:p>
          </table:table-cell>
          <table:table-cell office:value-type="float" office:value="0.000062" calcext:value-type="float">
            <text:p>0.000062</text:p>
          </table:table-cell>
          <table:table-cell/>
          <table:table-cell office:value-type="float" office:value="3650" calcext:value-type="float">
            <text:p>3650</text:p>
          </table:table-cell>
          <table:table-cell office:value-type="float" office:value="0.000056" calcext:value-type="float">
            <text:p>0.000056</text:p>
          </table:table-cell>
        </table:table-row>
        <table:table-row table:style-name="ro1">
          <table:table-cell table:number-columns-repeated="3"/>
          <table:table-cell office:value-type="float" office:value="3650" calcext:value-type="float">
            <text:p>3650</text:p>
          </table:table-cell>
          <table:table-cell office:value-type="float" office:value="65.497723" calcext:value-type="float">
            <text:p>65.497723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0.01151" calcext:value-type="float">
            <text:p>0.01151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0.000153" calcext:value-type="float">
            <text:p>0.000153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0.000065" calcext:value-type="float">
            <text:p>0.000065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0.000073" calcext:value-type="float">
            <text:p>0.000073</text:p>
          </table:table-cell>
        </table:table-row>
        <table:table-row table:style-name="ro1">
          <table:table-cell table:number-columns-repeated="3"/>
          <table:table-cell office:value-type="float" office:value="3700" calcext:value-type="float">
            <text:p>3700</text:p>
          </table:table-cell>
          <table:table-cell office:value-type="float" office:value="67.286706" calcext:value-type="float">
            <text:p>67.286706</text:p>
          </table:table-cell>
          <table:table-cell/>
          <table:table-cell office:value-type="float" office:value="3750" calcext:value-type="float">
            <text:p>3750</text:p>
          </table:table-cell>
          <table:table-cell office:value-type="float" office:value="0.011596" calcext:value-type="float">
            <text:p>0.011596</text:p>
          </table:table-cell>
          <table:table-cell/>
          <table:table-cell office:value-type="float" office:value="3750" calcext:value-type="float">
            <text:p>3750</text:p>
          </table:table-cell>
          <table:table-cell office:value-type="float" office:value="0.000082" calcext:value-type="float">
            <text:p>0.000082</text:p>
          </table:table-cell>
          <table:table-cell/>
          <table:table-cell office:value-type="float" office:value="3750" calcext:value-type="float">
            <text:p>3750</text:p>
          </table:table-cell>
          <table:table-cell office:value-type="float" office:value="0.000045" calcext:value-type="float">
            <text:p>0.000045</text:p>
          </table:table-cell>
          <table:table-cell/>
          <table:table-cell office:value-type="float" office:value="3750" calcext:value-type="float">
            <text:p>3750</text:p>
          </table:table-cell>
          <table:table-cell office:value-type="float" office:value="0.000077" calcext:value-type="float">
            <text:p>0.000077</text:p>
          </table:table-cell>
        </table:table-row>
        <table:table-row table:style-name="ro1">
          <table:table-cell table:number-columns-repeated="3"/>
          <table:table-cell office:value-type="float" office:value="3750" calcext:value-type="float">
            <text:p>3750</text:p>
          </table:table-cell>
          <table:table-cell office:value-type="float" office:value="71.396951" calcext:value-type="float">
            <text:p>71.396951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0.011816" calcext:value-type="float">
            <text:p>0.011816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0.000084" calcext:value-type="float">
            <text:p>0.000084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0.000079" calcext:value-type="float">
            <text:p>0.000079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0.000076" calcext:value-type="float">
            <text:p>0.000076</text:p>
          </table:table-cell>
        </table:table-row>
        <table:table-row table:style-name="ro1">
          <table:table-cell table:number-columns-repeated="3"/>
          <table:table-cell office:value-type="float" office:value="3800" calcext:value-type="float">
            <text:p>3800</text:p>
          </table:table-cell>
          <table:table-cell office:value-type="float" office:value="72.632152" calcext:value-type="float">
            <text:p>72.632152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0.011284" calcext:value-type="float">
            <text:p>0.011284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0.000034" calcext:value-type="float">
            <text:p>0.000034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0.000078" calcext:value-type="float">
            <text:p>0.000078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table:number-columns-repeated="3"/>
          <table:table-cell office:value-type="float" office:value="3850" calcext:value-type="float">
            <text:p>3850</text:p>
          </table:table-cell>
          <table:table-cell office:value-type="float" office:value="74.832975" calcext:value-type="float">
            <text:p>74.832975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0.011522" calcext:value-type="float">
            <text:p>0.011522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0.000089" calcext:value-type="float">
            <text:p>0.000089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0.000087" calcext:value-type="float">
            <text:p>0.000087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0.000082" calcext:value-type="float">
            <text:p>0.000082</text:p>
          </table:table-cell>
        </table:table-row>
        <table:table-row table:style-name="ro1">
          <table:table-cell table:number-columns-repeated="3"/>
          <table:table-cell office:value-type="float" office:value="3900" calcext:value-type="float">
            <text:p>3900</text:p>
          </table:table-cell>
          <table:table-cell office:value-type="float" office:value="78.400567" calcext:value-type="float">
            <text:p>78.400567</text:p>
          </table:table-cell>
          <table:table-cell/>
          <table:table-cell office:value-type="float" office:value="3950" calcext:value-type="float">
            <text:p>3950</text:p>
          </table:table-cell>
          <table:table-cell office:value-type="float" office:value="0.011803" calcext:value-type="float">
            <text:p>0.011803</text:p>
          </table:table-cell>
          <table:table-cell/>
          <table:table-cell office:value-type="float" office:value="3950" calcext:value-type="float">
            <text:p>3950</text:p>
          </table:table-cell>
          <table:table-cell office:value-type="float" office:value="0.000086" calcext:value-type="float">
            <text:p>0.000086</text:p>
          </table:table-cell>
          <table:table-cell/>
          <table:table-cell office:value-type="float" office:value="3950" calcext:value-type="float">
            <text:p>3950</text:p>
          </table:table-cell>
          <table:table-cell office:value-type="float" office:value="0.000085" calcext:value-type="float">
            <text:p>0.000085</text:p>
          </table:table-cell>
          <table:table-cell/>
          <table:table-cell office:value-type="float" office:value="3950" calcext:value-type="float">
            <text:p>3950</text:p>
          </table:table-cell>
          <table:table-cell office:value-type="float" office:value="0.000088" calcext:value-type="float">
            <text:p>0.000088</text:p>
          </table:table-cell>
        </table:table-row>
        <table:table-row table:style-name="ro1">
          <table:table-cell table:number-columns-repeated="3"/>
          <table:table-cell office:value-type="float" office:value="3950" calcext:value-type="float">
            <text:p>3950</text:p>
          </table:table-cell>
          <table:table-cell office:value-type="float" office:value="81.778042" calcext:value-type="float">
            <text:p>81.77804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0.012212" calcext:value-type="float">
            <text:p>0.01221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0.000088" calcext:value-type="float">
            <text:p>0.000088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0.000083" calcext:value-type="float">
            <text:p>0.00008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0.000086" calcext:value-type="float">
            <text:p>0.000086</text:p>
          </table:table-cell>
        </table:table-row>
        <table:table-row table:style-name="ro1">
          <table:table-cell table:number-columns-repeated="6"/>
          <table:table-cell office:value-type="float" office:value="4050" calcext:value-type="float">
            <text:p>4050</text:p>
          </table:table-cell>
          <table:table-cell office:value-type="float" office:value="0.012366" calcext:value-type="float">
            <text:p>0.012366</text:p>
          </table:table-cell>
          <table:table-cell/>
          <table:table-cell office:value-type="float" office:value="4050" calcext:value-type="float">
            <text:p>4050</text:p>
          </table:table-cell>
          <table:table-cell office:value-type="float" office:value="0.000085" calcext:value-type="float">
            <text:p>0.000085</text:p>
          </table:table-cell>
          <table:table-cell/>
          <table:table-cell office:value-type="float" office:value="4050" calcext:value-type="float">
            <text:p>4050</text:p>
          </table:table-cell>
          <table:table-cell office:value-type="float" office:value="0.000083" calcext:value-type="float">
            <text:p>0.000083</text:p>
          </table:table-cell>
          <table:table-cell/>
          <table:table-cell office:value-type="float" office:value="4050" calcext:value-type="float">
            <text:p>4050</text:p>
          </table:table-cell>
          <table:table-cell office:value-type="float" office:value="0.000082" calcext:value-type="float">
            <text:p>0.000082</text:p>
          </table:table-cell>
        </table:table-row>
        <table:table-row table:style-name="ro1">
          <table:table-cell table:number-columns-repeated="6"/>
          <table:table-cell office:value-type="float" office:value="4100" calcext:value-type="float">
            <text:p>4100</text:p>
          </table:table-cell>
          <table:table-cell office:value-type="float" office:value="0.011398" calcext:value-type="float">
            <text:p>0.011398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0.000074" calcext:value-type="float">
            <text:p>0.000074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0.000076" calcext:value-type="float">
            <text:p>0.000076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0.000075" calcext:value-type="float">
            <text:p>0.000075</text:p>
          </table:table-cell>
        </table:table-row>
        <table:table-row table:style-name="ro1">
          <table:table-cell table:number-columns-repeated="6"/>
          <table:table-cell office:value-type="float" office:value="4150" calcext:value-type="float">
            <text:p>4150</text:p>
          </table:table-cell>
          <table:table-cell office:value-type="float" office:value="0.011432" calcext:value-type="float">
            <text:p>0.011432</text:p>
          </table:table-cell>
          <table:table-cell/>
          <table:table-cell office:value-type="float" office:value="4150" calcext:value-type="float">
            <text:p>4150</text:p>
          </table:table-cell>
          <table:table-cell office:value-type="float" office:value="0.000076" calcext:value-type="float">
            <text:p>0.000076</text:p>
          </table:table-cell>
          <table:table-cell/>
          <table:table-cell office:value-type="float" office:value="4150" calcext:value-type="float">
            <text:p>4150</text:p>
          </table:table-cell>
          <table:table-cell office:value-type="float" office:value="0.000067" calcext:value-type="float">
            <text:p>0.000067</text:p>
          </table:table-cell>
          <table:table-cell/>
          <table:table-cell office:value-type="float" office:value="4150" calcext:value-type="float">
            <text:p>4150</text:p>
          </table:table-cell>
          <table:table-cell office:value-type="float" office:value="0.000054" calcext:value-type="float">
            <text:p>0.000054</text:p>
          </table:table-cell>
        </table:table-row>
        <table:table-row table:style-name="ro1">
          <table:table-cell table:number-columns-repeated="6"/>
          <table:table-cell office:value-type="float" office:value="4200" calcext:value-type="float">
            <text:p>4200</text:p>
          </table:table-cell>
          <table:table-cell office:value-type="float" office:value="0.011852" calcext:value-type="float">
            <text:p>0.011852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0.000065" calcext:value-type="float">
            <text:p>0.000065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0.000048" calcext:value-type="float">
            <text:p>0.000048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0.000047" calcext:value-type="float">
            <text:p>0.000047</text:p>
          </table:table-cell>
        </table:table-row>
        <table:table-row table:style-name="ro1">
          <table:table-cell table:number-columns-repeated="6"/>
          <table:table-cell office:value-type="float" office:value="4250" calcext:value-type="float">
            <text:p>4250</text:p>
          </table:table-cell>
          <table:table-cell office:value-type="float" office:value="0.011588" calcext:value-type="float">
            <text:p>0.011588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0.00007" calcext:value-type="float">
            <text:p>0.00007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0.000068" calcext:value-type="float">
            <text:p>0.000068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table:number-columns-repeated="12"/>
          <table:table-cell office:value-type="float" office:value="4300" calcext:value-type="float">
            <text:p>4300</text:p>
          </table:table-cell>
          <table:table-cell office:value-type="float" office:value="0.00008" calcext:value-type="float">
            <text:p>0.00008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0.000087" calcext:value-type="float">
            <text:p>0.000087</text:p>
          </table:table-cell>
        </table:table-row>
        <table:table-row table:style-name="ro1">
          <table:table-cell table:number-columns-repeated="12"/>
          <table:table-cell office:value-type="float" office:value="4350" calcext:value-type="float">
            <text:p>4350</text:p>
          </table:table-cell>
          <table:table-cell office:value-type="float" office:value="0.000072" calcext:value-type="float">
            <text:p>0.000072</text:p>
          </table:table-cell>
          <table:table-cell/>
          <table:table-cell office:value-type="float" office:value="4350" calcext:value-type="float">
            <text:p>4350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table:number-columns-repeated="12"/>
          <table:table-cell office:value-type="float" office:value="4400" calcext:value-type="float">
            <text:p>4400</text:p>
          </table:table-cell>
          <table:table-cell office:value-type="float" office:value="0.000066" calcext:value-type="float">
            <text:p>0.000066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0.000062" calcext:value-type="float">
            <text:p>0.000062</text:p>
          </table:table-cell>
        </table:table-row>
        <table:table-row table:style-name="ro1">
          <table:table-cell table:number-columns-repeated="12"/>
          <table:table-cell office:value-type="float" office:value="4450" calcext:value-type="float">
            <text:p>4450</text:p>
          </table:table-cell>
          <table:table-cell office:value-type="float" office:value="0.000079" calcext:value-type="float">
            <text:p>0.000079</text:p>
          </table:table-cell>
          <table:table-cell/>
          <table:table-cell office:value-type="float" office:value="4450" calcext:value-type="float">
            <text:p>4450</text:p>
          </table:table-cell>
          <table:table-cell office:value-type="float" office:value="0.000079" calcext:value-type="float">
            <text:p>0.000079</text:p>
          </table:table-cell>
        </table:table-row>
        <table:table-row table:style-name="ro1">
          <table:table-cell table:number-columns-repeated="12"/>
          <table:table-cell office:value-type="float" office:value="4500" calcext:value-type="float">
            <text:p>4500</text:p>
          </table:table-cell>
          <table:table-cell office:value-type="float" office:value="0.00031" calcext:value-type="float">
            <text:p>0.00031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0.000044" calcext:value-type="float">
            <text:p>0.000044</text:p>
          </table:table-cell>
        </table:table-row>
        <table:table-row table:style-name="ro1">
          <table:table-cell table:number-columns-repeated="12"/>
          <table:table-cell office:value-type="float" office:value="4550" calcext:value-type="float">
            <text:p>4550</text:p>
          </table:table-cell>
          <table:table-cell office:value-type="float" office:value="0.000132" calcext:value-type="float">
            <text:p>0.000132</text:p>
          </table:table-cell>
          <table:table-cell/>
          <table:table-cell office:value-type="float" office:value="4550" calcext:value-type="float">
            <text:p>4550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table:number-columns-repeated="12"/>
          <table:table-cell office:value-type="float" office:value="4600" calcext:value-type="float">
            <text:p>4600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table:number-columns-repeated="12"/>
          <table:table-cell office:value-type="float" office:value="4650" calcext:value-type="float">
            <text:p>4650</text:p>
          </table:table-cell>
          <table:table-cell office:value-type="float" office:value="0.00008" calcext:value-type="float">
            <text:p>0.00008</text:p>
          </table:table-cell>
          <table:table-cell/>
          <table:table-cell office:value-type="float" office:value="4650" calcext:value-type="float">
            <text:p>4650</text:p>
          </table:table-cell>
          <table:table-cell office:value-type="float" office:value="0.000094" calcext:value-type="float">
            <text:p>0.000094</text:p>
          </table:table-cell>
        </table:table-row>
        <table:table-row table:style-name="ro1">
          <table:table-cell table:number-columns-repeated="12"/>
          <table:table-cell office:value-type="float" office:value="4700" calcext:value-type="float">
            <text:p>4700</text:p>
          </table:table-cell>
          <table:table-cell office:value-type="float" office:value="0.000041" calcext:value-type="float">
            <text:p>0.000041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0.000076" calcext:value-type="float">
            <text:p>0.000076</text:p>
          </table:table-cell>
        </table:table-row>
        <table:table-row table:style-name="ro1">
          <table:table-cell table:number-columns-repeated="12"/>
          <table:table-cell office:value-type="float" office:value="4750" calcext:value-type="float">
            <text:p>4750</text:p>
          </table:table-cell>
          <table:table-cell office:value-type="float" office:value="0.000079" calcext:value-type="float">
            <text:p>0.000079</text:p>
          </table:table-cell>
          <table:table-cell/>
          <table:table-cell office:value-type="float" office:value="4750" calcext:value-type="float">
            <text:p>4750</text:p>
          </table:table-cell>
          <table:table-cell office:value-type="float" office:value="0.000075" calcext:value-type="float">
            <text:p>0.000075</text:p>
          </table:table-cell>
        </table:table-row>
        <table:table-row table:style-name="ro1">
          <table:table-cell table:number-columns-repeated="12"/>
          <table:table-cell office:value-type="float" office:value="4800" calcext:value-type="float">
            <text:p>4800</text:p>
          </table:table-cell>
          <table:table-cell office:value-type="float" office:value="0.000071" calcext:value-type="float">
            <text:p>0.000071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0.000068" calcext:value-type="float">
            <text:p>0.000068</text:p>
          </table:table-cell>
        </table:table-row>
        <table:table-row table:style-name="ro1">
          <table:table-cell table:number-columns-repeated="12"/>
          <table:table-cell office:value-type="float" office:value="4850" calcext:value-type="float">
            <text:p>4850</text:p>
          </table:table-cell>
          <table:table-cell office:value-type="float" office:value="0.000063" calcext:value-type="float">
            <text:p>0.000063</text:p>
          </table:table-cell>
          <table:table-cell/>
          <table:table-cell office:value-type="float" office:value="4850" calcext:value-type="float">
            <text:p>4850</text:p>
          </table:table-cell>
          <table:table-cell office:value-type="float" office:value="0.000132" calcext:value-type="float">
            <text:p>0.000132</text:p>
          </table:table-cell>
        </table:table-row>
        <table:table-row table:style-name="ro1">
          <table:table-cell table:number-columns-repeated="12"/>
          <table:table-cell office:value-type="float" office:value="4900" calcext:value-type="float">
            <text:p>4900</text:p>
          </table:table-cell>
          <table:table-cell office:value-type="float" office:value="0.000083" calcext:value-type="float">
            <text:p>0.000083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0.000121" calcext:value-type="float">
            <text:p>0.000121</text:p>
          </table:table-cell>
        </table:table-row>
        <table:table-row table:style-name="ro1">
          <table:table-cell table:number-columns-repeated="12"/>
          <table:table-cell office:value-type="float" office:value="4950" calcext:value-type="float">
            <text:p>4950</text:p>
          </table:table-cell>
          <table:table-cell office:value-type="float" office:value="0.000082" calcext:value-type="float">
            <text:p>0.000082</text:p>
          </table:table-cell>
          <table:table-cell/>
          <table:table-cell office:value-type="float" office:value="4950" calcext:value-type="float">
            <text:p>4950</text:p>
          </table:table-cell>
          <table:table-cell office:value-type="float" office:value="0.000107" calcext:value-type="float">
            <text:p>0.000107</text:p>
          </table:table-cell>
        </table:table-row>
        <table:table-row table:style-name="ro1">
          <table:table-cell table:number-columns-repeated="12"/>
          <table:table-cell office:value-type="float" office:value="5000" calcext:value-type="float">
            <text:p>5000</text:p>
          </table:table-cell>
          <table:table-cell office:value-type="float" office:value="0.000063" calcext:value-type="float">
            <text:p>0.000063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0066" calcext:value-type="float">
            <text:p>0.000066</text:p>
          </table:table-cell>
        </table:table-row>
        <table:table-row table:style-name="ro1">
          <table:table-cell table:number-columns-repeated="12"/>
          <table:table-cell office:value-type="float" office:value="5050" calcext:value-type="float">
            <text:p>5050</text:p>
          </table:table-cell>
          <table:table-cell office:value-type="float" office:value="0.000066" calcext:value-type="float">
            <text:p>0.000066</text:p>
          </table:table-cell>
          <table:table-cell/>
          <table:table-cell office:value-type="float" office:value="5050" calcext:value-type="float">
            <text:p>5050</text:p>
          </table:table-cell>
          <table:table-cell office:value-type="float" office:value="0.000059" calcext:value-type="float">
            <text:p>0.000059</text:p>
          </table:table-cell>
        </table:table-row>
        <table:table-row table:style-name="ro1">
          <table:table-cell table:number-columns-repeated="12"/>
          <table:table-cell office:value-type="float" office:value="5100" calcext:value-type="float">
            <text:p>5100</text:p>
          </table:table-cell>
          <table:table-cell office:value-type="float" office:value="0.000069" calcext:value-type="float">
            <text:p>0.000069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0.000071" calcext:value-type="float">
            <text:p>0.000071</text:p>
          </table:table-cell>
        </table:table-row>
        <table:table-row table:style-name="ro1">
          <table:table-cell table:number-columns-repeated="12"/>
          <table:table-cell office:value-type="float" office:value="5150" calcext:value-type="float">
            <text:p>5150</text:p>
          </table:table-cell>
          <table:table-cell office:value-type="float" office:value="0.00007" calcext:value-type="float">
            <text:p>0.00007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0.000052" calcext:value-type="float">
            <text:p>0.000052</text:p>
          </table:table-cell>
        </table:table-row>
        <table:table-row table:style-name="ro1">
          <table:table-cell table:number-columns-repeated="12"/>
          <table:table-cell office:value-type="float" office:value="5200" calcext:value-type="float">
            <text:p>5200</text:p>
          </table:table-cell>
          <table:table-cell office:value-type="float" office:value="0.000071" calcext:value-type="float">
            <text:p>0.000071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0.000057" calcext:value-type="float">
            <text:p>0.000057</text:p>
          </table:table-cell>
        </table:table-row>
        <table:table-row table:style-name="ro1">
          <table:table-cell table:number-columns-repeated="12"/>
          <table:table-cell office:value-type="float" office:value="5250" calcext:value-type="float">
            <text:p>5250</text:p>
          </table:table-cell>
          <table:table-cell office:value-type="float" office:value="0.000072" calcext:value-type="float">
            <text:p>0.000072</text:p>
          </table:table-cell>
          <table:table-cell/>
          <table:table-cell office:value-type="float" office:value="5250" calcext:value-type="float">
            <text:p>5250</text:p>
          </table:table-cell>
          <table:table-cell office:value-type="float" office:value="0.000052" calcext:value-type="float">
            <text:p>0.000052</text:p>
          </table:table-cell>
        </table:table-row>
        <table:table-row table:style-name="ro1">
          <table:table-cell table:number-columns-repeated="12"/>
          <table:table-cell office:value-type="float" office:value="5300" calcext:value-type="float">
            <text:p>5300</text:p>
          </table:table-cell>
          <table:table-cell office:value-type="float" office:value="0.00007" calcext:value-type="float">
            <text:p>0.00007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0.000076" calcext:value-type="float">
            <text:p>0.000076</text:p>
          </table:table-cell>
        </table:table-row>
        <table:table-row table:style-name="ro1">
          <table:table-cell table:number-columns-repeated="12"/>
          <table:table-cell office:value-type="float" office:value="5350" calcext:value-type="float">
            <text:p>5350</text:p>
          </table:table-cell>
          <table:table-cell office:value-type="float" office:value="0.000065" calcext:value-type="float">
            <text:p>0.000065</text:p>
          </table:table-cell>
          <table:table-cell/>
          <table:table-cell office:value-type="float" office:value="5350" calcext:value-type="float">
            <text:p>5350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table:number-columns-repeated="12"/>
          <table:table-cell office:value-type="float" office:value="5400" calcext:value-type="float">
            <text:p>5400</text:p>
          </table:table-cell>
          <table:table-cell office:value-type="float" office:value="0.000061" calcext:value-type="float">
            <text:p>0.000061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0.000068" calcext:value-type="float">
            <text:p>0.000068</text:p>
          </table:table-cell>
        </table:table-row>
        <table:table-row table:style-name="ro1">
          <table:table-cell table:number-columns-repeated="12"/>
          <table:table-cell office:value-type="float" office:value="5450" calcext:value-type="float">
            <text:p>5450</text:p>
          </table:table-cell>
          <table:table-cell office:value-type="float" office:value="0.000063" calcext:value-type="float">
            <text:p>0.000063</text:p>
          </table:table-cell>
          <table:table-cell/>
          <table:table-cell office:value-type="float" office:value="5450" calcext:value-type="float">
            <text:p>5450</text:p>
          </table:table-cell>
          <table:table-cell office:value-type="float" office:value="0.000073" calcext:value-type="float">
            <text:p>0.000073</text:p>
          </table:table-cell>
        </table:table-row>
        <table:table-row table:style-name="ro1">
          <table:table-cell table:number-columns-repeated="12"/>
          <table:table-cell office:value-type="float" office:value="5500" calcext:value-type="float">
            <text:p>5500</text:p>
          </table:table-cell>
          <table:table-cell office:value-type="float" office:value="0.000065" calcext:value-type="float">
            <text:p>0.000065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0.000069" calcext:value-type="float">
            <text:p>0.000069</text:p>
          </table:table-cell>
        </table:table-row>
        <table:table-row table:style-name="ro1">
          <table:table-cell table:number-columns-repeated="12"/>
          <table:table-cell office:value-type="float" office:value="5550" calcext:value-type="float">
            <text:p>5550</text:p>
          </table:table-cell>
          <table:table-cell office:value-type="float" office:value="0.000089" calcext:value-type="float">
            <text:p>0.000089</text:p>
          </table:table-cell>
          <table:table-cell/>
          <table:table-cell office:value-type="float" office:value="5550" calcext:value-type="float">
            <text:p>5550</text:p>
          </table:table-cell>
          <table:table-cell office:value-type="float" office:value="0.000087" calcext:value-type="float">
            <text:p>0.000087</text:p>
          </table:table-cell>
        </table:table-row>
        <table:table-row table:style-name="ro1">
          <table:table-cell table:number-columns-repeated="12"/>
          <table:table-cell office:value-type="float" office:value="5600" calcext:value-type="float">
            <text:p>5600</text:p>
          </table:table-cell>
          <table:table-cell office:value-type="float" office:value="0.000076" calcext:value-type="float">
            <text:p>0.000076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0.000073" calcext:value-type="float">
            <text:p>0.000073</text:p>
          </table:table-cell>
        </table:table-row>
        <table:table-row table:style-name="ro1">
          <table:table-cell table:number-columns-repeated="12"/>
          <table:table-cell office:value-type="float" office:value="5650" calcext:value-type="float">
            <text:p>5650</text:p>
          </table:table-cell>
          <table:table-cell office:value-type="float" office:value="0.000065" calcext:value-type="float">
            <text:p>0.000065</text:p>
          </table:table-cell>
          <table:table-cell/>
          <table:table-cell office:value-type="float" office:value="5650" calcext:value-type="float">
            <text:p>5650</text:p>
          </table:table-cell>
          <table:table-cell office:value-type="float" office:value="0.000071" calcext:value-type="float">
            <text:p>0.000071</text:p>
          </table:table-cell>
        </table:table-row>
        <table:table-row table:style-name="ro1">
          <table:table-cell table:number-columns-repeated="12"/>
          <table:table-cell office:value-type="float" office:value="5700" calcext:value-type="float">
            <text:p>5700</text:p>
          </table:table-cell>
          <table:table-cell office:value-type="float" office:value="0.000075" calcext:value-type="float">
            <text:p>0.000075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0.000077" calcext:value-type="float">
            <text:p>0.000077</text:p>
          </table:table-cell>
        </table:table-row>
        <table:table-row table:style-name="ro1">
          <table:table-cell table:number-columns-repeated="12"/>
          <table:table-cell office:value-type="float" office:value="5750" calcext:value-type="float">
            <text:p>5750</text:p>
          </table:table-cell>
          <table:table-cell office:value-type="float" office:value="0.000078" calcext:value-type="float">
            <text:p>0.000078</text:p>
          </table:table-cell>
          <table:table-cell/>
          <table:table-cell office:value-type="float" office:value="5750" calcext:value-type="float">
            <text:p>5750</text:p>
          </table:table-cell>
          <table:table-cell office:value-type="float" office:value="0.000076" calcext:value-type="float">
            <text:p>0.000076</text:p>
          </table:table-cell>
        </table:table-row>
        <table:table-row table:style-name="ro1">
          <table:table-cell table:number-columns-repeated="12"/>
          <table:table-cell office:value-type="float" office:value="5800" calcext:value-type="float">
            <text:p>5800</text:p>
          </table:table-cell>
          <table:table-cell office:value-type="float" office:value="0.000054" calcext:value-type="float">
            <text:p>0.000054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0.000057" calcext:value-type="float">
            <text:p>0.000057</text:p>
          </table:table-cell>
        </table:table-row>
        <table:table-row table:style-name="ro1">
          <table:table-cell table:number-columns-repeated="12"/>
          <table:table-cell office:value-type="float" office:value="5850" calcext:value-type="float">
            <text:p>5850</text:p>
          </table:table-cell>
          <table:table-cell office:value-type="float" office:value="0.000084" calcext:value-type="float">
            <text:p>0.000084</text:p>
          </table:table-cell>
          <table:table-cell/>
          <table:table-cell office:value-type="float" office:value="5850" calcext:value-type="float">
            <text:p>5850</text:p>
          </table:table-cell>
          <table:table-cell office:value-type="float" office:value="0.000079" calcext:value-type="float">
            <text:p>0.000079</text:p>
          </table:table-cell>
        </table:table-row>
        <table:table-row table:style-name="ro1">
          <table:table-cell table:number-columns-repeated="12"/>
          <table:table-cell office:value-type="float" office:value="5900" calcext:value-type="float">
            <text:p>5900</text:p>
          </table:table-cell>
          <table:table-cell office:value-type="float" office:value="0.000065" calcext:value-type="float">
            <text:p>0.000065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0.000069" calcext:value-type="float">
            <text:p>0.000069</text:p>
          </table:table-cell>
        </table:table-row>
        <table:table-row table:style-name="ro1">
          <table:table-cell table:number-columns-repeated="12"/>
          <table:table-cell office:value-type="float" office:value="5950" calcext:value-type="float">
            <text:p>5950</text:p>
          </table:table-cell>
          <table:table-cell office:value-type="float" office:value="0.000118" calcext:value-type="float">
            <text:p>0.000118</text:p>
          </table:table-cell>
          <table:table-cell/>
          <table:table-cell office:value-type="float" office:value="5950" calcext:value-type="float">
            <text:p>5950</text:p>
          </table:table-cell>
          <table:table-cell office:value-type="float" office:value="0.000081" calcext:value-type="float">
            <text:p>0.000081</text:p>
          </table:table-cell>
        </table:table-row>
        <table:table-row table:style-name="ro1">
          <table:table-cell table:number-columns-repeated="12"/>
          <table:table-cell office:value-type="float" office:value="6000" calcext:value-type="float">
            <text:p>6000</text:p>
          </table:table-cell>
          <table:table-cell office:value-type="float" office:value="0.000138" calcext:value-type="float">
            <text:p>0.000138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0.000068" calcext:value-type="float">
            <text:p>0.000068</text:p>
          </table:table-cell>
        </table:table-row>
        <table:table-row table:style-name="ro1">
          <table:table-cell table:number-columns-repeated="12"/>
          <table:table-cell office:value-type="float" office:value="6050" calcext:value-type="float">
            <text:p>6050</text:p>
          </table:table-cell>
          <table:table-cell office:value-type="float" office:value="0.000154" calcext:value-type="float">
            <text:p>0.000154</text:p>
          </table:table-cell>
          <table:table-cell/>
          <table:table-cell office:value-type="float" office:value="6050" calcext:value-type="float">
            <text:p>6050</text:p>
          </table:table-cell>
          <table:table-cell office:value-type="float" office:value="0.000072" calcext:value-type="float">
            <text:p>0.000072</text:p>
          </table:table-cell>
        </table:table-row>
        <table:table-row table:style-name="ro1">
          <table:table-cell table:number-columns-repeated="12"/>
          <table:table-cell office:value-type="float" office:value="6100" calcext:value-type="float">
            <text:p>6100</text:p>
          </table:table-cell>
          <table:table-cell office:value-type="float" office:value="0.000087" calcext:value-type="float">
            <text:p>0.000087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0.000077" calcext:value-type="float">
            <text:p>0.000077</text:p>
          </table:table-cell>
        </table:table-row>
        <table:table-row table:style-name="ro1">
          <table:table-cell table:number-columns-repeated="12"/>
          <table:table-cell office:value-type="float" office:value="6150" calcext:value-type="float">
            <text:p>6150</text:p>
          </table:table-cell>
          <table:table-cell office:value-type="float" office:value="0.000057" calcext:value-type="float">
            <text:p>0.000057</text:p>
          </table:table-cell>
          <table:table-cell/>
          <table:table-cell office:value-type="float" office:value="6150" calcext:value-type="float">
            <text:p>6150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table:number-columns-repeated="12"/>
          <table:table-cell office:value-type="float" office:value="6200" calcext:value-type="float">
            <text:p>6200</text:p>
          </table:table-cell>
          <table:table-cell office:value-type="float" office:value="0.000078" calcext:value-type="float">
            <text:p>0.000078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0.000077" calcext:value-type="float">
            <text:p>0.000077</text:p>
          </table:table-cell>
        </table:table-row>
        <table:table-row table:style-name="ro1">
          <table:table-cell table:number-columns-repeated="12"/>
          <table:table-cell office:value-type="float" office:value="6250" calcext:value-type="float">
            <text:p>6250</text:p>
          </table:table-cell>
          <table:table-cell office:value-type="float" office:value="0.000088" calcext:value-type="float">
            <text:p>0.000088</text:p>
          </table:table-cell>
          <table:table-cell/>
          <table:table-cell office:value-type="float" office:value="6250" calcext:value-type="float">
            <text:p>6250</text:p>
          </table:table-cell>
          <table:table-cell office:value-type="float" office:value="0.000085" calcext:value-type="float">
            <text:p>0.000085</text:p>
          </table:table-cell>
        </table:table-row>
        <table:table-row table:style-name="ro1">
          <table:table-cell table:number-columns-repeated="12"/>
          <table:table-cell office:value-type="float" office:value="6300" calcext:value-type="float">
            <text:p>6300</text:p>
          </table:table-cell>
          <table:table-cell office:value-type="float" office:value="0.000068" calcext:value-type="float">
            <text:p>0.000068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0.000072" calcext:value-type="float">
            <text:p>0.000072</text:p>
          </table:table-cell>
        </table:table-row>
        <table:table-row table:style-name="ro1">
          <table:table-cell table:number-columns-repeated="12"/>
          <table:table-cell office:value-type="float" office:value="6350" calcext:value-type="float">
            <text:p>6350</text:p>
          </table:table-cell>
          <table:table-cell office:value-type="float" office:value="0.000062" calcext:value-type="float">
            <text:p>0.000062</text:p>
          </table:table-cell>
          <table:table-cell/>
          <table:table-cell office:value-type="float" office:value="6350" calcext:value-type="float">
            <text:p>6350</text:p>
          </table:table-cell>
          <table:table-cell office:value-type="float" office:value="0.000142" calcext:value-type="float">
            <text:p>0.000142</text:p>
          </table:table-cell>
        </table:table-row>
        <table:table-row table:style-name="ro1">
          <table:table-cell table:number-columns-repeated="12"/>
          <table:table-cell office:value-type="float" office:value="6400" calcext:value-type="float">
            <text:p>6400</text:p>
          </table:table-cell>
          <table:table-cell office:value-type="float" office:value="0.000069" calcext:value-type="float">
            <text:p>0.000069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table:number-columns-repeated="12"/>
          <table:table-cell office:value-type="float" office:value="6450" calcext:value-type="float">
            <text:p>6450</text:p>
          </table:table-cell>
          <table:table-cell office:value-type="float" office:value="0.000064" calcext:value-type="float">
            <text:p>0.000064</text:p>
          </table:table-cell>
          <table:table-cell/>
          <table:table-cell office:value-type="float" office:value="6450" calcext:value-type="float">
            <text:p>6450</text:p>
          </table:table-cell>
          <table:table-cell office:value-type="float" office:value="0.000126" calcext:value-type="float">
            <text:p>0.000126</text:p>
          </table:table-cell>
        </table:table-row>
        <table:table-row table:style-name="ro1">
          <table:table-cell table:number-columns-repeated="12"/>
          <table:table-cell office:value-type="float" office:value="6500" calcext:value-type="float">
            <text:p>6500</text:p>
          </table:table-cell>
          <table:table-cell office:value-type="float" office:value="0.000068" calcext:value-type="float">
            <text:p>0.000068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0.000063" calcext:value-type="float">
            <text:p>0.000063</text:p>
          </table:table-cell>
        </table:table-row>
        <table:table-row table:style-name="ro1">
          <table:table-cell table:number-columns-repeated="12"/>
          <table:table-cell office:value-type="float" office:value="6550" calcext:value-type="float">
            <text:p>6550</text:p>
          </table:table-cell>
          <table:table-cell office:value-type="float" office:value="0.00007" calcext:value-type="float">
            <text:p>0.00007</text:p>
          </table:table-cell>
          <table:table-cell/>
          <table:table-cell office:value-type="float" office:value="6550" calcext:value-type="float">
            <text:p>6550</text:p>
          </table:table-cell>
          <table:table-cell office:value-type="float" office:value="0.000101" calcext:value-type="float">
            <text:p>0.000101</text:p>
          </table:table-cell>
        </table:table-row>
        <table:table-row table:style-name="ro1">
          <table:table-cell table:number-columns-repeated="12"/>
          <table:table-cell office:value-type="float" office:value="6600" calcext:value-type="float">
            <text:p>6600</text:p>
          </table:table-cell>
          <table:table-cell office:value-type="float" office:value="0.000079" calcext:value-type="float">
            <text:p>0.000079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0.000056" calcext:value-type="float">
            <text:p>0.000056</text:p>
          </table:table-cell>
        </table:table-row>
        <table:table-row table:style-name="ro1">
          <table:table-cell table:number-columns-repeated="12"/>
          <table:table-cell office:value-type="float" office:value="6650" calcext:value-type="float">
            <text:p>6650</text:p>
          </table:table-cell>
          <table:table-cell office:value-type="float" office:value="0.000073" calcext:value-type="float">
            <text:p>0.000073</text:p>
          </table:table-cell>
          <table:table-cell/>
          <table:table-cell office:value-type="float" office:value="6650" calcext:value-type="float">
            <text:p>6650</text:p>
          </table:table-cell>
          <table:table-cell office:value-type="float" office:value="0.000061" calcext:value-type="float">
            <text:p>0.000061</text:p>
          </table:table-cell>
        </table:table-row>
        <table:table-row table:style-name="ro1">
          <table:table-cell table:number-columns-repeated="12"/>
          <table:table-cell office:value-type="float" office:value="6700" calcext:value-type="float">
            <text:p>6700</text:p>
          </table:table-cell>
          <table:table-cell office:value-type="float" office:value="0.000132" calcext:value-type="float">
            <text:p>0.000132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0.000071" calcext:value-type="float">
            <text:p>0.000071</text:p>
          </table:table-cell>
        </table:table-row>
        <table:table-row table:style-name="ro1">
          <table:table-cell table:number-columns-repeated="12"/>
          <table:table-cell office:value-type="float" office:value="6750" calcext:value-type="float">
            <text:p>6750</text:p>
          </table:table-cell>
          <table:table-cell office:value-type="float" office:value="0.000112" calcext:value-type="float">
            <text:p>0.000112</text:p>
          </table:table-cell>
          <table:table-cell/>
          <table:table-cell office:value-type="float" office:value="6750" calcext:value-type="float">
            <text:p>6750</text:p>
          </table:table-cell>
          <table:table-cell office:value-type="float" office:value="0.000067" calcext:value-type="float">
            <text:p>0.000067</text:p>
          </table:table-cell>
        </table:table-row>
        <table:table-row table:style-name="ro1">
          <table:table-cell table:number-columns-repeated="12"/>
          <table:table-cell office:value-type="float" office:value="6800" calcext:value-type="float">
            <text:p>6800</text:p>
          </table:table-cell>
          <table:table-cell office:value-type="float" office:value="0.000079" calcext:value-type="float">
            <text:p>0.000079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0.000069" calcext:value-type="float">
            <text:p>0.000069</text:p>
          </table:table-cell>
        </table:table-row>
        <table:table-row table:style-name="ro1">
          <table:table-cell table:number-columns-repeated="12"/>
          <table:table-cell office:value-type="float" office:value="6850" calcext:value-type="float">
            <text:p>6850</text:p>
          </table:table-cell>
          <table:table-cell office:value-type="float" office:value="0.000153" calcext:value-type="float">
            <text:p>0.000153</text:p>
          </table:table-cell>
          <table:table-cell/>
          <table:table-cell office:value-type="float" office:value="6850" calcext:value-type="float">
            <text:p>6850</text:p>
          </table:table-cell>
          <table:table-cell office:value-type="float" office:value="0.000087" calcext:value-type="float">
            <text:p>0.000087</text:p>
          </table:table-cell>
        </table:table-row>
        <table:table-row table:style-name="ro1">
          <table:table-cell table:number-columns-repeated="12"/>
          <table:table-cell office:value-type="float" office:value="6900" calcext:value-type="float">
            <text:p>6900</text:p>
          </table:table-cell>
          <table:table-cell office:value-type="float" office:value="0.000079" calcext:value-type="float">
            <text:p>0.000079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0.000079" calcext:value-type="float">
            <text:p>0.000079</text:p>
          </table:table-cell>
        </table:table-row>
        <table:table-row table:style-name="ro1">
          <table:table-cell table:number-columns-repeated="12"/>
          <table:table-cell office:value-type="float" office:value="6950" calcext:value-type="float">
            <text:p>6950</text:p>
          </table:table-cell>
          <table:table-cell office:value-type="float" office:value="0.00007" calcext:value-type="float">
            <text:p>0.00007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table:number-columns-repeated="12"/>
          <table:table-cell office:value-type="float" office:value="7000" calcext:value-type="float">
            <text:p>7000</text:p>
          </table:table-cell>
          <table:table-cell office:value-type="float" office:value="0.000073" calcext:value-type="float">
            <text:p>0.000073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0.000071" calcext:value-type="float">
            <text:p>0.000071</text:p>
          </table:table-cell>
        </table:table-row>
        <table:table-row table:style-name="ro1">
          <table:table-cell table:number-columns-repeated="12"/>
          <table:table-cell office:value-type="float" office:value="7050" calcext:value-type="float">
            <text:p>7050</text:p>
          </table:table-cell>
          <table:table-cell office:value-type="float" office:value="0.000077" calcext:value-type="float">
            <text:p>0.000077</text:p>
          </table:table-cell>
          <table:table-cell/>
          <table:table-cell office:value-type="float" office:value="7050" calcext:value-type="float">
            <text:p>7050</text:p>
          </table:table-cell>
          <table:table-cell office:value-type="float" office:value="0.000081" calcext:value-type="float">
            <text:p>0.000081</text:p>
          </table:table-cell>
        </table:table-row>
        <table:table-row table:style-name="ro1">
          <table:table-cell table:number-columns-repeated="12"/>
          <table:table-cell office:value-type="float" office:value="7100" calcext:value-type="float">
            <text:p>7100</text:p>
          </table:table-cell>
          <table:table-cell office:value-type="float" office:value="0.000068" calcext:value-type="float">
            <text:p>0.000068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0.000062" calcext:value-type="float">
            <text:p>0.000062</text:p>
          </table:table-cell>
        </table:table-row>
        <table:table-row table:style-name="ro1">
          <table:table-cell table:number-columns-repeated="12"/>
          <table:table-cell office:value-type="float" office:value="7150" calcext:value-type="float">
            <text:p>7150</text:p>
          </table:table-cell>
          <table:table-cell office:value-type="float" office:value="0.000086" calcext:value-type="float">
            <text:p>0.000086</text:p>
          </table:table-cell>
          <table:table-cell/>
          <table:table-cell office:value-type="float" office:value="7150" calcext:value-type="float">
            <text:p>7150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table:number-columns-repeated="12"/>
          <table:table-cell office:value-type="float" office:value="7200" calcext:value-type="float">
            <text:p>7200</text:p>
          </table:table-cell>
          <table:table-cell office:value-type="float" office:value="0.000072" calcext:value-type="float">
            <text:p>0.000072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0.000074" calcext:value-type="float">
            <text:p>0.000074</text:p>
          </table:table-cell>
        </table:table-row>
        <table:table-row table:style-name="ro1">
          <table:table-cell table:number-columns-repeated="12"/>
          <table:table-cell office:value-type="float" office:value="7250" calcext:value-type="float">
            <text:p>7250</text:p>
          </table:table-cell>
          <table:table-cell office:value-type="float" office:value="0.000099" calcext:value-type="float">
            <text:p>0.000099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0.000135" calcext:value-type="float">
            <text:p>0.000135</text:p>
          </table:table-cell>
        </table:table-row>
        <table:table-row table:style-name="ro1">
          <table:table-cell table:number-columns-repeated="12"/>
          <table:table-cell office:value-type="float" office:value="7300" calcext:value-type="float">
            <text:p>7300</text:p>
          </table:table-cell>
          <table:table-cell office:value-type="float" office:value="0.000076" calcext:value-type="float">
            <text:p>0.000076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0.000051" calcext:value-type="float">
            <text:p>0.000051</text:p>
          </table:table-cell>
        </table:table-row>
        <table:table-row table:style-name="ro1">
          <table:table-cell table:number-columns-repeated="12"/>
          <table:table-cell office:value-type="float" office:value="7350" calcext:value-type="float">
            <text:p>7350</text:p>
          </table:table-cell>
          <table:table-cell office:value-type="float" office:value="0.00008" calcext:value-type="float">
            <text:p>0.00008</text:p>
          </table:table-cell>
          <table:table-cell/>
          <table:table-cell office:value-type="float" office:value="7350" calcext:value-type="float">
            <text:p>7350</text:p>
          </table:table-cell>
          <table:table-cell office:value-type="float" office:value="0.000136" calcext:value-type="float">
            <text:p>0.000136</text:p>
          </table:table-cell>
        </table:table-row>
        <table:table-row table:style-name="ro1">
          <table:table-cell table:number-columns-repeated="12"/>
          <table:table-cell office:value-type="float" office:value="7400" calcext:value-type="float">
            <text:p>7400</text:p>
          </table:table-cell>
          <table:table-cell office:value-type="float" office:value="0.000069" calcext:value-type="float">
            <text:p>0.000069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table:number-columns-repeated="12"/>
          <table:table-cell office:value-type="float" office:value="7450" calcext:value-type="float">
            <text:p>7450</text:p>
          </table:table-cell>
          <table:table-cell office:value-type="float" office:value="0.000068" calcext:value-type="float">
            <text:p>0.000068</text:p>
          </table:table-cell>
          <table:table-cell/>
          <table:table-cell office:value-type="float" office:value="7450" calcext:value-type="float">
            <text:p>7450</text:p>
          </table:table-cell>
          <table:table-cell office:value-type="float" office:value="0.000053" calcext:value-type="float">
            <text:p>0.000053</text:p>
          </table:table-cell>
        </table:table-row>
        <table:table-row table:style-name="ro1">
          <table:table-cell table:number-columns-repeated="12"/>
          <table:table-cell office:value-type="float" office:value="7500" calcext:value-type="float">
            <text:p>7500</text:p>
          </table:table-cell>
          <table:table-cell office:value-type="float" office:value="0.000081" calcext:value-type="float">
            <text:p>0.000081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0.000085" calcext:value-type="float">
            <text:p>0.000085</text:p>
          </table:table-cell>
        </table:table-row>
        <table:table-row table:style-name="ro1">
          <table:table-cell table:number-columns-repeated="12"/>
          <table:table-cell office:value-type="float" office:value="7550" calcext:value-type="float">
            <text:p>7550</text:p>
          </table:table-cell>
          <table:table-cell office:value-type="float" office:value="0.000077" calcext:value-type="float">
            <text:p>0.000077</text:p>
          </table:table-cell>
          <table:table-cell/>
          <table:table-cell office:value-type="float" office:value="7550" calcext:value-type="float">
            <text:p>7550</text:p>
          </table:table-cell>
          <table:table-cell office:value-type="float" office:value="0.000077" calcext:value-type="float">
            <text:p>0.000077</text:p>
          </table:table-cell>
        </table:table-row>
        <table:table-row table:style-name="ro1">
          <table:table-cell table:number-columns-repeated="12"/>
          <table:table-cell office:value-type="float" office:value="7600" calcext:value-type="float">
            <text:p>7600</text:p>
          </table:table-cell>
          <table:table-cell office:value-type="float" office:value="0.000063" calcext:value-type="float">
            <text:p>0.000063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0.000058" calcext:value-type="float">
            <text:p>0.000058</text:p>
          </table:table-cell>
        </table:table-row>
        <table:table-row table:style-name="ro1">
          <table:table-cell table:number-columns-repeated="12"/>
          <table:table-cell office:value-type="float" office:value="7650" calcext:value-type="float">
            <text:p>7650</text:p>
          </table:table-cell>
          <table:table-cell office:value-type="float" office:value="0.000069" calcext:value-type="float">
            <text:p>0.000069</text:p>
          </table:table-cell>
          <table:table-cell/>
          <table:table-cell office:value-type="float" office:value="7650" calcext:value-type="float">
            <text:p>7650</text:p>
          </table:table-cell>
          <table:table-cell office:value-type="float" office:value="0.000269" calcext:value-type="float">
            <text:p>0.000269</text:p>
          </table:table-cell>
        </table:table-row>
        <table:table-row table:style-name="ro1">
          <table:table-cell table:number-columns-repeated="12"/>
          <table:table-cell office:value-type="float" office:value="7700" calcext:value-type="float">
            <text:p>7700</text:p>
          </table:table-cell>
          <table:table-cell office:value-type="float" office:value="0.000075" calcext:value-type="float">
            <text:p>0.000075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0.000075" calcext:value-type="float">
            <text:p>0.000075</text:p>
          </table:table-cell>
        </table:table-row>
        <table:table-row table:style-name="ro1">
          <table:table-cell table:number-columns-repeated="12"/>
          <table:table-cell office:value-type="float" office:value="7750" calcext:value-type="float">
            <text:p>7750</text:p>
          </table:table-cell>
          <table:table-cell office:value-type="float" office:value="0.00014" calcext:value-type="float">
            <text:p>0.00014</text:p>
          </table:table-cell>
          <table:table-cell/>
          <table:table-cell office:value-type="float" office:value="7750" calcext:value-type="float">
            <text:p>7750</text:p>
          </table:table-cell>
          <table:table-cell office:value-type="float" office:value="0.000078" calcext:value-type="float">
            <text:p>0.000078</text:p>
          </table:table-cell>
        </table:table-row>
        <table:table-row table:style-name="ro1">
          <table:table-cell table:number-columns-repeated="12"/>
          <table:table-cell office:value-type="float" office:value="7800" calcext:value-type="float">
            <text:p>7800</text:p>
          </table:table-cell>
          <table:table-cell office:value-type="float" office:value="0.000112" calcext:value-type="float">
            <text:p>0.000112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table:number-columns-repeated="12"/>
          <table:table-cell office:value-type="float" office:value="7850" calcext:value-type="float">
            <text:p>7850</text:p>
          </table:table-cell>
          <table:table-cell office:value-type="float" office:value="0.000112" calcext:value-type="float">
            <text:p>0.000112</text:p>
          </table:table-cell>
          <table:table-cell/>
          <table:table-cell office:value-type="float" office:value="7850" calcext:value-type="float">
            <text:p>7850</text:p>
          </table:table-cell>
          <table:table-cell office:value-type="float" office:value="0.000081" calcext:value-type="float">
            <text:p>0.000081</text:p>
          </table:table-cell>
        </table:table-row>
        <table:table-row table:style-name="ro1">
          <table:table-cell table:number-columns-repeated="12"/>
          <table:table-cell office:value-type="float" office:value="7900" calcext:value-type="float">
            <text:p>7900</text:p>
          </table:table-cell>
          <table:table-cell office:value-type="float" office:value="0.000076" calcext:value-type="float">
            <text:p>0.000076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0.000082" calcext:value-type="float">
            <text:p>0.000082</text:p>
          </table:table-cell>
        </table:table-row>
        <table:table-row table:style-name="ro1">
          <table:table-cell table:number-columns-repeated="12"/>
          <table:table-cell office:value-type="float" office:value="7950" calcext:value-type="float">
            <text:p>7950</text:p>
          </table:table-cell>
          <table:table-cell office:value-type="float" office:value="0.000078" calcext:value-type="float">
            <text:p>0.000078</text:p>
          </table:table-cell>
          <table:table-cell/>
          <table:table-cell office:value-type="float" office:value="7950" calcext:value-type="float">
            <text:p>7950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table:number-columns-repeated="12"/>
          <table:table-cell office:value-type="float" office:value="8000" calcext:value-type="float">
            <text:p>8000</text:p>
          </table:table-cell>
          <table:table-cell office:value-type="float" office:value="0.000072" calcext:value-type="float">
            <text:p>0.000072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0.000077" calcext:value-type="float">
            <text:p>0.000077</text:p>
          </table:table-cell>
        </table:table-row>
        <table:table-row table:style-name="ro1">
          <table:table-cell table:number-columns-repeated="12"/>
          <table:table-cell office:value-type="float" office:value="8050" calcext:value-type="float">
            <text:p>8050</text:p>
          </table:table-cell>
          <table:table-cell office:value-type="float" office:value="0.000063" calcext:value-type="float">
            <text:p>0.000063</text:p>
          </table:table-cell>
          <table:table-cell/>
          <table:table-cell office:value-type="float" office:value="8050" calcext:value-type="float">
            <text:p>8050</text:p>
          </table:table-cell>
          <table:table-cell office:value-type="float" office:value="0.000068" calcext:value-type="float">
            <text:p>0.000068</text:p>
          </table:table-cell>
        </table:table-row>
        <table:table-row table:style-name="ro1">
          <table:table-cell table:number-columns-repeated="12"/>
          <table:table-cell office:value-type="float" office:value="8100" calcext:value-type="float">
            <text:p>8100</text:p>
          </table:table-cell>
          <table:table-cell office:value-type="float" office:value="0.000066" calcext:value-type="float">
            <text:p>0.000066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table:number-columns-repeated="12"/>
          <table:table-cell office:value-type="float" office:value="8150" calcext:value-type="float">
            <text:p>8150</text:p>
          </table:table-cell>
          <table:table-cell office:value-type="float" office:value="0.000152" calcext:value-type="float">
            <text:p>0.000152</text:p>
          </table:table-cell>
          <table:table-cell/>
          <table:table-cell office:value-type="float" office:value="8150" calcext:value-type="float">
            <text:p>8150</text:p>
          </table:table-cell>
          <table:table-cell office:value-type="float" office:value="0.000131" calcext:value-type="float">
            <text:p>0.000131</text:p>
          </table:table-cell>
        </table:table-row>
        <table:table-row table:style-name="ro1">
          <table:table-cell table:number-columns-repeated="12"/>
          <table:table-cell office:value-type="float" office:value="8200" calcext:value-type="float">
            <text:p>8200</text:p>
          </table:table-cell>
          <table:table-cell office:value-type="float" office:value="0.000117" calcext:value-type="float">
            <text:p>0.000117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12"/>
          <table:table-cell office:value-type="float" office:value="8250" calcext:value-type="float">
            <text:p>8250</text:p>
          </table:table-cell>
          <table:table-cell office:value-type="float" office:value="0.000088" calcext:value-type="float">
            <text:p>0.000088</text:p>
          </table:table-cell>
          <table:table-cell/>
          <table:table-cell office:value-type="float" office:value="8250" calcext:value-type="float">
            <text:p>8250</text:p>
          </table:table-cell>
          <table:table-cell office:value-type="float" office:value="0.000081" calcext:value-type="float">
            <text:p>0.000081</text:p>
          </table:table-cell>
        </table:table-row>
        <table:table-row table:style-name="ro1">
          <table:table-cell table:number-columns-repeated="12"/>
          <table:table-cell office:value-type="float" office:value="8300" calcext:value-type="float">
            <text:p>8300</text:p>
          </table:table-cell>
          <table:table-cell office:value-type="float" office:value="0.00005" calcext:value-type="float">
            <text:p>0.00005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table:number-columns-repeated="12"/>
          <table:table-cell office:value-type="float" office:value="8350" calcext:value-type="float">
            <text:p>8350</text:p>
          </table:table-cell>
          <table:table-cell office:value-type="float" office:value="0.000081" calcext:value-type="float">
            <text:p>0.000081</text:p>
          </table:table-cell>
          <table:table-cell/>
          <table:table-cell office:value-type="float" office:value="8350" calcext:value-type="float">
            <text:p>8350</text:p>
          </table:table-cell>
          <table:table-cell office:value-type="float" office:value="0.000081" calcext:value-type="float">
            <text:p>0.000081</text:p>
          </table:table-cell>
        </table:table-row>
        <table:table-row table:style-name="ro1">
          <table:table-cell table:number-columns-repeated="12"/>
          <table:table-cell office:value-type="float" office:value="8400" calcext:value-type="float">
            <text:p>8400</text:p>
          </table:table-cell>
          <table:table-cell office:value-type="float" office:value="0.000078" calcext:value-type="float">
            <text:p>0.000078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0.000076" calcext:value-type="float">
            <text:p>0.000076</text:p>
          </table:table-cell>
        </table:table-row>
        <table:table-row table:style-name="ro1">
          <table:table-cell table:number-columns-repeated="12"/>
          <table:table-cell office:value-type="float" office:value="8450" calcext:value-type="float">
            <text:p>8450</text:p>
          </table:table-cell>
          <table:table-cell office:value-type="float" office:value="0.000069" calcext:value-type="float">
            <text:p>0.000069</text:p>
          </table:table-cell>
          <table:table-cell/>
          <table:table-cell office:value-type="float" office:value="8450" calcext:value-type="float">
            <text:p>8450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table:number-columns-repeated="12"/>
          <table:table-cell office:value-type="float" office:value="8500" calcext:value-type="float">
            <text:p>8500</text:p>
          </table:table-cell>
          <table:table-cell office:value-type="float" office:value="0.00008" calcext:value-type="float">
            <text:p>0.00008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0.000076" calcext:value-type="float">
            <text:p>0.000076</text:p>
          </table:table-cell>
        </table:table-row>
        <table:table-row table:style-name="ro1">
          <table:table-cell table:number-columns-repeated="12"/>
          <table:table-cell office:value-type="float" office:value="8550" calcext:value-type="float">
            <text:p>8550</text:p>
          </table:table-cell>
          <table:table-cell office:value-type="float" office:value="0.00012" calcext:value-type="float">
            <text:p>0.00012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0.000062" calcext:value-type="float">
            <text:p>0.000062</text:p>
          </table:table-cell>
        </table:table-row>
        <table:table-row table:style-name="ro1">
          <table:table-cell table:number-columns-repeated="12"/>
          <table:table-cell office:value-type="float" office:value="8600" calcext:value-type="float">
            <text:p>8600</text:p>
          </table:table-cell>
          <table:table-cell office:value-type="float" office:value="0.000075" calcext:value-type="float">
            <text:p>0.000075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table:number-columns-repeated="12"/>
          <table:table-cell office:value-type="float" office:value="8650" calcext:value-type="float">
            <text:p>8650</text:p>
          </table:table-cell>
          <table:table-cell office:value-type="float" office:value="0.000073" calcext:value-type="float">
            <text:p>0.000073</text:p>
          </table:table-cell>
          <table:table-cell/>
          <table:table-cell office:value-type="float" office:value="8650" calcext:value-type="float">
            <text:p>8650</text:p>
          </table:table-cell>
          <table:table-cell office:value-type="float" office:value="0.000119" calcext:value-type="float">
            <text:p>0.000119</text:p>
          </table:table-cell>
        </table:table-row>
        <table:table-row table:style-name="ro1">
          <table:table-cell table:number-columns-repeated="12"/>
          <table:table-cell office:value-type="float" office:value="8700" calcext:value-type="float">
            <text:p>8700</text:p>
          </table:table-cell>
          <table:table-cell office:value-type="float" office:value="0.000063" calcext:value-type="float">
            <text:p>0.000063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0.000064" calcext:value-type="float">
            <text:p>0.000064</text:p>
          </table:table-cell>
        </table:table-row>
        <table:table-row table:style-name="ro1">
          <table:table-cell table:number-columns-repeated="12"/>
          <table:table-cell office:value-type="float" office:value="8750" calcext:value-type="float">
            <text:p>8750</text:p>
          </table:table-cell>
          <table:table-cell office:value-type="float" office:value="0.000122" calcext:value-type="float">
            <text:p>0.000122</text:p>
          </table:table-cell>
          <table:table-cell/>
          <table:table-cell office:value-type="float" office:value="8750" calcext:value-type="float">
            <text:p>8750</text:p>
          </table:table-cell>
          <table:table-cell office:value-type="float" office:value="0.000063" calcext:value-type="float">
            <text:p>0.000063</text:p>
          </table:table-cell>
        </table:table-row>
        <table:table-row table:style-name="ro1">
          <table:table-cell table:number-columns-repeated="12"/>
          <table:table-cell office:value-type="float" office:value="8800" calcext:value-type="float">
            <text:p>8800</text:p>
          </table:table-cell>
          <table:table-cell office:value-type="float" office:value="0.000072" calcext:value-type="float">
            <text:p>0.000072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0.000072" calcext:value-type="float">
            <text:p>0.000072</text:p>
          </table:table-cell>
        </table:table-row>
        <table:table-row table:style-name="ro1">
          <table:table-cell table:number-columns-repeated="12"/>
          <table:table-cell office:value-type="float" office:value="8850" calcext:value-type="float">
            <text:p>8850</text:p>
          </table:table-cell>
          <table:table-cell office:value-type="float" office:value="0.000073" calcext:value-type="float">
            <text:p>0.000073</text:p>
          </table:table-cell>
          <table:table-cell/>
          <table:table-cell office:value-type="float" office:value="8850" calcext:value-type="float">
            <text:p>8850</text:p>
          </table:table-cell>
          <table:table-cell office:value-type="float" office:value="0.000069" calcext:value-type="float">
            <text:p>0.000069</text:p>
          </table:table-cell>
        </table:table-row>
        <table:table-row table:style-name="ro1">
          <table:table-cell table:number-columns-repeated="12"/>
          <table:table-cell office:value-type="float" office:value="8900" calcext:value-type="float">
            <text:p>8900</text:p>
          </table:table-cell>
          <table:table-cell office:value-type="float" office:value="0.000068" calcext:value-type="float">
            <text:p>0.000068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0.000127" calcext:value-type="float">
            <text:p>0.000127</text:p>
          </table:table-cell>
        </table:table-row>
        <table:table-row table:style-name="ro1">
          <table:table-cell table:number-columns-repeated="12"/>
          <table:table-cell office:value-type="float" office:value="8950" calcext:value-type="float">
            <text:p>8950</text:p>
          </table:table-cell>
          <table:table-cell office:value-type="float" office:value="0.000083" calcext:value-type="float">
            <text:p>0.000083</text:p>
          </table:table-cell>
          <table:table-cell/>
          <table:table-cell office:value-type="float" office:value="8950" calcext:value-type="float">
            <text:p>8950</text:p>
          </table:table-cell>
          <table:table-cell office:value-type="float" office:value="0.000078" calcext:value-type="float">
            <text:p>0.000078</text:p>
          </table:table-cell>
        </table:table-row>
        <table:table-row table:style-name="ro1">
          <table:table-cell table:number-columns-repeated="12"/>
          <table:table-cell office:value-type="float" office:value="9000" calcext:value-type="float">
            <text:p>9000</text:p>
          </table:table-cell>
          <table:table-cell office:value-type="float" office:value="0.000088" calcext:value-type="float">
            <text:p>0.000088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0.000087" calcext:value-type="float">
            <text:p>0.000087</text:p>
          </table:table-cell>
        </table:table-row>
        <table:table-row table:style-name="ro1">
          <table:table-cell table:number-columns-repeated="12"/>
          <table:table-cell office:value-type="float" office:value="9050" calcext:value-type="float">
            <text:p>9050</text:p>
          </table:table-cell>
          <table:table-cell office:value-type="float" office:value="0.000077" calcext:value-type="float">
            <text:p>0.000077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9100" calcext:value-type="float">
            <text:p>9100</text:p>
          </table:table-cell>
          <table:table-cell office:value-type="float" office:value="0.000073" calcext:value-type="float">
            <text:p>0.00007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9150" calcext:value-type="float">
            <text:p>9150</text:p>
          </table:table-cell>
          <table:table-cell office:value-type="float" office:value="0.000062" calcext:value-type="float">
            <text:p>0.00006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9200" calcext:value-type="float">
            <text:p>9200</text:p>
          </table:table-cell>
          <table:table-cell office:value-type="float" office:value="0.000065" calcext:value-type="float">
            <text:p>0.000065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9250" calcext:value-type="float">
            <text:p>9250</text:p>
          </table:table-cell>
          <table:table-cell office:value-type="float" office:value="0.000101" calcext:value-type="float">
            <text:p>0.000101</text:p>
          </table:table-cell>
          <table:table-cell table:number-columns-repeated="3"/>
        </table:table-row>
      </table:table>
      <table:table table:name="PyTorch Timing" table:style-name="ta1">
        <table:shapes>
          <draw:frame draw:z-index="0" draw:style-name="gr1" draw:text-style-name="P1" svg:width="6.2988in" svg:height="3.5429in" svg:x="14.1244in" svg:y="1.1898in">
            <draw:object draw:notify-on-update-of-ranges="'PyTorch Timing'.A2:'PyTorch Timing'.A2 'PyTorch Timing'.A3:'PyTorch Timing'.A54 'PyTorch Timing'.A1:'PyTorch Timing'.A1 'PyTorch Timing'.B3:'PyTorch Timing'.B54 'PyTorch Timing'.D1:'PyTorch Timing'.D1 'PyTorch Timing'.E3:'PyTorch Timing'.E100 'PyTorch Timing'.D3:'PyTorch Timing'.D1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4" office:value-type="string" calcext:value-type="string" table:number-columns-spanned="2" table:number-rows-spanned="1">
            <office:annotation draw:style-name="gr2" svg:width="1.1413in" svg:height="0.7083in" svg:x="5.6937in" svg:y="0in" draw:caption-point-x="-0.2402in" draw:caption-point-y="0.0039in">
              <dc:creator>Unknown Author</dc:creator>
              <dc:date>2024-07-31T22:52:00</dc:date>
              <text:p>pytorch_time_matrix_inversion.py</text:p>
            </office:annotation>
            <text:p>Matrix with the built-in PyTorch Module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office:annotation draw:style-name="gr2" svg:width="1.1413in" svg:height="2.4118in" svg:x="10.3791in" svg:y="0in" draw:caption-point-x="-0.2402in" draw:caption-point-y="0.0039in">
              <dc:creator>Unknown Author</dc:creator>
              <dc:date>2024-07-31T22:56:00</dc:date>
              <text:p>time_matrix_inversion.cu<text:line-break/><text:line-break/>Since this timing was done within the kernel itself, expect better performance than if it was measured as a custom PyTorch module due to decreased Python overhead.</text:p>
            </office:annotation>
            <text:p>Matrix Inversion with CUDA Kernel</text:p>
          </table:table-cell>
          <table:covered-table-cell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Time (seconds)</text:p>
          </table:table-cell>
          <table:table-cell/>
          <table:table-cell office:value-type="string" calcext:value-type="string">
            <text:p>Matrix Size</text:p>
          </table:table-cell>
          <table:table-cell office:value-type="string" calcext:value-type="string">
            <text:p><text:s/>Execution Time (seconds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4424" calcext:value-type="float">
            <text:p>0.0044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047" calcext:value-type="float">
            <text:p>0.0000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466" calcext:value-type="float">
            <text:p>0.0014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53" calcext:value-type="float">
            <text:p>0.0000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2283" calcext:value-type="float">
            <text:p>0.00228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00084" calcext:value-type="float">
            <text:p>0.0000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641" calcext:value-type="float">
            <text:p>0.00064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142" calcext:value-type="float">
            <text:p>0.0001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1313" calcext:value-type="float">
            <text:p>0.00131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00201" calcext:value-type="float">
            <text:p>0.0002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1041" calcext:value-type="float">
            <text:p>0.00104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303" calcext:value-type="float">
            <text:p>0.00030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1243" calcext:value-type="float">
            <text:p>0.00124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.000421" calcext:value-type="float">
            <text:p>0.00042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1603" calcext:value-type="float">
            <text:p>0.00160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433" calcext:value-type="float">
            <text:p>0.00043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1924" calcext:value-type="float">
            <text:p>0.00192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.000507" calcext:value-type="float">
            <text:p>0.0005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2284" calcext:value-type="float">
            <text:p>0.00228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563" calcext:value-type="float">
            <text:p>0.00056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2762" calcext:value-type="float">
            <text:p>0.00276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0.000585" calcext:value-type="float">
            <text:p>0.00058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3224" calcext:value-type="float">
            <text:p>0.0032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000643" calcext:value-type="float">
            <text:p>0.00064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3916" calcext:value-type="float">
            <text:p>0.00391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0.000678" calcext:value-type="float">
            <text:p>0.00067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4561" calcext:value-type="float">
            <text:p>0.00456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0.000771" calcext:value-type="float">
            <text:p>0.00077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5383" calcext:value-type="float">
            <text:p>0.005383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0.000815" calcext:value-type="float">
            <text:p>0.00081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6314" calcext:value-type="float">
            <text:p>0.00631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000926" calcext:value-type="float">
            <text:p>0.00092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7645" calcext:value-type="float">
            <text:p>0.007645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0.000979" calcext:value-type="float">
            <text:p>0.00097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989" calcext:value-type="float">
            <text:p>0.0098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001075" calcext:value-type="float">
            <text:p>0.00107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10973" calcext:value-type="float">
            <text:p>0.010973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0.001194" calcext:value-type="float">
            <text:p>0.0011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3084" calcext:value-type="float">
            <text:p>0.01308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1213" calcext:value-type="float">
            <text:p>0.00121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15975" calcext:value-type="float">
            <text:p>0.015975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0.00138" calcext:value-type="float">
            <text:p>0.0013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16317" calcext:value-type="float">
            <text:p>0.016317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0.001502" calcext:value-type="float">
            <text:p>0.00150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18315" calcext:value-type="float">
            <text:p>0.018315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0.001624" calcext:value-type="float">
            <text:p>0.00162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18817" calcext:value-type="float">
            <text:p>0.01881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.001778" calcext:value-type="float">
            <text:p>0.00177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17738" calcext:value-type="float">
            <text:p>0.017738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0.001904" calcext:value-type="float">
            <text:p>0.00190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20056" calcext:value-type="float">
            <text:p>0.020056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0.002028" calcext:value-type="float">
            <text:p>0.00202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2782" calcext:value-type="float">
            <text:p>0.02782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0.00218" calcext:value-type="float">
            <text:p>0.0021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23975" calcext:value-type="float">
            <text:p>0.023975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0.002307" calcext:value-type="float">
            <text:p>0.00230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26126" calcext:value-type="float">
            <text:p>0.026126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0.002458" calcext:value-type="float">
            <text:p>0.0024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28421" calcext:value-type="float">
            <text:p>0.02842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0.002613" calcext:value-type="float">
            <text:p>0.00261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3353" calcext:value-type="float">
            <text:p>0.03353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0.002778" calcext:value-type="float">
            <text:p>0.00277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33864" calcext:value-type="float">
            <text:p>0.033864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0.002924" calcext:value-type="float">
            <text:p>0.002924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36826" calcext:value-type="float">
            <text:p>0.036826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0.003121" calcext:value-type="float">
            <text:p>0.00312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39434" calcext:value-type="float">
            <text:p>0.039434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0.003629" calcext:value-type="float">
            <text:p>0.003629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044453" calcext:value-type="float">
            <text:p>0.044453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0.003479" calcext:value-type="float">
            <text:p>0.00347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44802" calcext:value-type="float">
            <text:p>0.044802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0.003662" calcext:value-type="float">
            <text:p>0.003662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049307" calcext:value-type="float">
            <text:p>0.049307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0.003891" calcext:value-type="float">
            <text:p>0.00389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54583" calcext:value-type="float">
            <text:p>0.054583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0.004062" calcext:value-type="float">
            <text:p>0.00406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057288" calcext:value-type="float">
            <text:p>0.057288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0.004289" calcext:value-type="float">
            <text:p>0.0042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65728" calcext:value-type="float">
            <text:p>0.06572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004489" calcext:value-type="float">
            <text:p>0.004489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068785" calcext:value-type="float">
            <text:p>0.068785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0.004709" calcext:value-type="float">
            <text:p>0.00470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77255" calcext:value-type="float">
            <text:p>0.077255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081249" calcext:value-type="float">
            <text:p>0.081249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0.005146" calcext:value-type="float">
            <text:p>0.00514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7701" calcext:value-type="float">
            <text:p>0.07701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0.005406" calcext:value-type="float">
            <text:p>0.005406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083623" calcext:value-type="float">
            <text:p>0.083623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0.005594" calcext:value-type="float">
            <text:p>0.00559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86912" calcext:value-type="float">
            <text:p>0.08691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.005959" calcext:value-type="float">
            <text:p>0.005959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095376" calcext:value-type="float">
            <text:p>0.095376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0.007643" calcext:value-type="float">
            <text:p>0.00764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97405" calcext:value-type="float">
            <text:p>0.097405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0.006389" calcext:value-type="float">
            <text:p>0.006389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107132" calcext:value-type="float">
            <text:p>0.107132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0.006619" calcext:value-type="float">
            <text:p>0.00661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116883" calcext:value-type="float">
            <text:p>0.116883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6863" calcext:value-type="float">
            <office:annotation draw:style-name="gr3" draw:text-style-name="P3" svg:width="1.1413in" svg:height="1.3232in" svg:x="10.3791in" svg:y="8.476in" draw:caption-point-x="-0.2402in" draw:caption-point-y="0.5945in">
              <dc:date>2024-07-15T00:00:00</dc:date>
              <text:p text:style-name="P2"><text:span text:style-name="T1">Theoretical performance assuming O(n^3) time complexity and 29.8 TFLOPS: 0.0005406574394463668</text:span></text:p>
            </office:annotation>
            <text:p>0.006863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.12453" calcext:value-type="float">
            <text:p>0.12453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0.007136" calcext:value-type="float">
            <text:p>0.00713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131774" calcext:value-type="float">
            <text:p>0.131774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0.007441" calcext:value-type="float">
            <text:p>0.007441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.137614" calcext:value-type="float">
            <text:p>0.137614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float" office:value="0.007922" calcext:value-type="float">
            <text:p>0.007922</text:p>
          </table:table-cell>
        </table:table-row>
        <table:table-row table:style-name="ro1">
          <table:table-cell table:number-columns-repeated="3"/>
          <table:table-cell office:value-type="float" office:value="2700" calcext:value-type="float">
            <text:p>2700</text:p>
          </table:table-cell>
          <table:table-cell office:value-type="float" office:value="0.007974" calcext:value-type="float">
            <text:p>0.007974</text:p>
          </table:table-cell>
        </table:table-row>
        <table:table-row table:style-name="ro1">
          <table:table-cell table:number-columns-repeated="3"/>
          <table:table-cell office:value-type="float" office:value="2750" calcext:value-type="float">
            <text:p>2750</text:p>
          </table:table-cell>
          <table:table-cell office:value-type="float" office:value="0.008328" calcext:value-type="float">
            <text:p>0.008328</text:p>
          </table:table-cell>
        </table:table-row>
        <table:table-row table:style-name="ro1">
          <table:table-cell table:number-columns-repeated="3"/>
          <table:table-cell office:value-type="float" office:value="2800" calcext:value-type="float">
            <text:p>2800</text:p>
          </table:table-cell>
          <table:table-cell office:value-type="float" office:value="0.008587" calcext:value-type="float">
            <text:p>0.008587</text:p>
          </table:table-cell>
        </table:table-row>
        <table:table-row table:style-name="ro1">
          <table:table-cell table:number-columns-repeated="3"/>
          <table:table-cell office:value-type="float" office:value="2850" calcext:value-type="float">
            <text:p>2850</text:p>
          </table:table-cell>
          <table:table-cell office:value-type="float" office:value="0.008951" calcext:value-type="float">
            <text:p>0.008951</text:p>
          </table:table-cell>
        </table:table-row>
        <table:table-row table:style-name="ro1">
          <table:table-cell table:number-columns-repeated="3"/>
          <table:table-cell office:value-type="float" office:value="2900" calcext:value-type="float">
            <text:p>2900</text:p>
          </table:table-cell>
          <table:table-cell office:value-type="float" office:value="0.009226" calcext:value-type="float">
            <text:p>0.009226</text:p>
          </table:table-cell>
        </table:table-row>
        <table:table-row table:style-name="ro1">
          <table:table-cell table:number-columns-repeated="3"/>
          <table:table-cell office:value-type="float" office:value="2950" calcext:value-type="float">
            <text:p>2950</text:p>
          </table:table-cell>
          <table:table-cell office:value-type="float" office:value="0.009503" calcext:value-type="float">
            <text:p>0.009503</text:p>
          </table:table-cell>
        </table:table-row>
        <table:table-row table:style-name="ro1"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0.00981" calcext:value-type="float">
            <text:p>0.00981</text:p>
          </table:table-cell>
        </table:table-row>
        <table:table-row table:style-name="ro1">
          <table:table-cell table:number-columns-repeated="3"/>
          <table:table-cell office:value-type="float" office:value="3050" calcext:value-type="float">
            <text:p>3050</text:p>
          </table:table-cell>
          <table:table-cell office:value-type="float" office:value="0.010185" calcext:value-type="float">
            <text:p>0.010185</text:p>
          </table:table-cell>
        </table:table-row>
        <table:table-row table:style-name="ro1">
          <table:table-cell table:number-columns-repeated="3"/>
          <table:table-cell office:value-type="float" office:value="3100" calcext:value-type="float">
            <text:p>3100</text:p>
          </table:table-cell>
          <table:table-cell office:value-type="float" office:value="0.010464" calcext:value-type="float">
            <text:p>0.010464</text:p>
          </table:table-cell>
        </table:table-row>
        <table:table-row table:style-name="ro1">
          <table:table-cell table:number-columns-repeated="3"/>
          <table:table-cell office:value-type="float" office:value="3150" calcext:value-type="float">
            <text:p>3150</text:p>
          </table:table-cell>
          <table:table-cell office:value-type="float" office:value="0.010793" calcext:value-type="float">
            <text:p>0.010793</text:p>
          </table:table-cell>
        </table:table-row>
        <table:table-row table:style-name="ro1">
          <table:table-cell table:number-columns-repeated="3"/>
          <table:table-cell office:value-type="float" office:value="3200" calcext:value-type="float">
            <text:p>3200</text:p>
          </table:table-cell>
          <table:table-cell office:value-type="float" office:value="0.011168" calcext:value-type="float">
            <text:p>0.011168</text:p>
          </table:table-cell>
        </table:table-row>
        <table:table-row table:style-name="ro1">
          <table:table-cell table:number-columns-repeated="3"/>
          <table:table-cell office:value-type="float" office:value="3250" calcext:value-type="float">
            <text:p>3250</text:p>
          </table:table-cell>
          <table:table-cell office:value-type="float" office:value="0.011481" calcext:value-type="float">
            <text:p>0.011481</text:p>
          </table:table-cell>
        </table:table-row>
        <table:table-row table:style-name="ro1">
          <table:table-cell table:number-columns-repeated="3"/>
          <table:table-cell office:value-type="float" office:value="3300" calcext:value-type="float">
            <text:p>3300</text:p>
          </table:table-cell>
          <table:table-cell office:value-type="float" office:value="0.011855" calcext:value-type="float">
            <text:p>0.011855</text:p>
          </table:table-cell>
        </table:table-row>
        <table:table-row table:style-name="ro1">
          <table:table-cell table:number-columns-repeated="3"/>
          <table:table-cell office:value-type="float" office:value="3350" calcext:value-type="float">
            <text:p>3350</text:p>
          </table:table-cell>
          <table:table-cell office:value-type="float" office:value="0.012338" calcext:value-type="float">
            <text:p>0.012338</text:p>
          </table:table-cell>
        </table:table-row>
        <table:table-row table:style-name="ro1">
          <table:table-cell table:number-columns-repeated="3"/>
          <table:table-cell office:value-type="float" office:value="3400" calcext:value-type="float">
            <text:p>3400</text:p>
          </table:table-cell>
          <table:table-cell office:value-type="float" office:value="0.012729" calcext:value-type="float">
            <text:p>0.012729</text:p>
          </table:table-cell>
        </table:table-row>
        <table:table-row table:style-name="ro1">
          <table:table-cell table:number-columns-repeated="3"/>
          <table:table-cell office:value-type="float" office:value="3450" calcext:value-type="float">
            <text:p>3450</text:p>
          </table:table-cell>
          <table:table-cell office:value-type="float" office:value="0.01292" calcext:value-type="float">
            <text:p>0.01292</text:p>
          </table:table-cell>
        </table:table-row>
        <table:table-row table:style-name="ro1">
          <table:table-cell table:number-columns-repeated="3"/>
          <table:table-cell office:value-type="float" office:value="3500" calcext:value-type="float">
            <text:p>3500</text:p>
          </table:table-cell>
          <table:table-cell office:value-type="float" office:value="0.013314" calcext:value-type="float">
            <text:p>0.013314</text:p>
          </table:table-cell>
        </table:table-row>
        <table:table-row table:style-name="ro1">
          <table:table-cell table:number-columns-repeated="3"/>
          <table:table-cell office:value-type="float" office:value="3550" calcext:value-type="float">
            <text:p>3550</text:p>
          </table:table-cell>
          <table:table-cell office:value-type="float" office:value="0.012206" calcext:value-type="float">
            <text:p>0.012206</text:p>
          </table:table-cell>
        </table:table-row>
        <table:table-row table:style-name="ro1">
          <table:table-cell table:number-columns-repeated="3"/>
          <table:table-cell office:value-type="float" office:value="3600" calcext:value-type="float">
            <text:p>3600</text:p>
          </table:table-cell>
          <table:table-cell office:value-type="float" office:value="0.012563" calcext:value-type="float">
            <text:p>0.012563</text:p>
          </table:table-cell>
        </table:table-row>
        <table:table-row table:style-name="ro1">
          <table:table-cell table:number-columns-repeated="3"/>
          <table:table-cell office:value-type="float" office:value="3650" calcext:value-type="float">
            <text:p>3650</text:p>
          </table:table-cell>
          <table:table-cell office:value-type="float" office:value="0.011599" calcext:value-type="float">
            <text:p>0.011599</text:p>
          </table:table-cell>
        </table:table-row>
        <table:table-row table:style-name="ro1">
          <table:table-cell table:number-columns-repeated="3"/>
          <table:table-cell office:value-type="float" office:value="3700" calcext:value-type="float">
            <text:p>3700</text:p>
          </table:table-cell>
          <table:table-cell office:value-type="float" office:value="0.01151" calcext:value-type="float">
            <text:p>0.01151</text:p>
          </table:table-cell>
        </table:table-row>
        <table:table-row table:style-name="ro1">
          <table:table-cell table:number-columns-repeated="3"/>
          <table:table-cell office:value-type="float" office:value="3750" calcext:value-type="float">
            <text:p>3750</text:p>
          </table:table-cell>
          <table:table-cell office:value-type="float" office:value="0.011596" calcext:value-type="float">
            <text:p>0.011596</text:p>
          </table:table-cell>
        </table:table-row>
        <table:table-row table:style-name="ro1">
          <table:table-cell table:number-columns-repeated="3"/>
          <table:table-cell office:value-type="float" office:value="3800" calcext:value-type="float">
            <text:p>3800</text:p>
          </table:table-cell>
          <table:table-cell office:value-type="float" office:value="0.011816" calcext:value-type="float">
            <text:p>0.011816</text:p>
          </table:table-cell>
        </table:table-row>
        <table:table-row table:style-name="ro1">
          <table:table-cell table:number-columns-repeated="3"/>
          <table:table-cell office:value-type="float" office:value="3850" calcext:value-type="float">
            <text:p>3850</text:p>
          </table:table-cell>
          <table:table-cell office:value-type="float" office:value="0.011284" calcext:value-type="float">
            <text:p>0.011284</text:p>
          </table:table-cell>
        </table:table-row>
        <table:table-row table:style-name="ro1">
          <table:table-cell table:number-columns-repeated="3"/>
          <table:table-cell office:value-type="float" office:value="3900" calcext:value-type="float">
            <text:p>3900</text:p>
          </table:table-cell>
          <table:table-cell office:value-type="float" office:value="0.011522" calcext:value-type="float">
            <text:p>0.011522</text:p>
          </table:table-cell>
        </table:table-row>
        <table:table-row table:style-name="ro1">
          <table:table-cell table:number-columns-repeated="3"/>
          <table:table-cell office:value-type="float" office:value="3950" calcext:value-type="float">
            <text:p>3950</text:p>
          </table:table-cell>
          <table:table-cell office:value-type="float" office:value="0.011803" calcext:value-type="float">
            <text:p>0.011803</text:p>
          </table:table-cell>
        </table:table-row>
        <table:table-row table:style-name="ro1"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0.012212" calcext:value-type="float">
            <text:p>0.012212</text:p>
          </table:table-cell>
        </table:table-row>
        <table:table-row table:style-name="ro1">
          <table:table-cell table:number-columns-repeated="3"/>
          <table:table-cell office:value-type="float" office:value="4050" calcext:value-type="float">
            <text:p>4050</text:p>
          </table:table-cell>
          <table:table-cell office:value-type="float" office:value="0.012366" calcext:value-type="float">
            <text:p>0.012366</text:p>
          </table:table-cell>
        </table:table-row>
        <table:table-row table:style-name="ro1">
          <table:table-cell table:number-columns-repeated="3"/>
          <table:table-cell office:value-type="float" office:value="4100" calcext:value-type="float">
            <text:p>4100</text:p>
          </table:table-cell>
          <table:table-cell office:value-type="float" office:value="0.011398" calcext:value-type="float">
            <text:p>0.011398</text:p>
          </table:table-cell>
        </table:table-row>
        <table:table-row table:style-name="ro1">
          <table:table-cell table:number-columns-repeated="3"/>
          <table:table-cell office:value-type="float" office:value="4150" calcext:value-type="float">
            <text:p>4150</text:p>
          </table:table-cell>
          <table:table-cell office:value-type="float" office:value="0.011432" calcext:value-type="float">
            <text:p>0.011432</text:p>
          </table:table-cell>
        </table:table-row>
        <table:table-row table:style-name="ro1">
          <table:table-cell table:number-columns-repeated="3"/>
          <table:table-cell office:value-type="float" office:value="4200" calcext:value-type="float">
            <text:p>4200</text:p>
          </table:table-cell>
          <table:table-cell office:value-type="float" office:value="0.011852" calcext:value-type="float">
            <text:p>0.011852</text:p>
          </table:table-cell>
        </table:table-row>
        <table:table-row table:style-name="ro1">
          <table:table-cell table:number-columns-repeated="3"/>
          <table:table-cell office:value-type="float" office:value="4250" calcext:value-type="float">
            <text:p>4250</text:p>
          </table:table-cell>
          <table:table-cell office:value-type="float" office:value="0.011588" calcext:value-type="float">
            <text:p>0.011588</text:p>
          </table:table-cell>
        </table:table-row>
      </table:table>
      <table:table table:name="Cluster computing" table:style-name="ta1">
        <table:shapes>
          <draw:frame draw:z-index="0" draw:style-name="gr1" draw:text-style-name="P1" svg:width="8.276in" svg:height="5.5945in" svg:x="47.4016in" svg:y="0.6067in">
            <draw:object draw:notify-on-update-of-ranges="'Cluster computing'.Q4:'Cluster computing'.Q31 'Cluster computing'.Q2:'Cluster computing'.Q2 'Cluster computing'.R4:'Cluster computing'.R31 'Cluster computing'.AA4:'Cluster computing'.AA31 'Cluster computing'.AA2:'Cluster computing'.AA2 'Cluster computing'.AB4:'Cluster computing'.AB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1" office:value-type="string" calcext:value-type="string" table:number-columns-spanned="3" table:number-rows-spanned="1">
            <office:annotation draw:style-name="gr5" draw:text-style-name="P3" svg:width="1.1413in" svg:height="2.2563in" svg:x="5.9173in" svg:y="0in" draw:caption-point-x="-0.2402in" draw:caption-point-y="0.0039in">
              <dc:creator>Unknown Author</dc:creator>
              <dc:date>2024-07-31T23:03:00</dc:date>
              <text:p text:style-name="P2"><text:span text:style-name="T1">time_matrix_multi</text:span><text:span text:style-name="T1">plication_mpi.cu</text:span><text:span text:style-name="T1"><text:line-break/></text:span><text:span text:style-name="T1"><text:line-break/></text:span><text:span text:style-name="T1">I essentially </text:span><text:span text:style-name="T1">multiplied </text:span><text:span text:style-name="T1">matrices of size X </text:span><text:span text:style-name="T1">for a number of </text:span><text:span text:style-name="T1">times (iterations) </text:span><text:span text:style-name="T1">and timed how </text:span><text:span text:style-name="T1">long it took for </text:span><text:span text:style-name="T1">them to be </text:span><text:span text:style-name="T1">multiplied X times</text:span></text:p>
              <text:p text:style-name="P2"><text:span text:style-name="T1"/></text:p>
            </office:annotation>
            <text:p>Matrix Multiplication in a Cluster of Two Nodes Trial 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office:annotation draw:style-name="gr6" draw:text-style-name="P3" svg:width="1.1413in" svg:height="1.1677in" svg:x="11.748in" svg:y="0in" draw:caption-point-x="-0.2402in" draw:caption-point-y="0.0039in">
              <dc:date>2024-07-25T00:00:00</dc:date>
              <text:p text:style-name="P2"><text:span text:style-name="T1">T</text:span><text:span text:style-name="T1">h</text:span><text:span text:style-name="T1">i</text:span><text:span text:style-name="T1">s</text:span><text:span text:style-name="T1"> </text:span><text:span text:style-name="T1">o</text:span><text:span text:style-name="T1">n</text:span><text:span text:style-name="T1">e</text:span><text:span text:style-name="T1"> </text:span><text:span text:style-name="T1">r</text:span><text:span text:style-name="T1">e</text:span><text:span text:style-name="T1">m</text:span><text:span text:style-name="T1">o</text:span><text:span text:style-name="T1">v</text:span><text:span text:style-name="T1">e</text:span><text:span text:style-name="T1">d</text:span><text:span text:style-name="T1"> </text:span><text:span text:style-name="T1">s</text:span><text:span text:style-name="T1">l</text:span><text:span text:style-name="T1">o</text:span><text:span text:style-name="T1">t</text:span><text:span text:style-name="T1">s</text:span><text:span text:style-name="T1">=</text:span><text:span text:style-name="T1">1</text:span><text:span text:style-name="T1"> </text:span><text:span text:style-name="T1">o</text:span><text:span text:style-name="T1">n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o</text:span><text:span text:style-name="T1">d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u</text:span><text:span text:style-name="T1">s</text:span><text:span text:style-name="T1">e</text:span><text:span text:style-name="T1">d</text:span><text:span text:style-name="T1"> </text:span><text:span text:style-name="T1">-</text:span><text:span text:style-name="T1">n</text:span><text:span text:style-name="T1">p</text:span><text:span text:style-name="T1"> </text:span><text:span text:style-name="T1">3</text:span><text:span text:style-name="T1"> </text:span><text:span text:style-name="T1">(</text:span><text:span text:style-name="T1">t</text:span><text:span text:style-name="T1">r</text:span><text:span text:style-name="T1">i</text:span><text:span text:style-name="T1">a</text:span><text:span text:style-name="T1">l</text:span><text:span text:style-name="T1"> </text:span><text:span text:style-name="T1">o</text:span><text:span text:style-name="T1">n</text:span><text:span text:style-name="T1">e</text:span><text:span text:style-name="T1"> </text:span><text:span text:style-name="T1">u</text:span><text:span text:style-name="T1">s</text:span><text:span text:style-name="T1">e</text:span><text:span text:style-name="T1">d</text:span><text:span text:style-name="T1"> </text:span><text:span text:style-name="T1">-</text:span><text:span text:style-name="T1">n</text:span><text:span text:style-name="T1">p</text:span><text:span text:style-name="T1"> </text:span><text:span text:style-name="T1">2</text:span></text:p>
              <text:p text:style-name="P2"><text:span text:style-name="T1"/></text:p>
            </office:annotation>
            <text:p>Matrix Multiplication in a Cluster of Two Nodes Trial 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office:annotation draw:style-name="gr6" draw:text-style-name="P3" svg:width="1.1413in" svg:height="1.1677in" svg:x="18.4791in" svg:y="0in" draw:caption-point-x="-0.2402in" draw:caption-point-y="0.0039in">
              <dc:date>2024-07-25T00:00:00</dc:date>
              <text:p text:style-name="P2"><text:span text:style-name="T1">T</text:span><text:span text:style-name="T1">h</text:span><text:span text:style-name="T1">i</text:span><text:span text:style-name="T1">s</text:span><text:span text:style-name="T1"> </text:span><text:span text:style-name="T1">o</text:span><text:span text:style-name="T1">n</text:span><text:span text:style-name="T1">e</text:span><text:span text:style-name="T1"> </text:span><text:span text:style-name="T1"><text:s/></text:span><text:span text:style-name="T1">w</text:span><text:span text:style-name="T1">a</text:span><text:span text:style-name="T1">s</text:span><text:span text:style-name="T1"> </text:span><text:span text:style-name="T1">-</text:span><text:span text:style-name="T1">n</text:span><text:span text:style-name="T1">p</text:span><text:span text:style-name="T1"> </text:span><text:span text:style-name="T1">6</text:span></text:p>
              <text:p text:style-name="P2"><text:span text:style-name="T1"/></text:p>
              <text:p text:style-name="P2"><text:span text:style-name="T1"/></text:p>
            </office:annotation>
            <text:p>Matrix Multiplication in a Cluster of Two Nodes Trial 3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office:annotation draw:style-name="gr6" draw:text-style-name="P3" svg:width="1.1413in" svg:height="1.1677in" svg:x="24.7925in" svg:y="0in" draw:caption-point-x="-0.2402in" draw:caption-point-y="0.0039in">
              <dc:date>2024-07-25T00:00:00</dc:date>
              <text:p text:style-name="P2"><text:span text:style-name="T1">T</text:span><text:span text:style-name="T1">h</text:span><text:span text:style-name="T1">i</text:span><text:span text:style-name="T1">s</text:span><text:span text:style-name="T1"> </text:span><text:span text:style-name="T1">o</text:span><text:span text:style-name="T1">n</text:span><text:span text:style-name="T1">e</text:span><text:span text:style-name="T1"> </text:span><text:span text:style-name="T1"><text:s/></text:span><text:span text:style-name="T1">w</text:span><text:span text:style-name="T1">a</text:span><text:span text:style-name="T1">s</text:span><text:span text:style-name="T1"> </text:span><text:span text:style-name="T1">-</text:span><text:span text:style-name="T1">n</text:span><text:span text:style-name="T1">p</text:span><text:span text:style-name="T1"> </text:span><text:span text:style-name="T1">8</text:span></text:p>
              <text:p text:style-name="P2"><text:span text:style-name="T1"/></text:p>
              <text:p text:style-name="P2"><text:span text:style-name="T1"/></text:p>
            </office:annotation>
            <text:p>Matrix Multiplication in a Cluster of Two Nodes Trial 4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office:annotation draw:style-name="gr7" draw:text-style-name="P3" svg:width="1.1413in" svg:height="2.2563in" svg:x="31.0843in" svg:y="0in" draw:caption-point-x="-0.2402in" draw:caption-point-y="0.0039in">
              <dc:date>2024-07-25T00:00:00</dc:date>
              <text:p text:style-name="P2"><text:span text:style-name="T1">This one, I </text:span><text:span text:style-name="T1">reverted back to </text:span><text:span text:style-name="T1">1 slot for each </text:span><text:span text:style-name="T1">host, but I </text:span><text:span text:style-name="T1">increased the </text:span><text:span text:style-name="T1">increment and </text:span><text:span text:style-name="T1">max matrix size </text:span><text:span text:style-name="T1">so we could see </text:span><text:span text:style-name="T1">what point the </text:span><text:span text:style-name="T1">overhead starts </text:span><text:span text:style-name="T1">to be cancelled </text:span><text:span text:style-name="T1">out by the </text:span><text:span text:style-name="T1">performance </text:span><text:span text:style-name="T1">improvements</text:span></text:p>
            </office:annotation>
            <text:p>Matrix Multiplication in a Cluster of Two Nodes Trial 5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office:annotation draw:style-name="gr2" svg:width="1.1413in" svg:height="0.7083in" svg:x="41.1701in" svg:y="0in" draw:caption-point-x="-0.2402in" draw:caption-point-y="0.0039in">
              <dc:creator>Unknown Author</dc:creator>
              <dc:date>2024-07-31T23:04:00</dc:date>
              <text:p>time_matrix_inversion_single.cu</text:p>
            </office:annotation>
            <text:p>Matrix Multiplication on a Singular GPU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office:annotation draw:style-name="gr4" draw:text-style-name="P3" svg:width="1.1413in" svg:height="0.7083in" svg:x="46.4433in" svg:y="0in" draw:caption-point-x="-0.2402in" draw:caption-point-y="0.0039in">
              <dc:date>2024-07-25T00:00:00</dc:date>
              <text:p text:style-name="P2"><text:span text:style-name="T1">This one is a control for Trial 4</text:span></text:p>
            </office:annotation>
            <text:p>Matrix Multiplication on a Singular GPU Trial 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<text:s/>Execution Time(s)</text:p>
          </table:table-cell>
          <table:table-cell office:value-type="string" calcext:value-type="string">
            <text:p><text:s/>Number of Iterations</text:p>
          </table:table-cell>
          <table:table-cell/>
          <table:table-cell office:value-type="string" calcext:value-type="string">
            <text:p>Matrix Size</text:p>
          </table:table-cell>
          <table:table-cell office:value-type="string" calcext:value-type="string">
            <text:p><text:s/>Execution Time(s)</text:p>
          </table:table-cell>
          <table:table-cell office:value-type="string" calcext:value-type="string">
            <text:p><text:s/>Number of Iterations</text:p>
          </table:table-cell>
          <table:table-cell/>
          <table:table-cell office:value-type="string" calcext:value-type="string">
            <text:p>Matrix Size</text:p>
          </table:table-cell>
          <table:table-cell office:value-type="string" calcext:value-type="string">
            <text:p><text:s/>Execution Time(s)</text:p>
          </table:table-cell>
          <table:table-cell office:value-type="string" calcext:value-type="string">
            <text:p><text:s/>Number of Iterations</text:p>
          </table:table-cell>
          <table:table-cell/>
          <table:table-cell office:value-type="string" calcext:value-type="string">
            <text:p>Matrix Size</text:p>
          </table:table-cell>
          <table:table-cell office:value-type="string" calcext:value-type="string">
            <text:p><text:s/>Execution Time(s)</text:p>
          </table:table-cell>
          <table:table-cell office:value-type="string" calcext:value-type="string">
            <text:p><text:s/>Number of Iterations</text:p>
          </table:table-cell>
          <table:table-cell/>
          <table:table-cell table:style-name="ce4" office:value-type="string" calcext:value-type="string" table:number-columns-spanned="3" table:number-rows-spanned="1">
            <text:p>Two Remote GPUs in Parallel Performing 10 Multiplications Each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Matrix Size</text:p>
          </table:table-cell>
          <table:table-cell office:value-type="string" calcext:value-type="string">
            <text:p><text:s/>Execution Time(s)</text:p>
          </table:table-cell>
          <table:table-cell office:value-type="string" calcext:value-type="string">
            <text:p><text:s/>Number of Iterations</text:p>
          </table:table-cell>
          <table:table-cell/>
          <table:table-cell table:style-name="ce6" office:value-type="string" calcext:value-type="string" table:number-columns-spanned="3" table:number-rows-spanned="1">
            <text:p>Singular GPU Performing 20 Multiplications Per Matrix Size</text:p>
          </table:table-cell>
          <table:covered-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98667" calcext:value-type="float">
            <text:p>0.19866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98875" calcext:value-type="float">
            <text:p>0.2988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339883" calcext:value-type="float">
            <text:p>0.33988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319823" calcext:value-type="float">
            <text:p>0.3198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trix Size</text:p>
          </table:table-cell>
          <table:table-cell office:value-type="string" calcext:value-type="string">
            <text:p><text:s/>Execution Time(s)</text:p>
          </table:table-cell>
          <table:table-cell office:value-type="string" calcext:value-type="string">
            <text:p><text:s/>Number of Iterations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256107" calcext:value-type="float">
            <text:p>0.25610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trix Size</text:p>
          </table:table-cell>
          <table:table-cell office:value-type="string" calcext:value-type="string">
            <text:p><text:s/>Execution Time(s)</text:p>
          </table:table-cell>
          <table:table-cell office:value-type="string" calcext:value-type="string">
            <text:p><text:s/>Number of Iteration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0859" calcext:value-type="float">
            <text:p>0.2085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08689" calcext:value-type="float">
            <text:p>0.3086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340311" calcext:value-type="float">
            <text:p>0.3403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317136" calcext:value-type="float">
            <text:p>0.3171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0.752268" calcext:value-type="float">
            <text:p>0.75226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275172" calcext:value-type="float">
            <text:p>0.27517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.303566" calcext:value-type="float">
            <text:p>1.3035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2162" calcext:value-type="float">
            <text:p>0.2216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300103" calcext:value-type="float">
            <text:p>0.3001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52642" calcext:value-type="float">
            <text:p>0.3526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31596" calcext:value-type="float">
            <text:p>0.33159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.691571" calcext:value-type="float">
            <text:p>1.69157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0.312224" calcext:value-type="float">
            <text:p>0.3122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.340204" calcext:value-type="float">
            <text:p>3.3402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27136" calcext:value-type="float">
            <text:p>0.2271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15253" calcext:value-type="float">
            <text:p>0.31525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53083" calcext:value-type="float">
            <text:p>0.35308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29208" calcext:value-type="float">
            <text:p>0.32920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.81326" calcext:value-type="float">
            <text:p>1.8132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.35287" calcext:value-type="float">
            <text:p>0.3528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6.532435" calcext:value-type="float">
            <text:p>6.5324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31121" calcext:value-type="float">
            <text:p>0.2311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333017" calcext:value-type="float">
            <text:p>0.3330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376566" calcext:value-type="float">
            <text:p>0.37656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355752" calcext:value-type="float">
            <text:p>0.35575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3.487274" calcext:value-type="float">
            <text:p>3.48727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0.414848" calcext:value-type="float">
            <text:p>0.41484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1.057441" calcext:value-type="float">
            <text:p>11.0574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49747" calcext:value-type="float">
            <text:p>0.2497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337081" calcext:value-type="float">
            <text:p>0.33708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377206" calcext:value-type="float">
            <text:p>0.37720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353462" calcext:value-type="float">
            <text:p>0.35346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.292649" calcext:value-type="float">
            <text:p>4.29264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0.508736" calcext:value-type="float">
            <text:p>0.5087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17.174264" calcext:value-type="float">
            <text:p>17.1742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48863" calcext:value-type="float">
            <text:p>0.2488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358829" calcext:value-type="float">
            <text:p>0.3588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405252" calcext:value-type="float">
            <text:p>0.40525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383122" calcext:value-type="float">
            <text:p>0.3831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5.860075" calcext:value-type="float">
            <text:p>5.86007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float" office:value="0.614121" calcext:value-type="float">
            <text:p>0.6141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5.115465" calcext:value-type="float">
            <text:p>25.1154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80308" calcext:value-type="float">
            <text:p>0.28030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364162" calcext:value-type="float">
            <text:p>0.36416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405276" calcext:value-type="float">
            <text:p>0.40527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380363" calcext:value-type="float">
            <text:p>0.3803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8.423583" calcext:value-type="float">
            <text:p>8.42358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0.770801" calcext:value-type="float">
            <text:p>0.7708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35.121592" calcext:value-type="float">
            <text:p>35.1215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77712" calcext:value-type="float">
            <text:p>0.2777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393239" calcext:value-type="float">
            <text:p>0.3932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443221" calcext:value-type="float">
            <text:p>0.4432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419919" calcext:value-type="float">
            <text:p>0.4199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9.061415" calcext:value-type="float">
            <text:p>9.0614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0.94937" calcext:value-type="float">
            <text:p>0.9493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7.427793" calcext:value-type="float">
            <text:p>47.42779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24272" calcext:value-type="float">
            <text:p>0.3242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40024" calcext:value-type="float">
            <text:p>0.400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443246" calcext:value-type="float">
            <text:p>0.4432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417146" calcext:value-type="float">
            <text:p>0.4171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3.221745" calcext:value-type="float">
            <text:p>13.22174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.154755" calcext:value-type="float">
            <text:p>1.15475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62.296924" calcext:value-type="float">
            <text:p>62.2969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32324" calcext:value-type="float">
            <text:p>0.3323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458502" calcext:value-type="float">
            <text:p>0.4585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513102" calcext:value-type="float">
            <text:p>0.5131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489843" calcext:value-type="float">
            <text:p>0.48984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4.404755" calcext:value-type="float">
            <text:p>14.40475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office:value-type="float" office:value="1.397235" calcext:value-type="float">
            <text:p>1.39723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79.960428" calcext:value-type="float">
            <text:p>79.9604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9091" calcext:value-type="float">
            <text:p>0.3909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467989" calcext:value-type="float">
            <text:p>0.4679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513118" calcext:value-type="float">
            <text:p>0.5131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487059" calcext:value-type="float">
            <text:p>0.48705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18.470953" calcext:value-type="float">
            <text:p>18.47095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1.668447" calcext:value-type="float">
            <text:p>1.66844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100.759022" calcext:value-type="float">
            <text:p>100.7590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477611" calcext:value-type="float">
            <text:p>0.4776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.547125" calcext:value-type="float">
            <text:p>0.5471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.594321" calcext:value-type="float">
            <text:p>0.5943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.567501" calcext:value-type="float">
            <text:p>0.5675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22.386636" calcext:value-type="float">
            <text:p>22.38663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office:value-type="float" office:value="1.969941" calcext:value-type="float">
            <text:p>1.96994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125.046756" calcext:value-type="float">
            <text:p>125.0467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93162" calcext:value-type="float">
            <text:p>0.59316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646667" calcext:value-type="float">
            <text:p>0.64666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698264" calcext:value-type="float">
            <text:p>0.6982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669494" calcext:value-type="float">
            <text:p>0.66949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4.932877" calcext:value-type="float">
            <text:p>24.93287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2.308432" calcext:value-type="float">
            <text:p>2.30843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52.781499" calcext:value-type="float">
            <text:p>152.7814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736857" calcext:value-type="float">
            <text:p>0.7368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.743532" calcext:value-type="float">
            <text:p>0.7435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.796866" calcext:value-type="float">
            <text:p>0.79686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.765957" calcext:value-type="float">
            <text:p>0.7659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32.607408" calcext:value-type="float">
            <text:p>32.6074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2.67985" calcext:value-type="float">
            <text:p>2.6798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83.736678" calcext:value-type="float">
            <text:p>183.7366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850251" calcext:value-type="float">
            <text:p>0.85025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90187" calcext:value-type="float">
            <text:p>0.901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869358" calcext:value-type="float">
            <text:p>0.8693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32.735873" calcext:value-type="float">
            <text:p>32.73587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3.090421" calcext:value-type="float">
            <text:p>3.09042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132022" calcext:value-type="float">
            <text:p>1.1320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0.977669" calcext:value-type="float">
            <text:p>0.9776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.034728" calcext:value-type="float">
            <text:p>1.0347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.003818" calcext:value-type="float">
            <text:p>1.0038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2.022043" calcext:value-type="float">
            <text:p>42.02204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3.544819" calcext:value-type="float">
            <text:p>3.5448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370615" calcext:value-type="float">
            <text:p>1.3706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.131404" calcext:value-type="float">
            <text:p>1.1314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.181583" calcext:value-type="float">
            <text:p>1.18158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.151313" calcext:value-type="float">
            <text:p>1.1513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45.492488" calcext:value-type="float">
            <text:p>45.49248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office:value-type="float" office:value="4.046147" calcext:value-type="float">
            <text:p>4.04614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654435" calcext:value-type="float">
            <text:p>1.6544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.295108" calcext:value-type="float">
            <text:p>1.29510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.339409" calcext:value-type="float">
            <text:p>1.33940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.314674" calcext:value-type="float">
            <text:p>1.31467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52.885314" calcext:value-type="float">
            <text:p>52.8853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50" calcext:value-type="float">
            <text:p>950</text:p>
          </table:table-cell>
          <table:table-cell office:value-type="float" office:value="4.551266" calcext:value-type="float">
            <text:p>4.55126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988921" calcext:value-type="float">
            <text:p>1.9889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.477493" calcext:value-type="float">
            <text:p>1.47749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.514144" calcext:value-type="float">
            <text:p>1.51414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.490328" calcext:value-type="float">
            <text:p>1.4903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61.423932" calcext:value-type="float">
            <text:p>61.42393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5.020703" calcext:value-type="float">
            <text:p>5.02070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362286" calcext:value-type="float">
            <text:p>2.36228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.677798" calcext:value-type="float">
            <text:p>1.67779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.713035" calcext:value-type="float">
            <text:p>1.7130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.683525" calcext:value-type="float">
            <text:p>1.6835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65.481055" calcext:value-type="float">
            <text:p>65.48105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50" calcext:value-type="float">
            <text:p>1050</text:p>
          </table:table-cell>
          <table:table-cell office:value-type="float" office:value="5.533331" calcext:value-type="float">
            <text:p>5.53333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780522" calcext:value-type="float">
            <text:p>2.7805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.894447" calcext:value-type="float">
            <text:p>1.8944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.928499" calcext:value-type="float">
            <text:p>1.92849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.903852" calcext:value-type="float">
            <text:p>1.90385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79.924157" calcext:value-type="float">
            <text:p>79.92415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00" calcext:value-type="float">
            <text:p>1100</text:p>
          </table:table-cell>
          <table:table-cell office:value-type="float" office:value="6.082066" calcext:value-type="float">
            <text:p>6.08206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.26049" calcext:value-type="float">
            <text:p>3.260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.130161" calcext:value-type="float">
            <text:p>2.1301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.16369" calcext:value-type="float">
            <text:p>2.163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.144738" calcext:value-type="float">
            <text:p>2.1447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80.565733" calcext:value-type="float">
            <text:p>80.56573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50" calcext:value-type="float">
            <text:p>1150</text:p>
          </table:table-cell>
          <table:table-cell office:value-type="float" office:value="6.690929" calcext:value-type="float">
            <text:p>6.69092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.795331" calcext:value-type="float">
            <text:p>3.7953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.387564" calcext:value-type="float">
            <text:p>2.3875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.41927" calcext:value-type="float">
            <text:p>2.419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.399698" calcext:value-type="float">
            <text:p>2.39969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96.327843" calcext:value-type="float">
            <text:p>96.32784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office:value-type="float" office:value="7.351679" calcext:value-type="float">
            <text:p>7.35167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.38349" calcext:value-type="float">
            <text:p>4.383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.669569" calcext:value-type="float">
            <text:p>2.669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.698326" calcext:value-type="float">
            <text:p>2.6983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.681514" calcext:value-type="float">
            <text:p>2.6815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03.343232" calcext:value-type="float">
            <text:p>103.34323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250" calcext:value-type="float">
            <text:p>1250</text:p>
          </table:table-cell>
          <table:table-cell office:value-type="float" office:value="8.068204" calcext:value-type="float">
            <text:p>8.06820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052564" calcext:value-type="float">
            <text:p>5.0525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973895" calcext:value-type="float">
            <text:p>2.97389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.003456" calcext:value-type="float">
            <text:p>3.0034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983647" calcext:value-type="float">
            <text:p>2.9836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130.093529" calcext:value-type="float">
            <text:p>130.09352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00" calcext:value-type="float">
            <text:p>1300</text:p>
          </table:table-cell>
          <table:table-cell office:value-type="float" office:value="8.844767" calcext:value-type="float">
            <text:p>8.84476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.756807" calcext:value-type="float">
            <text:p>5.75680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3.303442" calcext:value-type="float">
            <text:p>3.3034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3.33397" calcext:value-type="float">
            <text:p>3.3339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3.314876" calcext:value-type="float">
            <text:p>3.31487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161.120846" calcext:value-type="float">
            <text:p>161.12084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50" calcext:value-type="float">
            <text:p>1350</text:p>
          </table:table-cell>
          <table:table-cell office:value-type="float" office:value="9.676724" calcext:value-type="float">
            <text:p>9.6767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5444" calcext:value-type="float">
            <text:p>6.544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3.664557" calcext:value-type="float">
            <text:p>3.6645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3.68781" calcext:value-type="float">
            <text:p>3.6878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3.671483" calcext:value-type="float">
            <text:p>3.67148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96.703559" calcext:value-type="float">
            <text:p>196.70355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office:value-type="float" office:value="10.569119" calcext:value-type="float">
            <text:p>10.5691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7.435179" calcext:value-type="float">
            <text:p>7.43517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4.057193" calcext:value-type="float">
            <text:p>4.05719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4.075676" calcext:value-type="float">
            <text:p>4.07567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4.055018" calcext:value-type="float">
            <text:p>4.0550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237.16486" calcext:value-type="float">
            <text:p>237.1648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50" calcext:value-type="float">
            <text:p>1450</text:p>
          </table:table-cell>
          <table:table-cell office:value-type="float" office:value="11.526465" calcext:value-type="float">
            <text:p>11.52646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 table:number-columns-spanned="3" table:number-rows-spanned="1">
            <text:p>Matrix Multiplication on a Singular GPU Trial 3</text:p>
          </table:table-cell>
          <table:covered-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.387123" calcext:value-type="float">
            <text:p>8.3871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.477948" calcext:value-type="float">
            <text:p>4.4779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.491973" calcext:value-type="float">
            <text:p>4.49197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.477746" calcext:value-type="float">
            <text:p>4.47774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office:value-type="float" office:value="12.548993" calcext:value-type="float">
            <text:p>12.548993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6" office:value-type="string" calcext:value-type="string" table:number-columns-spanned="3" table:number-rows-spanned="1">
            <text:p>Singular GPU Performing 20 Multiplications Per Matrix Size</text:p>
          </table:table-cell>
          <table:covered-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.424069" calcext:value-type="float">
            <text:p>9.4240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4.930389" calcext:value-type="float">
            <text:p>4.9303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4.941837" calcext:value-type="float">
            <text:p>4.9418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4.929007" calcext:value-type="float">
            <text:p>4.929007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550" calcext:value-type="float">
            <text:p>1550</text:p>
          </table:table-cell>
          <table:table-cell office:value-type="float" office:value="13.643906" calcext:value-type="float">
            <text:p>13.64390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trix Size</text:p>
          </table:table-cell>
          <table:table-cell office:value-type="string" calcext:value-type="string">
            <text:p><text:s/>Execution Time(s)</text:p>
          </table:table-cell>
          <table:table-cell office:value-type="string" calcext:value-type="string">
            <text:p><text:s/>Number of Iterations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.528786" calcext:value-type="float">
            <text:p>10.52878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5.414022" calcext:value-type="float">
            <text:p>5.4140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5.423027" calcext:value-type="float">
            <text:p>5.4230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5.412137" calcext:value-type="float">
            <text:p>5.41213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 table:number-columns-spanned="3" table:number-rows-spanned="1">
            <office:annotation draw:style-name="gr7" draw:text-style-name="P3" svg:width="1.1413in" svg:height="2.2563in" svg:x="31.0843in" svg:y="5.8665in" draw:caption-point-x="-0.2402in" draw:caption-point-y="0.0039in">
              <dc:date>2024-07-25T00:00:00</dc:date>
              <text:p text:style-name="P2"><text:span text:style-name="T1">The same as trial 4 but going to a larger number with bigger jumps</text:span></text:p>
              <text:p text:style-name="P2"><text:span text:style-name="T1"/></text:p>
            </office:annotation>
            <text:p>Matrix Multiplication in a Cluster of Two Nodes Trial 6</text:p>
          </table:table-cell>
          <table:covered-table-cell table:number-columns-repeated="2"/>
          <table:table-cell table:number-columns-repeated="3"/>
          <table:table-cell office:value-type="float" office:value="1600" calcext:value-type="float">
            <text:p>1600</text:p>
          </table:table-cell>
          <table:table-cell office:value-type="float" office:value="14.811676" calcext:value-type="float">
            <text:p>14.8116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.295283" calcext:value-type="float">
            <text:p>1.2952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1.725204" calcext:value-type="float">
            <text:p>11.7252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5.933541" calcext:value-type="float">
            <text:p>5.9335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5.936947" calcext:value-type="float">
            <text:p>5.9369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5.925478" calcext:value-type="float">
            <text:p>5.925478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string" calcext:value-type="string" table:number-columns-spanned="3" table:number-rows-spanned="1">
            <text:p>Two Remote GPUs in Parallel Performing 10 Multiplications Each</text:p>
          </table:table-cell>
          <table:covered-table-cell table:number-columns-repeated="2"/>
          <table:table-cell table:number-columns-repeated="3"/>
          <table:table-cell office:value-type="float" office:value="1650" calcext:value-type="float">
            <text:p>1650</text:p>
          </table:table-cell>
          <table:table-cell office:value-type="float" office:value="16.051163" calcext:value-type="float">
            <text:p>16.05116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5.85802" calcext:value-type="float">
            <text:p>5.858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3.014988" calcext:value-type="float">
            <text:p>13.0149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6.488571" calcext:value-type="float">
            <text:p>6.48857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6.485275" calcext:value-type="float">
            <text:p>6.4852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6.476004" calcext:value-type="float">
            <text:p>6.4760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trix Size</text:p>
          </table:table-cell>
          <table:table-cell office:value-type="string" calcext:value-type="string">
            <text:p><text:s/>Execution Time(s)</text:p>
          </table:table-cell>
          <table:table-cell office:value-type="string" calcext:value-type="string">
            <text:p><text:s/>Number of Iterations</text:p>
          </table:table-cell>
          <table:table-cell table:number-columns-repeated="3"/>
          <table:table-cell office:value-type="float" office:value="1700" calcext:value-type="float">
            <text:p>1700</text:p>
          </table:table-cell>
          <table:table-cell office:value-type="float" office:value="17.366585" calcext:value-type="float">
            <text:p>17.36658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15.921757" calcext:value-type="float">
            <text:p>15.9217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.408875" calcext:value-type="float">
            <text:p>14.4088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7.083996" calcext:value-type="float">
            <text:p>7.08399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7.075631" calcext:value-type="float">
            <text:p>7.0756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7.067605" calcext:value-type="float">
            <text:p>7.06760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0.759066" calcext:value-type="float">
            <text:p>0.75906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50" calcext:value-type="float">
            <text:p>1750</text:p>
          </table:table-cell>
          <table:table-cell office:value-type="float" office:value="18.76192" calcext:value-type="float">
            <text:p>18.7619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33.67073" calcext:value-type="float">
            <text:p>33.670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.869186" calcext:value-type="float">
            <text:p>15.86918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71039" calcext:value-type="float">
            <text:p>7.710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70204" calcext:value-type="float">
            <text:p>7.702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68962" calcext:value-type="float">
            <text:p>7.6896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.607325" calcext:value-type="float">
            <text:p>1.60732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800" calcext:value-type="float">
            <text:p>1800</text:p>
          </table:table-cell>
          <table:table-cell office:value-type="float" office:value="20.234214" calcext:value-type="float">
            <text:p>20.2342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61.333661" calcext:value-type="float">
            <text:p>61.3336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7.45282" calcext:value-type="float">
            <text:p>17.452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8.377838" calcext:value-type="float">
            <text:p>8.3778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8.365261" calcext:value-type="float">
            <text:p>8.3652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8.356275" calcext:value-type="float">
            <text:p>8.3562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.13178" calcext:value-type="float">
            <text:p>3.1317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850" calcext:value-type="float">
            <text:p>1850</text:p>
          </table:table-cell>
          <table:table-cell office:value-type="float" office:value="21.786598" calcext:value-type="float">
            <text:p>21.78659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01.027937" calcext:value-type="float">
            <text:p>101.0279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9.122024" calcext:value-type="float">
            <text:p>19.1220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9.086771" calcext:value-type="float">
            <text:p>9.08677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9.064663" calcext:value-type="float">
            <text:p>9.0646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9.058468" calcext:value-type="float">
            <text:p>9.05846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7.489215" calcext:value-type="float">
            <text:p>7.4892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900" calcext:value-type="float">
            <text:p>1900</text:p>
          </table:table-cell>
          <table:table-cell office:value-type="float" office:value="23.42398" calcext:value-type="float">
            <text:p>23.4239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float" office:value="153.837642" calcext:value-type="float">
            <text:p>153.8376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0.895347" calcext:value-type="float">
            <text:p>20.8953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9.831951" calcext:value-type="float">
            <text:p>9.83195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9.802899" calcext:value-type="float">
            <text:p>9.80289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9.801586" calcext:value-type="float">
            <text:p>9.80158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8.374537" calcext:value-type="float">
            <text:p>8.37453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950" calcext:value-type="float">
            <text:p>1950</text:p>
          </table:table-cell>
          <table:table-cell office:value-type="float" office:value="25.157761" calcext:value-type="float">
            <text:p>25.1577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1.390571" calcext:value-type="float">
            <text:p>221.3905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2.791062" calcext:value-type="float">
            <text:p>22.79106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.622585" calcext:value-type="float">
            <text:p>10.6225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.594714" calcext:value-type="float">
            <text:p>10.5947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.588887" calcext:value-type="float">
            <text:p>10.5888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7.65066" calcext:value-type="float">
            <text:p>17.6506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6.984777" calcext:value-type="float">
            <text:p>26.98477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float" office:value="306.854685" calcext:value-type="float">
            <text:p>306.8546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4.815136" calcext:value-type="float">
            <text:p>24.8151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11.462018" calcext:value-type="float">
            <text:p>11.4620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11.424349" calcext:value-type="float">
            <text:p>11.4243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11.424179" calcext:value-type="float">
            <text:p>11.42417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20.366928" calcext:value-type="float">
            <text:p>20.36692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050" calcext:value-type="float">
            <text:p>2050</text:p>
          </table:table-cell>
          <table:table-cell office:value-type="float" office:value="28.94622" calcext:value-type="float">
            <text:p>28.9462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410.129107" calcext:value-type="float">
            <text:p>410.1291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6.959822" calcext:value-type="float">
            <text:p>26.9598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2.277245" calcext:value-type="float">
            <text:p>12.2772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2.23481" calcext:value-type="float">
            <text:p>12.2348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2.241275" calcext:value-type="float">
            <text:p>12.2412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32.078383" calcext:value-type="float">
            <text:p>32.07838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100" calcext:value-type="float">
            <text:p>2100</text:p>
          </table:table-cell>
          <table:table-cell office:value-type="float" office:value="31.008424" calcext:value-type="float">
            <text:p>31.0084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9.180721" calcext:value-type="float">
            <text:p>29.1807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13.099385" calcext:value-type="float">
            <text:p>13.0993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13.049667" calcext:value-type="float">
            <text:p>13.04966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13.052651" calcext:value-type="float">
            <text:p>13.05265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3.20237" calcext:value-type="float">
            <text:p>43.2023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150" calcext:value-type="float">
            <text:p>2150</text:p>
          </table:table-cell>
          <table:table-cell office:value-type="float" office:value="33.1629" calcext:value-type="float">
            <text:p>33.162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1.522145" calcext:value-type="float">
            <text:p>31.5221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3.964795" calcext:value-type="float">
            <text:p>13.96479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3.910363" calcext:value-type="float">
            <text:p>13.9103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3.91304" calcext:value-type="float">
            <text:p>13.913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2.809503" calcext:value-type="float">
            <text:p>52.80950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200" calcext:value-type="float">
            <text:p>2200</text:p>
          </table:table-cell>
          <table:table-cell office:value-type="float" office:value="35.421935" calcext:value-type="float">
            <text:p>35.42193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4.003177" calcext:value-type="float">
            <text:p>34.00317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14.878468" calcext:value-type="float">
            <text:p>14.87846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14.815177" calcext:value-type="float">
            <text:p>14.81517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14.821046" calcext:value-type="float">
            <text:p>14.8210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78.776451" calcext:value-type="float">
            <text:p>78.77645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250" calcext:value-type="float">
            <text:p>2250</text:p>
          </table:table-cell>
          <table:table-cell office:value-type="float" office:value="37.787367" calcext:value-type="float">
            <text:p>37.78736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.635678" calcext:value-type="float">
            <text:p>36.63567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.836472" calcext:value-type="float">
            <text:p>15.8364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.766664" calcext:value-type="float">
            <text:p>15.7666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.778587" calcext:value-type="float">
            <text:p>15.7785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float" office:value="80.975865" calcext:value-type="float">
            <text:p>80.97586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40.255613" calcext:value-type="float">
            <text:p>40.25561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9.478497" calcext:value-type="float">
            <text:p>39.47849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16.868619" calcext:value-type="float">
            <text:p>16.8686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16.792537" calcext:value-type="float">
            <text:p>16.7925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16.806288" calcext:value-type="float">
            <text:p>16.8062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6.964458" calcext:value-type="float">
            <text:p>116.96445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350" calcext:value-type="float">
            <text:p>2350</text:p>
          </table:table-cell>
          <table:table-cell office:value-type="float" office:value="42.825739" calcext:value-type="float">
            <text:p>42.82573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2.430313" calcext:value-type="float">
            <text:p>42.4303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7.953635" calcext:value-type="float">
            <text:p>17.9536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7.870422" calcext:value-type="float">
            <text:p>17.8704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7.888044" calcext:value-type="float">
            <text:p>17.88804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30.652873" calcext:value-type="float">
            <text:p>130.65287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office:value-type="float" office:value="45.514501" calcext:value-type="float">
            <text:p>45.51450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45.525284" calcext:value-type="float">
            <text:p>45.52528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19.091829" calcext:value-type="float">
            <text:p>19.0918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18.997155" calcext:value-type="float">
            <text:p>18.9971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19.02364" calcext:value-type="float">
            <text:p>19.023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float" office:value="161.60448" calcext:value-type="float">
            <text:p>161.6044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450" calcext:value-type="float">
            <text:p>2450</text:p>
          </table:table-cell>
          <table:table-cell office:value-type="float" office:value="48.311059" calcext:value-type="float">
            <text:p>48.31105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8.781018" calcext:value-type="float">
            <text:p>48.7810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20.280178" calcext:value-type="float">
            <text:p>20.28017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20.178788" calcext:value-type="float">
            <text:p>20.1787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20.20874" calcext:value-type="float">
            <text:p>20.2087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float" office:value="200.816113" calcext:value-type="float">
            <text:p>200.81611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office:value-type="float" office:value="51.237291" calcext:value-type="float">
            <text:p>51.23729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2.151537" calcext:value-type="float">
            <text:p>52.1515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21.525903" calcext:value-type="float">
            <text:p>21.5259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21.416729" calcext:value-type="float">
            <text:p>21.4167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21.450178" calcext:value-type="float">
            <text:p>21.45017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216.675701" calcext:value-type="float">
            <text:p>216.67570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550" calcext:value-type="float">
            <text:p>2550</text:p>
          </table:table-cell>
          <table:table-cell office:value-type="float" office:value="54.260173" calcext:value-type="float">
            <text:p>54.26017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5.674569" calcext:value-type="float">
            <text:p>55.674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22.824044" calcext:value-type="float">
            <text:p>22.82404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22.706616" calcext:value-type="float">
            <text:p>22.7066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22.743038" calcext:value-type="float">
            <text:p>22.7430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93.59601" calcext:value-type="float">
            <text:p>293.5960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600" calcext:value-type="float">
            <text:p>2600</text:p>
          </table:table-cell>
          <table:table-cell office:value-type="float" office:value="57.400613" calcext:value-type="float">
            <text:p>57.40061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59.32781" calcext:value-type="float">
            <text:p>59.3278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24.176863" calcext:value-type="float">
            <text:p>24.1768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24.050425" calcext:value-type="float">
            <text:p>24.0504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24.090832" calcext:value-type="float">
            <text:p>24.0908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float" office:value="410.934017" calcext:value-type="float">
            <text:p>410.93401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650" calcext:value-type="float">
            <text:p>2650</text:p>
          </table:table-cell>
          <table:table-cell office:value-type="float" office:value="60.659726" calcext:value-type="float">
            <text:p>60.65972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3.155591" calcext:value-type="float">
            <text:p>63.15559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25.590027" calcext:value-type="float">
            <text:p>25.5900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25.45534" calcext:value-type="float">
            <text:p>25.455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25.500297" calcext:value-type="float">
            <text:p>25.50029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555.090344" calcext:value-type="float">
            <text:p>555.09034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office:value-type="float" office:value="64.044287" calcext:value-type="float">
            <text:p>64.04428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67.133072" calcext:value-type="float">
            <text:p>67.1330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27.060236" calcext:value-type="float">
            <text:p>27.0602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26.917648" calcext:value-type="float">
            <text:p>26.9176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26.965833" calcext:value-type="float">
            <text:p>26.965833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750" calcext:value-type="float">
            <text:p>2750</text:p>
          </table:table-cell>
          <table:table-cell office:value-type="float" office:value="67.553042" calcext:value-type="float">
            <text:p>67.55304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1.281535" calcext:value-type="float">
            <text:p>71.2815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28.589832" calcext:value-type="float">
            <text:p>28.5898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28.43823" calcext:value-type="float">
            <text:p>28.438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28.491249" calcext:value-type="float">
            <text:p>28.491249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800" calcext:value-type="float">
            <text:p>2800</text:p>
          </table:table-cell>
          <table:table-cell office:value-type="float" office:value="71.191276" calcext:value-type="float">
            <text:p>71.19127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75.577223" calcext:value-type="float">
            <text:p>75.5772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0.180384" calcext:value-type="float">
            <text:p>30.18038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0.018963" calcext:value-type="float">
            <text:p>30.0189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0.076861" calcext:value-type="float">
            <text:p>30.076861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850" calcext:value-type="float">
            <text:p>2850</text:p>
          </table:table-cell>
          <table:table-cell office:value-type="float" office:value="74.963055" calcext:value-type="float">
            <text:p>74.96305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.036715" calcext:value-type="float">
            <text:p>80.0367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31.832582" calcext:value-type="float">
            <text:p>31.8325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31.660929" calcext:value-type="float">
            <text:p>31.6609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31.722637" calcext:value-type="float">
            <text:p>31.722637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900" calcext:value-type="float">
            <text:p>2900</text:p>
          </table:table-cell>
          <table:table-cell office:value-type="float" office:value="78.85801" calcext:value-type="float">
            <text:p>78.8580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84.649358" calcext:value-type="float">
            <text:p>84.6493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float" office:value="33.54816" calcext:value-type="float">
            <text:p>33.548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float" office:value="33.366049" calcext:value-type="float">
            <text:p>33.3660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float" office:value="33.431908" calcext:value-type="float">
            <text:p>33.43190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950" calcext:value-type="float">
            <text:p>2950</text:p>
          </table:table-cell>
          <table:table-cell office:value-type="float" office:value="82.89192" calcext:value-type="float">
            <text:p>82.8919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9.435264" calcext:value-type="float">
            <text:p>89.4352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35.328528" calcext:value-type="float">
            <text:p>35.3285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35.135248" calcext:value-type="float">
            <text:p>35.135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35.205459" calcext:value-type="float">
            <text:p>35.205459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000" calcext:value-type="float">
            <text:p>3000</text:p>
          </table:table-cell>
          <table:table-cell office:value-type="float" office:value="87.055806" calcext:value-type="float">
            <text:p>87.0558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94.381431" calcext:value-type="float">
            <text:p>94.3814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float" office:value="37.175353" calcext:value-type="float">
            <text:p>37.17535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float" office:value="36.970546" calcext:value-type="float">
            <text:p>36.9705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float" office:value="37.049419" calcext:value-type="float">
            <text:p>37.049419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9.549323" calcext:value-type="float">
            <text:p>99.5493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39.089589" calcext:value-type="float">
            <text:p>39.0895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38.874101" calcext:value-type="float">
            <text:p>38.8741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38.958952" calcext:value-type="float">
            <text:p>38.95895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04.881322" calcext:value-type="float">
            <text:p>104.8813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50" calcext:value-type="float">
            <text:p>2850</text:p>
          </table:table-cell>
          <table:table-cell office:value-type="float" office:value="41.073155" calcext:value-type="float">
            <text:p>41.0731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50" calcext:value-type="float">
            <text:p>2850</text:p>
          </table:table-cell>
          <table:table-cell office:value-type="float" office:value="40.846756" calcext:value-type="float">
            <text:p>40.8467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50" calcext:value-type="float">
            <text:p>2850</text:p>
          </table:table-cell>
          <table:table-cell office:value-type="float" office:value="40.934105" calcext:value-type="float">
            <text:p>40.93410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10.482232" calcext:value-type="float">
            <text:p>110.4822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43.12245" calcext:value-type="float">
            <text:p>43.122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42.884105" calcext:value-type="float">
            <text:p>42.88410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42.974418" calcext:value-type="float">
            <text:p>42.9744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16.24015" calcext:value-type="float">
            <text:p>116.240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950" calcext:value-type="float">
            <text:p>2950</text:p>
          </table:table-cell>
          <table:table-cell office:value-type="float" office:value="45.244737" calcext:value-type="float">
            <text:p>45.2447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950" calcext:value-type="float">
            <text:p>2950</text:p>
          </table:table-cell>
          <table:table-cell office:value-type="float" office:value="44.994282" calcext:value-type="float">
            <text:p>44.9942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950" calcext:value-type="float">
            <text:p>2950</text:p>
          </table:table-cell>
          <table:table-cell office:value-type="float" office:value="45.08906" calcext:value-type="float">
            <text:p>45.08906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2.126719" calcext:value-type="float">
            <text:p>122.1267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7.434006" calcext:value-type="float">
            <text:p>47.43400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7.171433" calcext:value-type="float">
            <text:p>47.1714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7.27042" calcext:value-type="float">
            <text:p>47.2704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Source Han Sans SC'" style:font-family-generic-asian="system" style:font-pitch-asian="variable" style:font-size-asian="10pt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 style:data-style-name="N2" text:time-value="22:47:58.7381148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1:23:50.360916718</meta:creation-date>
    <dc:date>2024-07-31T23:06:08.478600028</dc:date>
    <meta:editing-duration>PT7H39M31S</meta:editing-duration>
    <meta:editing-cycles>22</meta:editing-cycles>
    <meta:generator>LibreOffice/24.2.4.2$Linux_X86_64 LibreOffice_project/420$Build-2</meta:generator>
    <meta:document-statistic meta:table-count="4" meta:cell-count="3049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897cm" svg:height="23.004cm" xlink:href=".." xlink:type="simple" chart:class="chart:scatter" chart:style-name="ch1">
        <chart:title svg:x="9.875cm" svg:y="0.596cm" chart:style-name="ch2">
          <text:p>Time Taken to Multiply Two Matrices on GPU and CPU</text:p>
        </chart:title>
        <chart:legend chart:legend-position="end" svg:x="29.586cm" svg:y="10.954cm" style:legend-expansion="high" chart:style-name="ch3"/>
        <chart:plot-area chart:style-name="ch4" table:cell-range-address="'Matrix Multiplication'.A3:'Matrix Multiplication'.B52 'Matrix Multiplication'.E3:'Matrix Multiplication'.E52" chart:data-source-has-labels="row" svg:x="1.628cm" svg:y="1.835cm" svg:width="27.341cm" svg:height="19.728cm">
          <chart:coordinate-region svg:x="2.249cm" svg:y="2.034cm" svg:width="26.349cm" svg:height="18.882cm"/>
          <chart:axis chart:dimension="x" chart:name="primary-x" chart:style-name="ch5">
            <chart:title svg:x="14.46cm" svg:y="22.023cm" chart:style-name="ch6">
              <text:p>Matrix Size</text:p>
            </chart:title>
          </chart:axis>
          <chart:axis chart:dimension="y" chart:name="primary-y" chart:style-name="ch7">
            <chart:title svg:x="0.451cm" svg:y="12.841cm" chart:style-name="ch8">
              <text:p>Time (seconds)</text:p>
            </chart:title>
            <chart:grid chart:style-name="ch9" chart:class="major"/>
          </chart:axis>
          <chart:series chart:style-name="ch10" chart:values-cell-range-address="'Matrix Multiplication'.B3:'Matrix Multiplication'.B52" loext:label-string="gpu" chart:class="chart:scatter">
            <chart:domain table:cell-range-address="'Matrix Multiplication'.A3:'Matrix Multiplication'.A52"/>
            <chart:data-point chart:repeated="50"/>
          </chart:series>
          <chart:series chart:style-name="ch11" chart:values-cell-range-address="'Matrix Multiplication'.E3:'Matrix Multiplication'.E52" loext:label-string="cpu" chart:class="chart:scatter">
            <chart:domain table:cell-range-address="'Matrix Multiplication'.D3:'Matrix Multiplication'.D52"/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pu</text:p>
              </table:table-cell>
              <table:table-cell office:value-type="string">
                <text:p>Column D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Matrix Multiplication'.A3:'Matrix Multiplication'.A52</svg:desc>
                </draw:g>
              </table:table-cell>
              <table:table-cell office:value-type="float" office:value="0.000123">
                <text:p>0.000123</text:p>
                <draw:g>
                  <svg:desc>'Matrix Multiplication'.B3:'Matrix Multiplication'.B52</svg:desc>
                </draw:g>
              </table:table-cell>
              <table:table-cell office:value-type="float" office:value="0">
                <text:p>0</text:p>
                <draw:g>
                  <svg:desc>'Matrix Multiplication'.D3:'Matrix Multiplication'.D52</svg:desc>
                </draw:g>
              </table:table-cell>
              <table:table-cell office:value-type="float" office:value="0.000001">
                <text:p>0.000001</text:p>
                <draw:g>
                  <svg:desc>'Matrix Multiplication'.E3:'Matrix Multiplication'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131">
                <text:p>0.000131</text:p>
              </table:table-cell>
              <table:table-cell office:value-type="float" office:value="50">
                <text:p>50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000284">
                <text:p>0.000284</text:p>
              </table:table-cell>
              <table:table-cell office:value-type="float" office:value="100">
                <text:p>100</text:p>
              </table:table-cell>
              <table:table-cell office:value-type="float" office:value="0.000688">
                <text:p>0.000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0517">
                <text:p>0.000517</text:p>
              </table:table-cell>
              <table:table-cell office:value-type="float" office:value="150">
                <text:p>150</text:p>
              </table:table-cell>
              <table:table-cell office:value-type="float" office:value="0.002751">
                <text:p>0.0027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000827">
                <text:p>0.000827</text:p>
              </table:table-cell>
              <table:table-cell office:value-type="float" office:value="200">
                <text:p>200</text:p>
              </table:table-cell>
              <table:table-cell office:value-type="float" office:value="0.006457">
                <text:p>0.006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001453">
                <text:p>0.001453</text:p>
              </table:table-cell>
              <table:table-cell office:value-type="float" office:value="250">
                <text:p>250</text:p>
              </table:table-cell>
              <table:table-cell office:value-type="float" office:value="0.011436">
                <text:p>0.011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0.002048">
                <text:p>0.002048</text:p>
              </table:table-cell>
              <table:table-cell office:value-type="float" office:value="300">
                <text:p>300</text:p>
              </table:table-cell>
              <table:table-cell office:value-type="float" office:value="0.020815">
                <text:p>0.020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003032">
                <text:p>0.003032</text:p>
              </table:table-cell>
              <table:table-cell office:value-type="float" office:value="350">
                <text:p>350</text:p>
              </table:table-cell>
              <table:table-cell office:value-type="float" office:value="0.035297">
                <text:p>0.035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0.004483">
                <text:p>0.004483</text:p>
              </table:table-cell>
              <table:table-cell office:value-type="float" office:value="400">
                <text:p>400</text:p>
              </table:table-cell>
              <table:table-cell office:value-type="float" office:value="0.050095">
                <text:p>0.050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00518">
                <text:p>0.00518</text:p>
              </table:table-cell>
              <table:table-cell office:value-type="float" office:value="450">
                <text:p>450</text:p>
              </table:table-cell>
              <table:table-cell office:value-type="float" office:value="0.074364">
                <text:p>0.074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0.008685">
                <text:p>0.008685</text:p>
              </table:table-cell>
              <table:table-cell office:value-type="float" office:value="500">
                <text:p>500</text:p>
              </table:table-cell>
              <table:table-cell office:value-type="float" office:value="0.109771">
                <text:p>0.109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0.008991">
                <text:p>0.008991</text:p>
              </table:table-cell>
              <table:table-cell office:value-type="float" office:value="550">
                <text:p>550</text:p>
              </table:table-cell>
              <table:table-cell office:value-type="float" office:value="0.149414">
                <text:p>0.149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0.011088">
                <text:p>0.011088</text:p>
              </table:table-cell>
              <table:table-cell office:value-type="float" office:value="600">
                <text:p>600</text:p>
              </table:table-cell>
              <table:table-cell office:value-type="float" office:value="0.231389">
                <text:p>0.2313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0.012019">
                <text:p>0.012019</text:p>
              </table:table-cell>
              <table:table-cell office:value-type="float" office:value="650">
                <text:p>650</text:p>
              </table:table-cell>
              <table:table-cell office:value-type="float" office:value="0.306811">
                <text:p>0.3068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0.018528">
                <text:p>0.018528</text:p>
              </table:table-cell>
              <table:table-cell office:value-type="float" office:value="700">
                <text:p>700</text:p>
              </table:table-cell>
              <table:table-cell office:value-type="float" office:value="0.434174">
                <text:p>0.434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.019831">
                <text:p>0.019831</text:p>
              </table:table-cell>
              <table:table-cell office:value-type="float" office:value="750">
                <text:p>750</text:p>
              </table:table-cell>
              <table:table-cell office:value-type="float" office:value="0.487589">
                <text:p>0.487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0.024461">
                <text:p>0.024461</text:p>
              </table:table-cell>
              <table:table-cell office:value-type="float" office:value="800">
                <text:p>800</text:p>
              </table:table-cell>
              <table:table-cell office:value-type="float" office:value="0.519815">
                <text:p>0.5198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029487">
                <text:p>0.029487</text:p>
              </table:table-cell>
              <table:table-cell office:value-type="float" office:value="850">
                <text:p>850</text:p>
              </table:table-cell>
              <table:table-cell office:value-type="float" office:value="0.615681">
                <text:p>0.615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0.030493">
                <text:p>0.030493</text:p>
              </table:table-cell>
              <table:table-cell office:value-type="float" office:value="900">
                <text:p>900</text:p>
              </table:table-cell>
              <table:table-cell office:value-type="float" office:value="0.753366">
                <text:p>0.753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.030307">
                <text:p>0.030307</text:p>
              </table:table-cell>
              <table:table-cell office:value-type="float" office:value="950">
                <text:p>950</text:p>
              </table:table-cell>
              <table:table-cell office:value-type="float" office:value="0.894595">
                <text:p>0.8945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">
                <text:p>1050</text:p>
              </table:table-cell>
              <table:table-cell office:value-type="float" office:value="0.039437">
                <text:p>0.039437</text:p>
              </table:table-cell>
              <table:table-cell office:value-type="float" office:value="1000">
                <text:p>1000</text:p>
              </table:table-cell>
              <table:table-cell office:value-type="float" office:value="0.886563">
                <text:p>0.8865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0.045465">
                <text:p>0.045465</text:p>
              </table:table-cell>
              <table:table-cell office:value-type="float" office:value="1050">
                <text:p>1050</text:p>
              </table:table-cell>
              <table:table-cell office:value-type="float" office:value="1.022119">
                <text:p>1.0221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">
                <text:p>1150</text:p>
              </table:table-cell>
              <table:table-cell office:value-type="float" office:value="0.041939">
                <text:p>0.041939</text:p>
              </table:table-cell>
              <table:table-cell office:value-type="float" office:value="1100">
                <text:p>1100</text:p>
              </table:table-cell>
              <table:table-cell office:value-type="float" office:value="1.172005">
                <text:p>1.172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  <table:table-cell office:value-type="float" office:value="0.047725">
                <text:p>0.047725</text:p>
              </table:table-cell>
              <table:table-cell office:value-type="float" office:value="1150">
                <text:p>1150</text:p>
              </table:table-cell>
              <table:table-cell office:value-type="float" office:value="1.437238">
                <text:p>1.4372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">
                <text:p>1250</text:p>
              </table:table-cell>
              <table:table-cell office:value-type="float" office:value="0.06027">
                <text:p>0.06027</text:p>
              </table:table-cell>
              <table:table-cell office:value-type="float" office:value="1200">
                <text:p>1200</text:p>
              </table:table-cell>
              <table:table-cell office:value-type="float" office:value="1.491792">
                <text:p>1.4917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">
                <text:p>1300</text:p>
              </table:table-cell>
              <table:table-cell office:value-type="float" office:value="0.060837">
                <text:p>0.060837</text:p>
              </table:table-cell>
              <table:table-cell office:value-type="float" office:value="1250">
                <text:p>1250</text:p>
              </table:table-cell>
              <table:table-cell office:value-type="float" office:value="1.726581">
                <text:p>1.7265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">
                <text:p>1350</text:p>
              </table:table-cell>
              <table:table-cell office:value-type="float" office:value="0.068796">
                <text:p>0.068796</text:p>
              </table:table-cell>
              <table:table-cell office:value-type="float" office:value="1300">
                <text:p>1300</text:p>
              </table:table-cell>
              <table:table-cell office:value-type="float" office:value="1.937245">
                <text:p>1.9372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">
                <text:p>1400</text:p>
              </table:table-cell>
              <table:table-cell office:value-type="float" office:value="0.061719">
                <text:p>0.061719</text:p>
              </table:table-cell>
              <table:table-cell office:value-type="float" office:value="1350">
                <text:p>1350</text:p>
              </table:table-cell>
              <table:table-cell office:value-type="float" office:value="2.217162">
                <text:p>2.217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0.067625">
                <text:p>0.067625</text:p>
              </table:table-cell>
              <table:table-cell office:value-type="float" office:value="1400">
                <text:p>1400</text:p>
              </table:table-cell>
              <table:table-cell office:value-type="float" office:value="2.64494">
                <text:p>2.644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0.062344">
                <text:p>0.062344</text:p>
              </table:table-cell>
              <table:table-cell office:value-type="float" office:value="1450">
                <text:p>1450</text:p>
              </table:table-cell>
              <table:table-cell office:value-type="float" office:value="3.421749">
                <text:p>3.4217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">
                <text:p>1550</text:p>
              </table:table-cell>
              <table:table-cell office:value-type="float" office:value="0.070593">
                <text:p>0.070593</text:p>
              </table:table-cell>
              <table:table-cell office:value-type="float" office:value="1500">
                <text:p>1500</text:p>
              </table:table-cell>
              <table:table-cell office:value-type="float" office:value="3.806797">
                <text:p>3.8067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">
                <text:p>1600</text:p>
              </table:table-cell>
              <table:table-cell office:value-type="float" office:value="0.062355">
                <text:p>0.062355</text:p>
              </table:table-cell>
              <table:table-cell office:value-type="float" office:value="1550">
                <text:p>1550</text:p>
              </table:table-cell>
              <table:table-cell office:value-type="float" office:value="4.431911">
                <text:p>4.4319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">
                <text:p>1650</text:p>
              </table:table-cell>
              <table:table-cell office:value-type="float" office:value="0.070842">
                <text:p>0.070842</text:p>
              </table:table-cell>
              <table:table-cell office:value-type="float" office:value="1600">
                <text:p>1600</text:p>
              </table:table-cell>
              <table:table-cell office:value-type="float" office:value="5.9418">
                <text:p>5.94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">
                <text:p>1700</text:p>
              </table:table-cell>
              <table:table-cell office:value-type="float" office:value="0.079085">
                <text:p>0.079085</text:p>
              </table:table-cell>
              <table:table-cell office:value-type="float" office:value="1650">
                <text:p>1650</text:p>
              </table:table-cell>
              <table:table-cell office:value-type="float" office:value="6.644923">
                <text:p>6.6449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">
                <text:p>1750</text:p>
              </table:table-cell>
              <table:table-cell office:value-type="float" office:value="0.086265">
                <text:p>0.086265</text:p>
              </table:table-cell>
              <table:table-cell office:value-type="float" office:value="1700">
                <text:p>1700</text:p>
              </table:table-cell>
              <table:table-cell office:value-type="float" office:value="6.563562">
                <text:p>6.5635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">
                <text:p>1800</text:p>
              </table:table-cell>
              <table:table-cell office:value-type="float" office:value="0.097019">
                <text:p>0.097019</text:p>
              </table:table-cell>
              <table:table-cell office:value-type="float" office:value="1750">
                <text:p>1750</text:p>
              </table:table-cell>
              <table:table-cell office:value-type="float" office:value="7.909783">
                <text:p>7.9097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">
                <text:p>1850</text:p>
              </table:table-cell>
              <table:table-cell office:value-type="float" office:value="0.099401">
                <text:p>0.099401</text:p>
              </table:table-cell>
              <table:table-cell office:value-type="float" office:value="1800">
                <text:p>1800</text:p>
              </table:table-cell>
              <table:table-cell office:value-type="float" office:value="11.158912">
                <text:p>11.1589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">
                <text:p>1900</text:p>
              </table:table-cell>
              <table:table-cell office:value-type="float" office:value="0.109789">
                <text:p>0.109789</text:p>
              </table:table-cell>
              <table:table-cell office:value-type="float" office:value="1850">
                <text:p>1850</text:p>
              </table:table-cell>
              <table:table-cell office:value-type="float" office:value="11.913241">
                <text:p>11.9132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">
                <text:p>1950</text:p>
              </table:table-cell>
              <table:table-cell office:value-type="float" office:value="0.119545">
                <text:p>0.119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0.123558">
                <text:p>0.123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">
                <text:p>2050</text:p>
              </table:table-cell>
              <table:table-cell office:value-type="float" office:value="0.141081">
                <text:p>0.14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0">
                <text:p>2100</text:p>
              </table:table-cell>
              <table:table-cell office:value-type="float" office:value="0.144474">
                <text:p>0.144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0">
                <text:p>2150</text:p>
              </table:table-cell>
              <table:table-cell office:value-type="float" office:value="0.150136">
                <text:p>0.15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0">
                <text:p>2200</text:p>
              </table:table-cell>
              <table:table-cell office:value-type="float" office:value="0.168823">
                <text:p>0.16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0">
                <text:p>2250</text:p>
              </table:table-cell>
              <table:table-cell office:value-type="float" office:value="0.178131">
                <text:p>0.178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0">
                <text:p>2300</text:p>
              </table:table-cell>
              <table:table-cell office:value-type="float" office:value="0.183265">
                <text:p>0.18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0">
                <text:p>2350</text:p>
              </table:table-cell>
              <table:table-cell office:value-type="float" office:value="0.198605">
                <text:p>0.198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">
                <text:p>2400</text:p>
              </table:table-cell>
              <table:table-cell office:value-type="float" office:value="0.209977">
                <text:p>0.209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0">
                <text:p>2450</text:p>
              </table:table-cell>
              <table:table-cell office:value-type="float" office:value="0.230484">
                <text:p>0.23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0.240172">
                <text:p>0.240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954cm" fo:min-width="0.002cm" loext:decorative="false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32.87cm" svg:height="24.916cm" xlink:href=".." xlink:type="simple" chart:class="chart:scatter" chart:style-name="ch1">
        <chart:title svg:x="10.429cm" svg:y="0.046cm" chart:style-name="ch2">
          <text:p>GPU and CPU Time Taken to Invert a Matrix</text:p>
        </chart:title>
        <chart:legend chart:legend-position="end" svg:x="28.652cm" svg:y="11.509cm" style:legend-expansion="custom" svg:width="3.917cm" svg:height="7.543cm" style:legend-expansion-aspect-ratio="0.519289407397587" chart:style-name="ch3"/>
        <chart:plot-area chart:style-name="ch4" table:cell-range-address="'Matrix Inversion'.D4:'Matrix Inversion'.E84 'Matrix Inversion'.D2:'Matrix Inversion'.D2 'Matrix Inversion'.A2:'Matrix Inversion'.A2 'Matrix Inversion'.B4:'Matrix Inversion'.B88 'Matrix Inversion'.G2:'Matrix Inversion'.G2 'Matrix Inversion'.H4:'Matrix Inversion'.H88" chart:data-source-has-labels="row" svg:x="1.668cm" svg:y="1.911cm" svg:width="26.536cm" svg:height="21.526cm">
          <chart:coordinate-region svg:x="2.289cm" svg:y="2.111cm" svg:width="25.543cm" svg:height="20.679cm"/>
          <chart:axis chart:dimension="x" chart:name="primary-x" chart:style-name="ch5">
            <chart:title svg:x="13.794cm" svg:y="23.935cm" chart:style-name="ch6">
              <text:p>Time (seconds)</text:p>
            </chart:title>
          </chart:axis>
          <chart:axis chart:dimension="y" chart:name="primary-y" chart:style-name="ch7">
            <chart:title svg:x="0.451cm" svg:y="13.512cm" chart:style-name="ch8">
              <text:p>Matrix Size</text:p>
            </chart:title>
            <chart:grid chart:style-name="ch9" chart:class="major"/>
          </chart:axis>
          <chart:series chart:style-name="ch10" chart:values-cell-range-address="'Matrix Inversion'.E4:'Matrix Inversion'.E84" chart:label-cell-address="'Matrix Inversion'.D2:'Matrix Inversion'.D2" chart:class="chart:scatter">
            <chart:domain table:cell-range-address="'Matrix Inversion'.D4:'Matrix Inversion'.D84"/>
            <chart:data-point chart:repeated="81"/>
          </chart:series>
          <chart:series chart:style-name="ch11" chart:values-cell-range-address="'Matrix Inversion'.B4:'Matrix Inversion'.B88" chart:label-cell-address="'Matrix Inversion'.A2:'Matrix Inversion'.A2" chart:class="chart:scatter">
            <chart:domain table:cell-range-address="'Matrix Inversion'.A4:'Matrix Inversion'.A88"/>
            <chart:data-point chart:repeated="85"/>
          </chart:series>
          <chart:series chart:style-name="ch12" chart:values-cell-range-address="'Matrix Inversion'.H4:'Matrix Inversion'.H88" chart:label-cell-address="'Matrix Inversion'.G2:'Matrix Inversion'.G2" chart:class="chart:scatter">
            <chart:domain table:cell-range-address="'Matrix Inversion'.G4:'Matrix Inversion'.G88"/>
            <chart:data-point chart:repeated="85"/>
          </chart:series>
          <chart:wall chart:style-name="ch13"/>
          <chart:floor chart:style-name="ch14"/>
        </chart:plot-area>
        <draw:frame draw:style-name="gr1" draw:text-style-name="P1" svg:width="0.002cm" svg:height="0.954cm" svg:x="1.825cm" svg:y="-0.277cm">
          <draw:text-box>
            <text:p/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PU</text:p>
                <draw:g>
                  <svg:desc>'Matrix Inversion'.D2:'Matrix Inversion'.D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PU Without Cublas</text:p>
                <draw:g>
                  <svg:desc>'Matrix Inversion'.A2:'Matrix Inversion'.A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GPU Matrix Inversion with Cublas</text:p>
                <draw:g>
                  <svg:desc>'Matrix Inversion'.G2:'Matrix Inversion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atrix Inversion'.D4:'Matrix Inversion'.D84</svg:desc>
                </draw:g>
              </table:table-cell>
              <table:table-cell office:value-type="float" office:value="0.000002">
                <text:p>0.000002</text:p>
                <draw:g>
                  <svg:desc>'Matrix Inversion'.E4:'Matrix Inversion'.E84</svg:desc>
                </draw:g>
              </table:table-cell>
              <table:table-cell office:value-type="float" office:value="50">
                <text:p>50</text:p>
                <draw:g>
                  <svg:desc>'Matrix Inversion'.A4:'Matrix Inversion'.A88</svg:desc>
                </draw:g>
              </table:table-cell>
              <table:table-cell office:value-type="float" office:value="1.146918">
                <text:p>1.146918</text:p>
                <draw:g>
                  <svg:desc>'Matrix Inversion'.B4:'Matrix Inversion'.B88</svg:desc>
                </draw:g>
              </table:table-cell>
              <table:table-cell office:value-type="float" office:value="50">
                <text:p>50</text:p>
                <draw:g>
                  <svg:desc>'Matrix Inversion'.G4:'Matrix Inversion'.G88</svg:desc>
                </draw:g>
              </table:table-cell>
              <table:table-cell office:value-type="float" office:value="0.000047">
                <text:p>0.000047</text:p>
                <draw:g>
                  <svg:desc>'Matrix Inversion'.H4:'Matrix Inversion'.H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0066">
                <text:p>0.000066</text:p>
              </table:table-cell>
              <table:table-cell office:value-type="float" office:value="100">
                <text:p>100</text:p>
              </table:table-cell>
              <table:table-cell office:value-type="float" office:value="0.008714">
                <text:p>0.008714</text:p>
              </table:table-cell>
              <table:table-cell office:value-type="float" office:value="100">
                <text:p>10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0589">
                <text:p>0.000589</text:p>
              </table:table-cell>
              <table:table-cell office:value-type="float" office:value="150">
                <text:p>150</text:p>
              </table:table-cell>
              <table:table-cell office:value-type="float" office:value="0.007619">
                <text:p>0.007619</text:p>
              </table:table-cell>
              <table:table-cell office:value-type="float" office:value="150">
                <text:p>150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001987">
                <text:p>0.001987</text:p>
              </table:table-cell>
              <table:table-cell office:value-type="float" office:value="200">
                <text:p>200</text:p>
              </table:table-cell>
              <table:table-cell office:value-type="float" office:value="0.008108">
                <text:p>0.008108</text:p>
              </table:table-cell>
              <table:table-cell office:value-type="float" office:value="200">
                <text:p>200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4707">
                <text:p>0.004707</text:p>
              </table:table-cell>
              <table:table-cell office:value-type="float" office:value="250">
                <text:p>250</text:p>
              </table:table-cell>
              <table:table-cell office:value-type="float" office:value="0.013254">
                <text:p>0.013254</text:p>
              </table:table-cell>
              <table:table-cell office:value-type="float" office:value="250">
                <text:p>250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010951">
                <text:p>0.010951</text:p>
              </table:table-cell>
              <table:table-cell office:value-type="float" office:value="300">
                <text:p>300</text:p>
              </table:table-cell>
              <table:table-cell office:value-type="float" office:value="0.022793">
                <text:p>0.022793</text:p>
              </table:table-cell>
              <table:table-cell office:value-type="float" office:value="300">
                <text:p>300</text:p>
              </table:table-cell>
              <table:table-cell office:value-type="float" office:value="0.000303">
                <text:p>0.000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026167">
                <text:p>0.026167</text:p>
              </table:table-cell>
              <table:table-cell office:value-type="float" office:value="350">
                <text:p>350</text:p>
              </table:table-cell>
              <table:table-cell office:value-type="float" office:value="0.022124">
                <text:p>0.022124</text:p>
              </table:table-cell>
              <table:table-cell office:value-type="float" office:value="350">
                <text:p>350</text:p>
              </table:table-cell>
              <table:table-cell office:value-type="float" office:value="0.000421">
                <text:p>0.000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04237">
                <text:p>0.04237</text:p>
              </table:table-cell>
              <table:table-cell office:value-type="float" office:value="400">
                <text:p>400</text:p>
              </table:table-cell>
              <table:table-cell office:value-type="float" office:value="0.041573">
                <text:p>0.041573</text:p>
              </table:table-cell>
              <table:table-cell office:value-type="float" office:value="400">
                <text:p>400</text:p>
              </table:table-cell>
              <table:table-cell office:value-type="float" office:value="0.000433">
                <text:p>0.000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05364">
                <text:p>0.05364</text:p>
              </table:table-cell>
              <table:table-cell office:value-type="float" office:value="450">
                <text:p>450</text:p>
              </table:table-cell>
              <table:table-cell office:value-type="float" office:value="0.063579">
                <text:p>0.063579</text:p>
              </table:table-cell>
              <table:table-cell office:value-type="float" office:value="450">
                <text:p>450</text:p>
              </table:table-cell>
              <table:table-cell office:value-type="float" office:value="0.000507">
                <text:p>0.000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06528">
                <text:p>0.06528</text:p>
              </table:table-cell>
              <table:table-cell office:value-type="float" office:value="500">
                <text:p>500</text:p>
              </table:table-cell>
              <table:table-cell office:value-type="float" office:value="0.055735">
                <text:p>0.055735</text:p>
              </table:table-cell>
              <table:table-cell office:value-type="float" office:value="500">
                <text:p>500</text:p>
              </table:table-cell>
              <table:table-cell office:value-type="float" office:value="0.000563">
                <text:p>0.000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086624">
                <text:p>0.086624</text:p>
              </table:table-cell>
              <table:table-cell office:value-type="float" office:value="550">
                <text:p>550</text:p>
              </table:table-cell>
              <table:table-cell office:value-type="float" office:value="0.080995">
                <text:p>0.080995</text:p>
              </table:table-cell>
              <table:table-cell office:value-type="float" office:value="550">
                <text:p>550</text:p>
              </table:table-cell>
              <table:table-cell office:value-type="float" office:value="0.000585">
                <text:p>0.0005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121374">
                <text:p>0.121374</text:p>
              </table:table-cell>
              <table:table-cell office:value-type="float" office:value="600">
                <text:p>600</text:p>
              </table:table-cell>
              <table:table-cell office:value-type="float" office:value="0.115133">
                <text:p>0.115133</text:p>
              </table:table-cell>
              <table:table-cell office:value-type="float" office:value="600">
                <text:p>600</text:p>
              </table:table-cell>
              <table:table-cell office:value-type="float" office:value="0.000643">
                <text:p>0.0006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148561">
                <text:p>0.148561</text:p>
              </table:table-cell>
              <table:table-cell office:value-type="float" office:value="650">
                <text:p>650</text:p>
              </table:table-cell>
              <table:table-cell office:value-type="float" office:value="0.140921">
                <text:p>0.140921</text:p>
              </table:table-cell>
              <table:table-cell office:value-type="float" office:value="650">
                <text:p>650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210519">
                <text:p>0.210519</text:p>
              </table:table-cell>
              <table:table-cell office:value-type="float" office:value="700">
                <text:p>700</text:p>
              </table:table-cell>
              <table:table-cell office:value-type="float" office:value="0.18471">
                <text:p>0.18471</text:p>
              </table:table-cell>
              <table:table-cell office:value-type="float" office:value="700">
                <text:p>700</text:p>
              </table:table-cell>
              <table:table-cell office:value-type="float" office:value="0.000771">
                <text:p>0.0007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247391">
                <text:p>0.247391</text:p>
              </table:table-cell>
              <table:table-cell office:value-type="float" office:value="750">
                <text:p>750</text:p>
              </table:table-cell>
              <table:table-cell office:value-type="float" office:value="0.191345">
                <text:p>0.191345</text:p>
              </table:table-cell>
              <table:table-cell office:value-type="float" office:value="750">
                <text:p>750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0.327221">
                <text:p>0.327221</text:p>
              </table:table-cell>
              <table:table-cell office:value-type="float" office:value="800">
                <text:p>800</text:p>
              </table:table-cell>
              <table:table-cell office:value-type="float" office:value="0.273367">
                <text:p>0.273367</text:p>
              </table:table-cell>
              <table:table-cell office:value-type="float" office:value="800">
                <text:p>800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363575">
                <text:p>0.363575</text:p>
              </table:table-cell>
              <table:table-cell office:value-type="float" office:value="850">
                <text:p>850</text:p>
              </table:table-cell>
              <table:table-cell office:value-type="float" office:value="0.348615">
                <text:p>0.348615</text:p>
              </table:table-cell>
              <table:table-cell office:value-type="float" office:value="850">
                <text:p>850</text:p>
              </table:table-cell>
              <table:table-cell office:value-type="float" office:value="0.000979">
                <text:p>0.000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442653">
                <text:p>0.442653</text:p>
              </table:table-cell>
              <table:table-cell office:value-type="float" office:value="900">
                <text:p>900</text:p>
              </table:table-cell>
              <table:table-cell office:value-type="float" office:value="0.35644">
                <text:p>0.35644</text:p>
              </table:table-cell>
              <table:table-cell office:value-type="float" office:value="900">
                <text:p>900</text:p>
              </table:table-cell>
              <table:table-cell office:value-type="float" office:value="0.001075">
                <text:p>0.0010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525122">
                <text:p>0.525122</text:p>
              </table:table-cell>
              <table:table-cell office:value-type="float" office:value="950">
                <text:p>950</text:p>
              </table:table-cell>
              <table:table-cell office:value-type="float" office:value="0.473066">
                <text:p>0.473066</text:p>
              </table:table-cell>
              <table:table-cell office:value-type="float" office:value="950">
                <text:p>950</text:p>
              </table:table-cell>
              <table:table-cell office:value-type="float" office:value="0.001194">
                <text:p>0.001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629348">
                <text:p>0.629348</text:p>
              </table:table-cell>
              <table:table-cell office:value-type="float" office:value="1000">
                <text:p>1000</text:p>
              </table:table-cell>
              <table:table-cell office:value-type="float" office:value="0.531104">
                <text:p>0.531104</text:p>
              </table:table-cell>
              <table:table-cell office:value-type="float" office:value="1000">
                <text:p>1000</text:p>
              </table:table-cell>
              <table:table-cell office:value-type="float" office:value="0.001213">
                <text:p>0.0012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793478">
                <text:p>0.793478</text:p>
              </table:table-cell>
              <table:table-cell office:value-type="float" office:value="1050">
                <text:p>1050</text:p>
              </table:table-cell>
              <table:table-cell office:value-type="float" office:value="0.348767">
                <text:p>0.348767</text:p>
              </table:table-cell>
              <table:table-cell office:value-type="float" office:value="1050">
                <text:p>1050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919342">
                <text:p>0.919342</text:p>
              </table:table-cell>
              <table:table-cell office:value-type="float" office:value="1100">
                <text:p>1100</text:p>
              </table:table-cell>
              <table:table-cell office:value-type="float" office:value="0.627264">
                <text:p>0.627264</text:p>
              </table:table-cell>
              <table:table-cell office:value-type="float" office:value="1100">
                <text:p>1100</text:p>
              </table:table-cell>
              <table:table-cell office:value-type="float" office:value="0.001502">
                <text:p>0.001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1.077539">
                <text:p>1.077539</text:p>
              </table:table-cell>
              <table:table-cell office:value-type="float" office:value="1150">
                <text:p>1150</text:p>
              </table:table-cell>
              <table:table-cell office:value-type="float" office:value="0.787555">
                <text:p>0.787555</text:p>
              </table:table-cell>
              <table:table-cell office:value-type="float" office:value="1150">
                <text:p>1150</text:p>
              </table:table-cell>
              <table:table-cell office:value-type="float" office:value="0.001624">
                <text:p>0.0016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1.582413">
                <text:p>1.582413</text:p>
              </table:table-cell>
              <table:table-cell office:value-type="float" office:value="1200">
                <text:p>1200</text:p>
              </table:table-cell>
              <table:table-cell office:value-type="float" office:value="0.76151">
                <text:p>0.76151</text:p>
              </table:table-cell>
              <table:table-cell office:value-type="float" office:value="1200">
                <text:p>1200</text:p>
              </table:table-cell>
              <table:table-cell office:value-type="float" office:value="0.001778">
                <text:p>0.001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1.541383">
                <text:p>1.541383</text:p>
              </table:table-cell>
              <table:table-cell office:value-type="float" office:value="1250">
                <text:p>1250</text:p>
              </table:table-cell>
              <table:table-cell office:value-type="float" office:value="0.942986">
                <text:p>0.942986</text:p>
              </table:table-cell>
              <table:table-cell office:value-type="float" office:value="1250">
                <text:p>1250</text:p>
              </table:table-cell>
              <table:table-cell office:value-type="float" office:value="0.001904">
                <text:p>0.0019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1.843971">
                <text:p>1.843971</text:p>
              </table:table-cell>
              <table:table-cell office:value-type="float" office:value="1300">
                <text:p>1300</text:p>
              </table:table-cell>
              <table:table-cell office:value-type="float" office:value="1.179338">
                <text:p>1.179338</text:p>
              </table:table-cell>
              <table:table-cell office:value-type="float" office:value="1300">
                <text:p>1300</text:p>
              </table:table-cell>
              <table:table-cell office:value-type="float" office:value="0.002028">
                <text:p>0.0020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2.10818">
                <text:p>2.10818</text:p>
              </table:table-cell>
              <table:table-cell office:value-type="float" office:value="1350">
                <text:p>1350</text:p>
              </table:table-cell>
              <table:table-cell office:value-type="float" office:value="1.306414">
                <text:p>1.306414</text:p>
              </table:table-cell>
              <table:table-cell office:value-type="float" office:value="1350">
                <text:p>1350</text:p>
              </table:table-cell>
              <table:table-cell office:value-type="float" office:value="0.00218">
                <text:p>0.002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2.759467">
                <text:p>2.759467</text:p>
              </table:table-cell>
              <table:table-cell office:value-type="float" office:value="1400">
                <text:p>1400</text:p>
              </table:table-cell>
              <table:table-cell office:value-type="float" office:value="1.411346">
                <text:p>1.411346</text:p>
              </table:table-cell>
              <table:table-cell office:value-type="float" office:value="1400">
                <text:p>1400</text:p>
              </table:table-cell>
              <table:table-cell office:value-type="float" office:value="0.002307">
                <text:p>0.0023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3.552188">
                <text:p>3.552188</text:p>
              </table:table-cell>
              <table:table-cell office:value-type="float" office:value="1450">
                <text:p>1450</text:p>
              </table:table-cell>
              <table:table-cell office:value-type="float" office:value="1.610676">
                <text:p>1.610676</text:p>
              </table:table-cell>
              <table:table-cell office:value-type="float" office:value="1450">
                <text:p>1450</text:p>
              </table:table-cell>
              <table:table-cell office:value-type="float" office:value="0.002458">
                <text:p>0.0024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3.378491">
                <text:p>3.378491</text:p>
              </table:table-cell>
              <table:table-cell office:value-type="float" office:value="1500">
                <text:p>1500</text:p>
              </table:table-cell>
              <table:table-cell office:value-type="float" office:value="1.758255">
                <text:p>1.758255</text:p>
              </table:table-cell>
              <table:table-cell office:value-type="float" office:value="1500">
                <text:p>1500</text:p>
              </table:table-cell>
              <table:table-cell office:value-type="float" office:value="0.002613">
                <text:p>0.0026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4.009267">
                <text:p>4.009267</text:p>
              </table:table-cell>
              <table:table-cell office:value-type="float" office:value="1550">
                <text:p>1550</text:p>
              </table:table-cell>
              <table:table-cell office:value-type="float" office:value="1.938166">
                <text:p>1.938166</text:p>
              </table:table-cell>
              <table:table-cell office:value-type="float" office:value="1550">
                <text:p>1550</text:p>
              </table:table-cell>
              <table:table-cell office:value-type="float" office:value="0.002778">
                <text:p>0.0027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4.435185">
                <text:p>4.435185</text:p>
              </table:table-cell>
              <table:table-cell office:value-type="float" office:value="1600">
                <text:p>1600</text:p>
              </table:table-cell>
              <table:table-cell office:value-type="float" office:value="2.064408">
                <text:p>2.064408</text:p>
              </table:table-cell>
              <table:table-cell office:value-type="float" office:value="1600">
                <text:p>1600</text:p>
              </table:table-cell>
              <table:table-cell office:value-type="float" office:value="0.002924">
                <text:p>0.0029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4.951008">
                <text:p>4.951008</text:p>
              </table:table-cell>
              <table:table-cell office:value-type="float" office:value="1650">
                <text:p>1650</text:p>
              </table:table-cell>
              <table:table-cell office:value-type="float" office:value="2.365105">
                <text:p>2.365105</text:p>
              </table:table-cell>
              <table:table-cell office:value-type="float" office:value="1650">
                <text:p>1650</text:p>
              </table:table-cell>
              <table:table-cell office:value-type="float" office:value="0.003121">
                <text:p>0.0031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5.526798">
                <text:p>5.526798</text:p>
              </table:table-cell>
              <table:table-cell office:value-type="float" office:value="1700">
                <text:p>1700</text:p>
              </table:table-cell>
              <table:table-cell office:value-type="float" office:value="2.552537">
                <text:p>2.552537</text:p>
              </table:table-cell>
              <table:table-cell office:value-type="float" office:value="1700">
                <text:p>1700</text:p>
              </table:table-cell>
              <table:table-cell office:value-type="float" office:value="0.003629">
                <text:p>0.0036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6.50103">
                <text:p>6.50103</text:p>
              </table:table-cell>
              <table:table-cell office:value-type="float" office:value="1750">
                <text:p>1750</text:p>
              </table:table-cell>
              <table:table-cell office:value-type="float" office:value="2.785149">
                <text:p>2.785149</text:p>
              </table:table-cell>
              <table:table-cell office:value-type="float" office:value="1750">
                <text:p>1750</text:p>
              </table:table-cell>
              <table:table-cell office:value-type="float" office:value="0.003479">
                <text:p>0.0034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6.875272">
                <text:p>6.875272</text:p>
              </table:table-cell>
              <table:table-cell office:value-type="float" office:value="1800">
                <text:p>1800</text:p>
              </table:table-cell>
              <table:table-cell office:value-type="float" office:value="2.928508">
                <text:p>2.928508</text:p>
              </table:table-cell>
              <table:table-cell office:value-type="float" office:value="1800">
                <text:p>1800</text:p>
              </table:table-cell>
              <table:table-cell office:value-type="float" office:value="0.003662">
                <text:p>0.0036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7.505143">
                <text:p>7.505143</text:p>
              </table:table-cell>
              <table:table-cell office:value-type="float" office:value="1850">
                <text:p>1850</text:p>
              </table:table-cell>
              <table:table-cell office:value-type="float" office:value="3.261554">
                <text:p>3.261554</text:p>
              </table:table-cell>
              <table:table-cell office:value-type="float" office:value="1850">
                <text:p>1850</text:p>
              </table:table-cell>
              <table:table-cell office:value-type="float" office:value="0.003891">
                <text:p>0.0038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8.302918">
                <text:p>8.302918</text:p>
              </table:table-cell>
              <table:table-cell office:value-type="float" office:value="1900">
                <text:p>1900</text:p>
              </table:table-cell>
              <table:table-cell office:value-type="float" office:value="3.488753">
                <text:p>3.488753</text:p>
              </table:table-cell>
              <table:table-cell office:value-type="float" office:value="1900">
                <text:p>1900</text:p>
              </table:table-cell>
              <table:table-cell office:value-type="float" office:value="0.004062">
                <text:p>0.0040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8.969404">
                <text:p>8.969404</text:p>
              </table:table-cell>
              <table:table-cell office:value-type="float" office:value="1950">
                <text:p>1950</text:p>
              </table:table-cell>
              <table:table-cell office:value-type="float" office:value="3.778439">
                <text:p>3.778439</text:p>
              </table:table-cell>
              <table:table-cell office:value-type="float" office:value="1950">
                <text:p>1950</text:p>
              </table:table-cell>
              <table:table-cell office:value-type="float" office:value="0.004289">
                <text:p>0.0042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9.716938">
                <text:p>9.716938</text:p>
              </table:table-cell>
              <table:table-cell office:value-type="float" office:value="2000">
                <text:p>2000</text:p>
              </table:table-cell>
              <table:table-cell office:value-type="float" office:value="3.904089">
                <text:p>3.904089</text:p>
              </table:table-cell>
              <table:table-cell office:value-type="float" office:value="2000">
                <text:p>2000</text:p>
              </table:table-cell>
              <table:table-cell office:value-type="float" office:value="0.004489">
                <text:p>0.0044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10.37396">
                <text:p>10.37396</text:p>
              </table:table-cell>
              <table:table-cell office:value-type="float" office:value="2050">
                <text:p>2050</text:p>
              </table:table-cell>
              <table:table-cell office:value-type="float" office:value="4.390196">
                <text:p>4.390196</text:p>
              </table:table-cell>
              <table:table-cell office:value-type="float" office:value="2050">
                <text:p>2050</text:p>
              </table:table-cell>
              <table:table-cell office:value-type="float" office:value="0.004709">
                <text:p>0.0047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11.222003">
                <text:p>11.222003</text:p>
              </table:table-cell>
              <table:table-cell office:value-type="float" office:value="2100">
                <text:p>2100</text:p>
              </table:table-cell>
              <table:table-cell office:value-type="float" office:value="4.701104">
                <text:p>4.701104</text:p>
              </table:table-cell>
              <table:table-cell office:value-type="float" office:value="2100">
                <text:p>2100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12.169804">
                <text:p>12.169804</text:p>
              </table:table-cell>
              <table:table-cell office:value-type="float" office:value="2150">
                <text:p>2150</text:p>
              </table:table-cell>
              <table:table-cell office:value-type="float" office:value="5.057652">
                <text:p>5.057652</text:p>
              </table:table-cell>
              <table:table-cell office:value-type="float" office:value="2150">
                <text:p>2150</text:p>
              </table:table-cell>
              <table:table-cell office:value-type="float" office:value="0.005146">
                <text:p>0.0051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13.343793">
                <text:p>13.343793</text:p>
              </table:table-cell>
              <table:table-cell office:value-type="float" office:value="2200">
                <text:p>2200</text:p>
              </table:table-cell>
              <table:table-cell office:value-type="float" office:value="5.263231">
                <text:p>5.263231</text:p>
              </table:table-cell>
              <table:table-cell office:value-type="float" office:value="2200">
                <text:p>2200</text:p>
              </table:table-cell>
              <table:table-cell office:value-type="float" office:value="0.005406">
                <text:p>0.0054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14.105114">
                <text:p>14.105114</text:p>
              </table:table-cell>
              <table:table-cell office:value-type="float" office:value="2250">
                <text:p>2250</text:p>
              </table:table-cell>
              <table:table-cell office:value-type="float" office:value="5.760994">
                <text:p>5.760994</text:p>
              </table:table-cell>
              <table:table-cell office:value-type="float" office:value="2250">
                <text:p>2250</text:p>
              </table:table-cell>
              <table:table-cell office:value-type="float" office:value="0.005594">
                <text:p>0.0055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15.537906">
                <text:p>15.537906</text:p>
              </table:table-cell>
              <table:table-cell office:value-type="float" office:value="2300">
                <text:p>2300</text:p>
              </table:table-cell>
              <table:table-cell office:value-type="float" office:value="6.088016">
                <text:p>6.088016</text:p>
              </table:table-cell>
              <table:table-cell office:value-type="float" office:value="2300">
                <text:p>2300</text:p>
              </table:table-cell>
              <table:table-cell office:value-type="float" office:value="0.005959">
                <text:p>0.005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16.447919">
                <text:p>16.447919</text:p>
              </table:table-cell>
              <table:table-cell office:value-type="float" office:value="2350">
                <text:p>2350</text:p>
              </table:table-cell>
              <table:table-cell office:value-type="float" office:value="6.517367">
                <text:p>6.517367</text:p>
              </table:table-cell>
              <table:table-cell office:value-type="float" office:value="2350">
                <text:p>2350</text:p>
              </table:table-cell>
              <table:table-cell office:value-type="float" office:value="0.007643">
                <text:p>0.007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17.492366">
                <text:p>17.492366</text:p>
              </table:table-cell>
              <table:table-cell office:value-type="float" office:value="2400">
                <text:p>2400</text:p>
              </table:table-cell>
              <table:table-cell office:value-type="float" office:value="6.736173">
                <text:p>6.736173</text:p>
              </table:table-cell>
              <table:table-cell office:value-type="float" office:value="2400">
                <text:p>2400</text:p>
              </table:table-cell>
              <table:table-cell office:value-type="float" office:value="0.006389">
                <text:p>0.0063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18.705621">
                <text:p>18.705621</text:p>
              </table:table-cell>
              <table:table-cell office:value-type="float" office:value="2450">
                <text:p>2450</text:p>
              </table:table-cell>
              <table:table-cell office:value-type="float" office:value="7.449358">
                <text:p>7.449358</text:p>
              </table:table-cell>
              <table:table-cell office:value-type="float" office:value="2450">
                <text:p>2450</text:p>
              </table:table-cell>
              <table:table-cell office:value-type="float" office:value="0.006619">
                <text:p>0.0066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20.017079">
                <text:p>20.017079</text:p>
              </table:table-cell>
              <table:table-cell office:value-type="float" office:value="2500">
                <text:p>2500</text:p>
              </table:table-cell>
              <table:table-cell office:value-type="float" office:value="7.838276">
                <text:p>7.838276</text:p>
              </table:table-cell>
              <table:table-cell office:value-type="float" office:value="2500">
                <text:p>2500</text:p>
              </table:table-cell>
              <table:table-cell office:value-type="float" office:value="0.006863">
                <text:p>0.0068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20.982816">
                <text:p>20.982816</text:p>
              </table:table-cell>
              <table:table-cell office:value-type="float" office:value="2550">
                <text:p>2550</text:p>
              </table:table-cell>
              <table:table-cell office:value-type="float" office:value="8.343721">
                <text:p>8.343721</text:p>
              </table:table-cell>
              <table:table-cell office:value-type="float" office:value="2550">
                <text:p>2550</text:p>
              </table:table-cell>
              <table:table-cell office:value-type="float" office:value="0.007136">
                <text:p>0.007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22.395486">
                <text:p>22.395486</text:p>
              </table:table-cell>
              <table:table-cell office:value-type="float" office:value="2600">
                <text:p>2600</text:p>
              </table:table-cell>
              <table:table-cell office:value-type="float" office:value="8.550802">
                <text:p>8.550802</text:p>
              </table:table-cell>
              <table:table-cell office:value-type="float" office:value="2600">
                <text:p>2600</text:p>
              </table:table-cell>
              <table:table-cell office:value-type="float" office:value="0.007441">
                <text:p>0.0074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23.494151">
                <text:p>23.494151</text:p>
              </table:table-cell>
              <table:table-cell office:value-type="float" office:value="2650">
                <text:p>2650</text:p>
              </table:table-cell>
              <table:table-cell office:value-type="float" office:value="9.29546">
                <text:p>9.29546</text:p>
              </table:table-cell>
              <table:table-cell office:value-type="float" office:value="2650">
                <text:p>2650</text:p>
              </table:table-cell>
              <table:table-cell office:value-type="float" office:value="0.007922">
                <text:p>0.0079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25.290719">
                <text:p>25.290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0">
                <text:p>2700</text:p>
              </table:table-cell>
              <table:table-cell office:value-type="float" office:value="0.007974">
                <text:p>0.0079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26.0961">
                <text:p>26.0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0">
                <text:p>2750</text:p>
              </table:table-cell>
              <table:table-cell office:value-type="float" office:value="0.008328">
                <text:p>0.0083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27.989144">
                <text:p>27.989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0">
                <text:p>2800</text:p>
              </table:table-cell>
              <table:table-cell office:value-type="float" office:value="0.008587">
                <text:p>0.0085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29.248205">
                <text:p>29.248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0">
                <text:p>2850</text:p>
              </table:table-cell>
              <table:table-cell office:value-type="float" office:value="0.008951">
                <text:p>0.0089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30.923535">
                <text:p>30.92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0">
                <text:p>2900</text:p>
              </table:table-cell>
              <table:table-cell office:value-type="float" office:value="0.009226">
                <text:p>0.0092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32.781034">
                <text:p>32.78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0">
                <text:p>2950</text:p>
              </table:table-cell>
              <table:table-cell office:value-type="float" office:value="0.009503">
                <text:p>0.0095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34.217348">
                <text:p>34.217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">
                <text:p>3000</text:p>
              </table:table-cell>
              <table:table-cell office:value-type="float" office:value="0.00981">
                <text:p>0.009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">
                <text:p>3000</text:p>
              </table:table-cell>
              <table:table-cell office:value-type="float" office:value="37.319572">
                <text:p>37.319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0">
                <text:p>3050</text:p>
              </table:table-cell>
              <table:table-cell office:value-type="float" office:value="0.010185">
                <text:p>0.0101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0">
                <text:p>3050</text:p>
              </table:table-cell>
              <table:table-cell office:value-type="float" office:value="38.813563">
                <text:p>38.813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0">
                <text:p>3100</text:p>
              </table:table-cell>
              <table:table-cell office:value-type="float" office:value="0.010464">
                <text:p>0.010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0">
                <text:p>3100</text:p>
              </table:table-cell>
              <table:table-cell office:value-type="float" office:value="39.946864">
                <text:p>39.946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0">
                <text:p>3150</text:p>
              </table:table-cell>
              <table:table-cell office:value-type="float" office:value="0.010793">
                <text:p>0.0107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0">
                <text:p>3150</text:p>
              </table:table-cell>
              <table:table-cell office:value-type="float" office:value="42.153651">
                <text:p>42.153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0">
                <text:p>3200</text:p>
              </table:table-cell>
              <table:table-cell office:value-type="float" office:value="0.011168">
                <text:p>0.0111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0">
                <text:p>3200</text:p>
              </table:table-cell>
              <table:table-cell office:value-type="float" office:value="43.215557">
                <text:p>43.215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0">
                <text:p>3250</text:p>
              </table:table-cell>
              <table:table-cell office:value-type="float" office:value="0.011481">
                <text:p>0.0114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0">
                <text:p>3250</text:p>
              </table:table-cell>
              <table:table-cell office:value-type="float" office:value="45.073224">
                <text:p>45.073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0">
                <text:p>3300</text:p>
              </table:table-cell>
              <table:table-cell office:value-type="float" office:value="0.011855">
                <text:p>0.0118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0">
                <text:p>3300</text:p>
              </table:table-cell>
              <table:table-cell office:value-type="float" office:value="48.224656">
                <text:p>48.224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0">
                <text:p>3350</text:p>
              </table:table-cell>
              <table:table-cell office:value-type="float" office:value="0.012338">
                <text:p>0.0123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0">
                <text:p>3350</text:p>
              </table:table-cell>
              <table:table-cell office:value-type="float" office:value="50.64618">
                <text:p>50.6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0">
                <text:p>3400</text:p>
              </table:table-cell>
              <table:table-cell office:value-type="float" office:value="0.012729">
                <text:p>0.0127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0">
                <text:p>3400</text:p>
              </table:table-cell>
              <table:table-cell office:value-type="float" office:value="52.85123">
                <text:p>52.85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0">
                <text:p>3450</text:p>
              </table:table-cell>
              <table:table-cell office:value-type="float" office:value="0.01292">
                <text:p>0.012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0">
                <text:p>3450</text:p>
              </table:table-cell>
              <table:table-cell office:value-type="float" office:value="55.454822">
                <text:p>55.454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0">
                <text:p>3500</text:p>
              </table:table-cell>
              <table:table-cell office:value-type="float" office:value="0.013314">
                <text:p>0.0133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0">
                <text:p>3500</text:p>
              </table:table-cell>
              <table:table-cell office:value-type="float" office:value="58.134008">
                <text:p>58.134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0">
                <text:p>3550</text:p>
              </table:table-cell>
              <table:table-cell office:value-type="float" office:value="0.012206">
                <text:p>0.0122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0">
                <text:p>3550</text:p>
              </table:table-cell>
              <table:table-cell office:value-type="float" office:value="59.964826">
                <text:p>59.964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">
                <text:p>3600</text:p>
              </table:table-cell>
              <table:table-cell office:value-type="float" office:value="0.012563">
                <text:p>0.012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0">
                <text:p>3600</text:p>
              </table:table-cell>
              <table:table-cell office:value-type="float" office:value="62.177553">
                <text:p>62.17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0">
                <text:p>3650</text:p>
              </table:table-cell>
              <table:table-cell office:value-type="float" office:value="0.011599">
                <text:p>0.0115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0">
                <text:p>3650</text:p>
              </table:table-cell>
              <table:table-cell office:value-type="float" office:value="65.497723">
                <text:p>65.497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0">
                <text:p>3700</text:p>
              </table:table-cell>
              <table:table-cell office:value-type="float" office:value="0.01151">
                <text:p>0.011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0">
                <text:p>3700</text:p>
              </table:table-cell>
              <table:table-cell office:value-type="float" office:value="67.286706">
                <text:p>67.286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0">
                <text:p>3750</text:p>
              </table:table-cell>
              <table:table-cell office:value-type="float" office:value="0.011596">
                <text:p>0.0115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0">
                <text:p>3750</text:p>
              </table:table-cell>
              <table:table-cell office:value-type="float" office:value="71.396951">
                <text:p>71.396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0">
                <text:p>3800</text:p>
              </table:table-cell>
              <table:table-cell office:value-type="float" office:value="0.011816">
                <text:p>0.0118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0">
                <text:p>3800</text:p>
              </table:table-cell>
              <table:table-cell office:value-type="float" office:value="72.632152">
                <text:p>72.63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0">
                <text:p>3850</text:p>
              </table:table-cell>
              <table:table-cell office:value-type="float" office:value="0.011284">
                <text:p>0.0112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0">
                <text:p>3850</text:p>
              </table:table-cell>
              <table:table-cell office:value-type="float" office:value="74.832975">
                <text:p>74.83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0">
                <text:p>3900</text:p>
              </table:table-cell>
              <table:table-cell office:value-type="float" office:value="0.011522">
                <text:p>0.0115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0">
                <text:p>3900</text:p>
              </table:table-cell>
              <table:table-cell office:value-type="float" office:value="78.400567">
                <text:p>78.400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0">
                <text:p>3950</text:p>
              </table:table-cell>
              <table:table-cell office:value-type="float" office:value="0.011803">
                <text:p>0.0118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0">
                <text:p>3950</text:p>
              </table:table-cell>
              <table:table-cell office:value-type="float" office:value="81.778042">
                <text:p>81.778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">
                <text:p>4000</text:p>
              </table:table-cell>
              <table:table-cell office:value-type="float" office:value="0.012212">
                <text:p>0.0122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0">
                <text:p>4050</text:p>
              </table:table-cell>
              <table:table-cell office:value-type="float" office:value="0.012366">
                <text:p>0.012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0">
                <text:p>4100</text:p>
              </table:table-cell>
              <table:table-cell office:value-type="float" office:value="0.011398">
                <text:p>0.011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0">
                <text:p>4150</text:p>
              </table:table-cell>
              <table:table-cell office:value-type="float" office:value="0.011432">
                <text:p>0.011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">
                <text:p>4200</text:p>
              </table:table-cell>
              <table:table-cell office:value-type="float" office:value="0.011852">
                <text:p>0.011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0">
                <text:p>4250</text:p>
              </table:table-cell>
              <table:table-cell office:value-type="float" office:value="0.011588">
                <text:p>0.0115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25cm" svg:height="15.779cm" xlink:href=".." xlink:type="simple" chart:class="chart:scatter" chart:style-name="ch1">
        <chart:title svg:x="4.642cm" svg:y="0.451cm" chart:style-name="ch2">
          <text:p>GPU Time Taken to Invert a Matrix With and Without Memcpy Operation Included in the Time</text:p>
        </chart:title>
        <chart:legend chart:legend-position="end" svg:x="23.561cm" svg:y="3.341cm" style:legend-expansion="custom" svg:width="4.053cm" svg:height="8.301cm" style:legend-expansion-aspect-ratio="0.488254427177449" chart:style-name="ch3"/>
        <chart:plot-area chart:style-name="ch4" table:cell-range-address="'Matrix Inversion'.G4:'Matrix Inversion'.H88 'Matrix Inversion'.G1:'Matrix Inversion'.G1 'Matrix Inversion'.J1:'Matrix Inversion'.J1 'Matrix Inversion'.K4:'Matrix Inversion'.K88" chart:data-source-has-labels="row" svg:x="1.571cm" svg:y="1.545cm" svg:width="21.779cm" svg:height="12.938cm">
          <chart:coordinate-region svg:x="2.669cm" svg:y="1.745cm" svg:width="20.309cm" svg:height="12.091cm"/>
          <chart:axis chart:dimension="x" chart:name="primary-x" chart:style-name="ch5">
            <chart:title svg:x="11.318cm" svg:y="14.798cm" chart:style-name="ch6">
              <text:p>Time (seconds)</text:p>
            </chart:title>
          </chart:axis>
          <chart:axis chart:dimension="y" chart:name="primary-y" chart:style-name="ch7">
            <chart:title svg:x="0.451cm" svg:y="8.852cm" chart:style-name="ch8">
              <text:p>Matrix Size</text:p>
            </chart:title>
            <chart:grid chart:style-name="ch9" chart:class="major"/>
          </chart:axis>
          <chart:series chart:style-name="ch10" chart:values-cell-range-address="'Matrix Inversion'.H4:'Matrix Inversion'.H88" chart:label-cell-address="'Matrix Inversion'.G1:'Matrix Inversion'.G1" chart:class="chart:scatter">
            <chart:domain table:cell-range-address="'Matrix Inversion'.G4:'Matrix Inversion'.G88"/>
            <chart:data-point chart:repeated="85"/>
          </chart:series>
          <chart:series chart:style-name="ch11" chart:values-cell-range-address="'Matrix Inversion'.K4:'Matrix Inversion'.K88" chart:label-cell-address="'Matrix Inversion'.J1:'Matrix Inversion'.J1" chart:class="chart:scatter">
            <chart:domain table:cell-range-address="'Matrix Inversion'.J4:'Matrix Inversion'.J88"/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GPU Matrix Inversion with Cublas</text:p>
                <draw:g>
                  <svg:desc>'Matrix Inversion'.G1:'Matrix Inversion'.G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GPU Matrix Inversion with Cublas Excluding Memory Copy of Results to Host Trial 1</text:p>
                <draw:g>
                  <svg:desc>'Matrix Inversion'.J1:'Matrix Inversion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Matrix Inversion'.G4:'Matrix Inversion'.G88</svg:desc>
                </draw:g>
              </table:table-cell>
              <table:table-cell office:value-type="float" office:value="0.000047">
                <text:p>0.000047</text:p>
                <draw:g>
                  <svg:desc>'Matrix Inversion'.H4:'Matrix Inversion'.H88</svg:desc>
                </draw:g>
              </table:table-cell>
              <table:table-cell office:value-type="float" office:value="50">
                <text:p>50</text:p>
                <draw:g>
                  <svg:desc>'Matrix Inversion'.J4:'Matrix Inversion'.J88</svg:desc>
                </draw:g>
              </table:table-cell>
              <table:table-cell office:value-type="float" office:value="0.000018">
                <text:p>0.000018</text:p>
                <draw:g>
                  <svg:desc>'Matrix Inversion'.K4:'Matrix Inversion'.K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53">
                <text:p>0.000053</text:p>
              </table:table-cell>
              <table:table-cell office:value-type="float" office:value="100">
                <text:p>100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000084">
                <text:p>0.000084</text:p>
              </table:table-cell>
              <table:table-cell office:value-type="float" office:value="150">
                <text:p>150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0142">
                <text:p>0.000142</text:p>
              </table:table-cell>
              <table:table-cell office:value-type="float" office:value="200">
                <text:p>200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000201">
                <text:p>0.000201</text:p>
              </table:table-cell>
              <table:table-cell office:value-type="float" office:value="250">
                <text:p>250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000303">
                <text:p>0.000303</text:p>
              </table:table-cell>
              <table:table-cell office:value-type="float" office:value="300">
                <text:p>300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0.000421">
                <text:p>0.000421</text:p>
              </table:table-cell>
              <table:table-cell office:value-type="float" office:value="350">
                <text:p>350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000433">
                <text:p>0.000433</text:p>
              </table:table-cell>
              <table:table-cell office:value-type="float" office:value="400">
                <text:p>400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0.000507">
                <text:p>0.000507</text:p>
              </table:table-cell>
              <table:table-cell office:value-type="float" office:value="450">
                <text:p>450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000563">
                <text:p>0.000563</text:p>
              </table:table-cell>
              <table:table-cell office:value-type="float" office:value="500">
                <text:p>500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0.000585">
                <text:p>0.000585</text:p>
              </table:table-cell>
              <table:table-cell office:value-type="float" office:value="550">
                <text:p>550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0.000643">
                <text:p>0.000643</text:p>
              </table:table-cell>
              <table:table-cell office:value-type="float" office:value="600">
                <text:p>600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0.000678">
                <text:p>0.000678</text:p>
              </table:table-cell>
              <table:table-cell office:value-type="float" office:value="650">
                <text:p>650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0.000771">
                <text:p>0.000771</text:p>
              </table:table-cell>
              <table:table-cell office:value-type="float" office:value="700">
                <text:p>700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0.000815">
                <text:p>0.000815</text:p>
              </table:table-cell>
              <table:table-cell office:value-type="float" office:value="750">
                <text:p>750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.000926">
                <text:p>0.000926</text:p>
              </table:table-cell>
              <table:table-cell office:value-type="float" office:value="800">
                <text:p>800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0.000979">
                <text:p>0.000979</text:p>
              </table:table-cell>
              <table:table-cell office:value-type="float" office:value="850">
                <text:p>850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001075">
                <text:p>0.001075</text:p>
              </table:table-cell>
              <table:table-cell office:value-type="float" office:value="900">
                <text:p>900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0.001194">
                <text:p>0.001194</text:p>
              </table:table-cell>
              <table:table-cell office:value-type="float" office:value="950">
                <text:p>950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.001213">
                <text:p>0.001213</text:p>
              </table:table-cell>
              <table:table-cell office:value-type="float" office:value="1000">
                <text:p>1000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">
                <text:p>1050</text:p>
              </table:table-cell>
              <table:table-cell office:value-type="float" office:value="0.00138">
                <text:p>0.00138</text:p>
              </table:table-cell>
              <table:table-cell office:value-type="float" office:value="1050">
                <text:p>1050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0.001502">
                <text:p>0.001502</text:p>
              </table:table-cell>
              <table:table-cell office:value-type="float" office:value="1100">
                <text:p>1100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">
                <text:p>1150</text:p>
              </table:table-cell>
              <table:table-cell office:value-type="float" office:value="0.001624">
                <text:p>0.001624</text:p>
              </table:table-cell>
              <table:table-cell office:value-type="float" office:value="1150">
                <text:p>1150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  <table:table-cell office:value-type="float" office:value="0.001778">
                <text:p>0.001778</text:p>
              </table:table-cell>
              <table:table-cell office:value-type="float" office:value="1200">
                <text:p>1200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">
                <text:p>1250</text:p>
              </table:table-cell>
              <table:table-cell office:value-type="float" office:value="0.001904">
                <text:p>0.001904</text:p>
              </table:table-cell>
              <table:table-cell office:value-type="float" office:value="1250">
                <text:p>1250</text:p>
              </table:table-cell>
              <table:table-cell office:value-type="float" office:value="0.000371">
                <text:p>0.0003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">
                <text:p>1300</text:p>
              </table:table-cell>
              <table:table-cell office:value-type="float" office:value="0.002028">
                <text:p>0.002028</text:p>
              </table:table-cell>
              <table:table-cell office:value-type="float" office:value="1300">
                <text:p>1300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">
                <text:p>1350</text:p>
              </table:table-cell>
              <table:table-cell office:value-type="float" office:value="0.00218">
                <text:p>0.00218</text:p>
              </table:table-cell>
              <table:table-cell office:value-type="float" office:value="1350">
                <text:p>1350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">
                <text:p>1400</text:p>
              </table:table-cell>
              <table:table-cell office:value-type="float" office:value="0.002307">
                <text:p>0.002307</text:p>
              </table:table-cell>
              <table:table-cell office:value-type="float" office:value="1400">
                <text:p>1400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0.002458">
                <text:p>0.002458</text:p>
              </table:table-cell>
              <table:table-cell office:value-type="float" office:value="1450">
                <text:p>1450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0.002613">
                <text:p>0.002613</text:p>
              </table:table-cell>
              <table:table-cell office:value-type="float" office:value="1500">
                <text:p>1500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">
                <text:p>1550</text:p>
              </table:table-cell>
              <table:table-cell office:value-type="float" office:value="0.002778">
                <text:p>0.002778</text:p>
              </table:table-cell>
              <table:table-cell office:value-type="float" office:value="1550">
                <text:p>1550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">
                <text:p>1600</text:p>
              </table:table-cell>
              <table:table-cell office:value-type="float" office:value="0.002924">
                <text:p>0.002924</text:p>
              </table:table-cell>
              <table:table-cell office:value-type="float" office:value="1600">
                <text:p>1600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">
                <text:p>1650</text:p>
              </table:table-cell>
              <table:table-cell office:value-type="float" office:value="0.003121">
                <text:p>0.003121</text:p>
              </table:table-cell>
              <table:table-cell office:value-type="float" office:value="1650">
                <text:p>1650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">
                <text:p>1700</text:p>
              </table:table-cell>
              <table:table-cell office:value-type="float" office:value="0.003629">
                <text:p>0.003629</text:p>
              </table:table-cell>
              <table:table-cell office:value-type="float" office:value="1700">
                <text:p>1700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">
                <text:p>1750</text:p>
              </table:table-cell>
              <table:table-cell office:value-type="float" office:value="0.003479">
                <text:p>0.003479</text:p>
              </table:table-cell>
              <table:table-cell office:value-type="float" office:value="1750">
                <text:p>1750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">
                <text:p>1800</text:p>
              </table:table-cell>
              <table:table-cell office:value-type="float" office:value="0.003662">
                <text:p>0.003662</text:p>
              </table:table-cell>
              <table:table-cell office:value-type="float" office:value="1800">
                <text:p>1800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">
                <text:p>1850</text:p>
              </table:table-cell>
              <table:table-cell office:value-type="float" office:value="0.003891">
                <text:p>0.003891</text:p>
              </table:table-cell>
              <table:table-cell office:value-type="float" office:value="1850">
                <text:p>1850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">
                <text:p>1900</text:p>
              </table:table-cell>
              <table:table-cell office:value-type="float" office:value="0.004062">
                <text:p>0.004062</text:p>
              </table:table-cell>
              <table:table-cell office:value-type="float" office:value="1900">
                <text:p>1900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">
                <text:p>1950</text:p>
              </table:table-cell>
              <table:table-cell office:value-type="float" office:value="0.004289">
                <text:p>0.004289</text:p>
              </table:table-cell>
              <table:table-cell office:value-type="float" office:value="1950">
                <text:p>1950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0.004489">
                <text:p>0.004489</text:p>
              </table:table-cell>
              <table:table-cell office:value-type="float" office:value="2000">
                <text:p>2000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">
                <text:p>2050</text:p>
              </table:table-cell>
              <table:table-cell office:value-type="float" office:value="0.004709">
                <text:p>0.004709</text:p>
              </table:table-cell>
              <table:table-cell office:value-type="float" office:value="2050">
                <text:p>2050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0">
                <text:p>2100</text:p>
              </table:table-cell>
              <table:table-cell office:value-type="float" office:value="0.0049">
                <text:p>0.0049</text:p>
              </table:table-cell>
              <table:table-cell office:value-type="float" office:value="2100">
                <text:p>2100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0">
                <text:p>2150</text:p>
              </table:table-cell>
              <table:table-cell office:value-type="float" office:value="0.005146">
                <text:p>0.005146</text:p>
              </table:table-cell>
              <table:table-cell office:value-type="float" office:value="2150">
                <text:p>2150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0">
                <text:p>2200</text:p>
              </table:table-cell>
              <table:table-cell office:value-type="float" office:value="0.005406">
                <text:p>0.005406</text:p>
              </table:table-cell>
              <table:table-cell office:value-type="float" office:value="2200">
                <text:p>2200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0">
                <text:p>2250</text:p>
              </table:table-cell>
              <table:table-cell office:value-type="float" office:value="0.005594">
                <text:p>0.005594</text:p>
              </table:table-cell>
              <table:table-cell office:value-type="float" office:value="2250">
                <text:p>2250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0">
                <text:p>2300</text:p>
              </table:table-cell>
              <table:table-cell office:value-type="float" office:value="0.005959">
                <text:p>0.005959</text:p>
              </table:table-cell>
              <table:table-cell office:value-type="float" office:value="2300">
                <text:p>2300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0">
                <text:p>2350</text:p>
              </table:table-cell>
              <table:table-cell office:value-type="float" office:value="0.007643">
                <text:p>0.007643</text:p>
              </table:table-cell>
              <table:table-cell office:value-type="float" office:value="2350">
                <text:p>2350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">
                <text:p>2400</text:p>
              </table:table-cell>
              <table:table-cell office:value-type="float" office:value="0.006389">
                <text:p>0.006389</text:p>
              </table:table-cell>
              <table:table-cell office:value-type="float" office:value="2400">
                <text:p>2400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0">
                <text:p>2450</text:p>
              </table:table-cell>
              <table:table-cell office:value-type="float" office:value="0.006619">
                <text:p>0.006619</text:p>
              </table:table-cell>
              <table:table-cell office:value-type="float" office:value="2450">
                <text:p>2450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0.006863">
                <text:p>0.006863</text:p>
              </table:table-cell>
              <table:table-cell office:value-type="float" office:value="2500">
                <text:p>2500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0">
                <text:p>2550</text:p>
              </table:table-cell>
              <table:table-cell office:value-type="float" office:value="0.007136">
                <text:p>0.007136</text:p>
              </table:table-cell>
              <table:table-cell office:value-type="float" office:value="2550">
                <text:p>2550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0">
                <text:p>2600</text:p>
              </table:table-cell>
              <table:table-cell office:value-type="float" office:value="0.007441">
                <text:p>0.007441</text:p>
              </table:table-cell>
              <table:table-cell office:value-type="float" office:value="2600">
                <text:p>2600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0">
                <text:p>2650</text:p>
              </table:table-cell>
              <table:table-cell office:value-type="float" office:value="0.007922">
                <text:p>0.007922</text:p>
              </table:table-cell>
              <table:table-cell office:value-type="float" office:value="2650">
                <text:p>2650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0">
                <text:p>2700</text:p>
              </table:table-cell>
              <table:table-cell office:value-type="float" office:value="0.007974">
                <text:p>0.007974</text:p>
              </table:table-cell>
              <table:table-cell office:value-type="float" office:value="2700">
                <text:p>2700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0">
                <text:p>2750</text:p>
              </table:table-cell>
              <table:table-cell office:value-type="float" office:value="0.008328">
                <text:p>0.008328</text:p>
              </table:table-cell>
              <table:table-cell office:value-type="float" office:value="2750">
                <text:p>2750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0">
                <text:p>2800</text:p>
              </table:table-cell>
              <table:table-cell office:value-type="float" office:value="0.008587">
                <text:p>0.008587</text:p>
              </table:table-cell>
              <table:table-cell office:value-type="float" office:value="2800">
                <text:p>2800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0">
                <text:p>2850</text:p>
              </table:table-cell>
              <table:table-cell office:value-type="float" office:value="0.008951">
                <text:p>0.008951</text:p>
              </table:table-cell>
              <table:table-cell office:value-type="float" office:value="2850">
                <text:p>2850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0">
                <text:p>2900</text:p>
              </table:table-cell>
              <table:table-cell office:value-type="float" office:value="0.009226">
                <text:p>0.009226</text:p>
              </table:table-cell>
              <table:table-cell office:value-type="float" office:value="2900">
                <text:p>2900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0">
                <text:p>2950</text:p>
              </table:table-cell>
              <table:table-cell office:value-type="float" office:value="0.009503">
                <text:p>0.009503</text:p>
              </table:table-cell>
              <table:table-cell office:value-type="float" office:value="2950">
                <text:p>2950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0">
                <text:p>3000</text:p>
              </table:table-cell>
              <table:table-cell office:value-type="float" office:value="0.00981">
                <text:p>0.00981</text:p>
              </table:table-cell>
              <table:table-cell office:value-type="float" office:value="3000">
                <text:p>3000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0">
                <text:p>3050</text:p>
              </table:table-cell>
              <table:table-cell office:value-type="float" office:value="0.010185">
                <text:p>0.010185</text:p>
              </table:table-cell>
              <table:table-cell office:value-type="float" office:value="3050">
                <text:p>3050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0">
                <text:p>3100</text:p>
              </table:table-cell>
              <table:table-cell office:value-type="float" office:value="0.010464">
                <text:p>0.010464</text:p>
              </table:table-cell>
              <table:table-cell office:value-type="float" office:value="3100">
                <text:p>3100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0">
                <text:p>3150</text:p>
              </table:table-cell>
              <table:table-cell office:value-type="float" office:value="0.010793">
                <text:p>0.010793</text:p>
              </table:table-cell>
              <table:table-cell office:value-type="float" office:value="3150">
                <text:p>3150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0">
                <text:p>3200</text:p>
              </table:table-cell>
              <table:table-cell office:value-type="float" office:value="0.011168">
                <text:p>0.011168</text:p>
              </table:table-cell>
              <table:table-cell office:value-type="float" office:value="3200">
                <text:p>3200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0">
                <text:p>3250</text:p>
              </table:table-cell>
              <table:table-cell office:value-type="float" office:value="0.011481">
                <text:p>0.011481</text:p>
              </table:table-cell>
              <table:table-cell office:value-type="float" office:value="3250">
                <text:p>3250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0">
                <text:p>3300</text:p>
              </table:table-cell>
              <table:table-cell office:value-type="float" office:value="0.011855">
                <text:p>0.011855</text:p>
              </table:table-cell>
              <table:table-cell office:value-type="float" office:value="3300">
                <text:p>3300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0">
                <text:p>3350</text:p>
              </table:table-cell>
              <table:table-cell office:value-type="float" office:value="0.012338">
                <text:p>0.012338</text:p>
              </table:table-cell>
              <table:table-cell office:value-type="float" office:value="3350">
                <text:p>3350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0">
                <text:p>3400</text:p>
              </table:table-cell>
              <table:table-cell office:value-type="float" office:value="0.012729">
                <text:p>0.012729</text:p>
              </table:table-cell>
              <table:table-cell office:value-type="float" office:value="3400">
                <text:p>3400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0">
                <text:p>3450</text:p>
              </table:table-cell>
              <table:table-cell office:value-type="float" office:value="0.01292">
                <text:p>0.01292</text:p>
              </table:table-cell>
              <table:table-cell office:value-type="float" office:value="3450">
                <text:p>3450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0">
                <text:p>3500</text:p>
              </table:table-cell>
              <table:table-cell office:value-type="float" office:value="0.013314">
                <text:p>0.013314</text:p>
              </table:table-cell>
              <table:table-cell office:value-type="float" office:value="3500">
                <text:p>3500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0">
                <text:p>3550</text:p>
              </table:table-cell>
              <table:table-cell office:value-type="float" office:value="0.012206">
                <text:p>0.012206</text:p>
              </table:table-cell>
              <table:table-cell office:value-type="float" office:value="3550">
                <text:p>3550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0">
                <text:p>3600</text:p>
              </table:table-cell>
              <table:table-cell office:value-type="float" office:value="0.012563">
                <text:p>0.012563</text:p>
              </table:table-cell>
              <table:table-cell office:value-type="float" office:value="3600">
                <text:p>3600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0">
                <text:p>3650</text:p>
              </table:table-cell>
              <table:table-cell office:value-type="float" office:value="0.011599">
                <text:p>0.011599</text:p>
              </table:table-cell>
              <table:table-cell office:value-type="float" office:value="3650">
                <text:p>3650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0">
                <text:p>3700</text:p>
              </table:table-cell>
              <table:table-cell office:value-type="float" office:value="0.01151">
                <text:p>0.01151</text:p>
              </table:table-cell>
              <table:table-cell office:value-type="float" office:value="3700">
                <text:p>3700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0">
                <text:p>3750</text:p>
              </table:table-cell>
              <table:table-cell office:value-type="float" office:value="0.011596">
                <text:p>0.011596</text:p>
              </table:table-cell>
              <table:table-cell office:value-type="float" office:value="3750">
                <text:p>3750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0">
                <text:p>3800</text:p>
              </table:table-cell>
              <table:table-cell office:value-type="float" office:value="0.011816">
                <text:p>0.011816</text:p>
              </table:table-cell>
              <table:table-cell office:value-type="float" office:value="3800">
                <text:p>3800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0">
                <text:p>3850</text:p>
              </table:table-cell>
              <table:table-cell office:value-type="float" office:value="0.011284">
                <text:p>0.011284</text:p>
              </table:table-cell>
              <table:table-cell office:value-type="float" office:value="3850">
                <text:p>3850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0">
                <text:p>3900</text:p>
              </table:table-cell>
              <table:table-cell office:value-type="float" office:value="0.011522">
                <text:p>0.011522</text:p>
              </table:table-cell>
              <table:table-cell office:value-type="float" office:value="3900">
                <text:p>3900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0">
                <text:p>3950</text:p>
              </table:table-cell>
              <table:table-cell office:value-type="float" office:value="0.011803">
                <text:p>0.011803</text:p>
              </table:table-cell>
              <table:table-cell office:value-type="float" office:value="3950">
                <text:p>3950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  <table:table-cell office:value-type="float" office:value="0.012212">
                <text:p>0.012212</text:p>
              </table:table-cell>
              <table:table-cell office:value-type="float" office:value="4000">
                <text:p>4000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0">
                <text:p>4050</text:p>
              </table:table-cell>
              <table:table-cell office:value-type="float" office:value="0.012366">
                <text:p>0.012366</text:p>
              </table:table-cell>
              <table:table-cell office:value-type="float" office:value="4050">
                <text:p>4050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0">
                <text:p>4100</text:p>
              </table:table-cell>
              <table:table-cell office:value-type="float" office:value="0.011398">
                <text:p>0.011398</text:p>
              </table:table-cell>
              <table:table-cell office:value-type="float" office:value="4100">
                <text:p>4100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0">
                <text:p>4150</text:p>
              </table:table-cell>
              <table:table-cell office:value-type="float" office:value="0.011432">
                <text:p>0.011432</text:p>
              </table:table-cell>
              <table:table-cell office:value-type="float" office:value="4150">
                <text:p>4150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0">
                <text:p>4200</text:p>
              </table:table-cell>
              <table:table-cell office:value-type="float" office:value="0.011852">
                <text:p>0.011852</text:p>
              </table:table-cell>
              <table:table-cell office:value-type="float" office:value="4200">
                <text:p>4200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0">
                <text:p>4250</text:p>
              </table:table-cell>
              <table:table-cell office:value-type="float" office:value="0.011588">
                <text:p>0.011588</text:p>
              </table:table-cell>
              <table:table-cell office:value-type="float" office:value="4250">
                <text:p>4250</text:p>
              </table:table-cell>
              <table:table-cell office:value-type="float" office:value="0.00007">
                <text:p>0.000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32cm" svg:height="18.542cm" xlink:href=".." xlink:type="simple" chart:class="chart:scatter" chart:style-name="ch1">
        <chart:title svg:x="10.324cm" svg:y="0.506cm" chart:style-name="ch2">
          <text:p>GPU Time Taken To Invert a Matrix Without Memcpy to Host</text:p>
        </chart:title>
        <chart:legend chart:legend-position="end" svg:x="27.303cm" svg:y="1.854cm" style:legend-expansion="custom" svg:width="4.781cm" svg:height="14.221cm" style:legend-expansion-aspect-ratio="0.336192954081991" chart:style-name="ch3"/>
        <chart:plot-area chart:style-name="ch4" table:cell-range-address="'Matrix Inversion'.J4:'Matrix Inversion'.K88 'Matrix Inversion'.J1:'Matrix Inversion'.J1 'Matrix Inversion'.P1:'Matrix Inversion'.P1 'Matrix Inversion'.Q4:'Matrix Inversion'.Q188 'Matrix Inversion'.M1:'Matrix Inversion'.M1 'Matrix Inversion'.N4:'Matrix Inversion'.N188" chart:data-source-has-labels="row" svg:x="1.669cm" svg:y="1.655cm" svg:width="25.484cm" svg:height="15.536cm">
          <chart:coordinate-region svg:x="3.137cm" svg:y="1.854cm" svg:width="23.538cm" svg:height="14.69cm"/>
          <chart:axis chart:dimension="x" chart:name="primary-x" chart:style-name="ch5">
            <chart:title svg:x="13.573cm" svg:y="17.561cm" chart:style-name="ch6">
              <text:p>Matrix Size</text:p>
            </chart:title>
          </chart:axis>
          <chart:axis chart:dimension="y" chart:name="primary-y" chart:style-name="ch7">
            <chart:title svg:x="0.451cm" svg:y="10.565cm" chart:style-name="ch8">
              <text:p>Time (seconds)</text:p>
            </chart:title>
            <chart:grid chart:style-name="ch9" chart:class="major"/>
          </chart:axis>
          <chart:series chart:style-name="ch10" chart:values-cell-range-address="'Matrix Inversion'.K4:'Matrix Inversion'.K88" chart:label-cell-address="'Matrix Inversion'.J1:'Matrix Inversion'.J1" chart:class="chart:scatter">
            <chart:domain table:cell-range-address="'Matrix Inversion'.J4:'Matrix Inversion'.J88"/>
            <chart:data-point chart:repeated="85"/>
          </chart:series>
          <chart:series chart:style-name="ch11" chart:values-cell-range-address="'Matrix Inversion'.Q4:'Matrix Inversion'.Q188" chart:label-cell-address="'Matrix Inversion'.P1:'Matrix Inversion'.P1" chart:class="chart:scatter">
            <chart:domain table:cell-range-address="'Matrix Inversion'.P4:'Matrix Inversion'.P188"/>
            <chart:data-point chart:repeated="185"/>
          </chart:series>
          <chart:series chart:style-name="ch12" chart:values-cell-range-address="'Matrix Inversion'.N4:'Matrix Inversion'.N188" chart:label-cell-address="'Matrix Inversion'.M1:'Matrix Inversion'.M1" chart:class="chart:scatter">
            <chart:domain table:cell-range-address="'Matrix Inversion'.M4:'Matrix Inversion'.M188"/>
            <chart:data-point chart:repeated="18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GPU Matrix Inversion with Cublas Excluding Memory Copy of Results to Host Trial 1</text:p>
                <draw:g>
                  <svg:desc>'Matrix Inversion'.J1:'Matrix Inversion'.J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GPU Matrix Inversion with Cublas Excluding Host Memcpy with -O3</text:p>
                <draw:g>
                  <svg:desc>'Matrix Inversion'.P1:'Matrix Inversion'.P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GPU Matrix Inversion with Cublas Excluding Memory Copy of Results to Host Trial 2</text:p>
                <draw:g>
                  <svg:desc>'Matrix Inversion'.M1:'Matrix Inversion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Matrix Inversion'.J4:'Matrix Inversion'.J88</svg:desc>
                </draw:g>
              </table:table-cell>
              <table:table-cell office:value-type="float" office:value="0.000018">
                <text:p>0.000018</text:p>
                <draw:g>
                  <svg:desc>'Matrix Inversion'.K4:'Matrix Inversion'.K88</svg:desc>
                </draw:g>
              </table:table-cell>
              <table:table-cell office:value-type="float" office:value="50">
                <text:p>50</text:p>
                <draw:g>
                  <svg:desc>'Matrix Inversion'.P4:'Matrix Inversion'.P188</svg:desc>
                </draw:g>
              </table:table-cell>
              <table:table-cell office:value-type="float" office:value="0.000026">
                <text:p>0.000026</text:p>
                <draw:g>
                  <svg:desc>'Matrix Inversion'.Q4:'Matrix Inversion'.Q188</svg:desc>
                </draw:g>
              </table:table-cell>
              <table:table-cell office:value-type="float" office:value="50">
                <text:p>50</text:p>
                <draw:g>
                  <svg:desc>'Matrix Inversion'.M4:'Matrix Inversion'.M188</svg:desc>
                </draw:g>
              </table:table-cell>
              <table:table-cell office:value-type="float" office:value="0.000029">
                <text:p>0.000029</text:p>
                <draw:g>
                  <svg:desc>'Matrix Inversion'.N4:'Matrix Inversion'.N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26">
                <text:p>0.000026</text:p>
              </table:table-cell>
              <table:table-cell office:value-type="float" office:value="100">
                <text:p>100</text:p>
              </table:table-cell>
              <table:table-cell office:value-type="float" office:value="0.000013">
                <text:p>0.000013</text:p>
              </table:table-cell>
              <table:table-cell office:value-type="float" office:value="100">
                <text:p>100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000039">
                <text:p>0.000039</text:p>
              </table:table-cell>
              <table:table-cell office:value-type="float" office:value="150">
                <text:p>150</text:p>
              </table:table-cell>
              <table:table-cell office:value-type="float" office:value="0.000022">
                <text:p>0.000022</text:p>
              </table:table-cell>
              <table:table-cell office:value-type="float" office:value="150">
                <text:p>150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0061">
                <text:p>0.000061</text:p>
              </table:table-cell>
              <table:table-cell office:value-type="float" office:value="200">
                <text:p>200</text:p>
              </table:table-cell>
              <table:table-cell office:value-type="float" office:value="0.000034">
                <text:p>0.000034</text:p>
              </table:table-cell>
              <table:table-cell office:value-type="float" office:value="200">
                <text:p>200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000094">
                <text:p>0.000094</text:p>
              </table:table-cell>
              <table:table-cell office:value-type="float" office:value="250">
                <text:p>250</text:p>
              </table:table-cell>
              <table:table-cell office:value-type="float" office:value="0.000048">
                <text:p>0.000048</text:p>
              </table:table-cell>
              <table:table-cell office:value-type="float" office:value="250">
                <text:p>250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000136">
                <text:p>0.000136</text:p>
              </table:table-cell>
              <table:table-cell office:value-type="float" office:value="300">
                <text:p>300</text:p>
              </table:table-cell>
              <table:table-cell office:value-type="float" office:value="0.000067">
                <text:p>0.000067</text:p>
              </table:table-cell>
              <table:table-cell office:value-type="float" office:value="300">
                <text:p>300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0.000186">
                <text:p>0.000186</text:p>
              </table:table-cell>
              <table:table-cell office:value-type="float" office:value="350">
                <text:p>350</text:p>
              </table:table-cell>
              <table:table-cell office:value-type="float" office:value="0.00009">
                <text:p>0.00009</text:p>
              </table:table-cell>
              <table:table-cell office:value-type="float" office:value="350">
                <text:p>350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000163">
                <text:p>0.000163</text:p>
              </table:table-cell>
              <table:table-cell office:value-type="float" office:value="400">
                <text:p>400</text:p>
              </table:table-cell>
              <table:table-cell office:value-type="float" office:value="0.0001">
                <text:p>0.0001</text:p>
              </table:table-cell>
              <table:table-cell office:value-type="float" office:value="400">
                <text:p>400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0.000181">
                <text:p>0.000181</text:p>
              </table:table-cell>
              <table:table-cell office:value-type="float" office:value="450">
                <text:p>450</text:p>
              </table:table-cell>
              <table:table-cell office:value-type="float" office:value="0.000075">
                <text:p>0.000075</text:p>
              </table:table-cell>
              <table:table-cell office:value-type="float" office:value="450">
                <text:p>450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000206">
                <text:p>0.000206</text:p>
              </table:table-cell>
              <table:table-cell office:value-type="float" office:value="500">
                <text:p>500</text:p>
              </table:table-cell>
              <table:table-cell office:value-type="float" office:value="0.000106">
                <text:p>0.000106</text:p>
              </table:table-cell>
              <table:table-cell office:value-type="float" office:value="500">
                <text:p>500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0.000165">
                <text:p>0.000165</text:p>
              </table:table-cell>
              <table:table-cell office:value-type="float" office:value="550">
                <text:p>550</text:p>
              </table:table-cell>
              <table:table-cell office:value-type="float" office:value="0.000098">
                <text:p>0.000098</text:p>
              </table:table-cell>
              <table:table-cell office:value-type="float" office:value="550">
                <text:p>550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0.000183">
                <text:p>0.000183</text:p>
              </table:table-cell>
              <table:table-cell office:value-type="float" office:value="600">
                <text:p>600</text:p>
              </table:table-cell>
              <table:table-cell office:value-type="float" office:value="0.000073">
                <text:p>0.000073</text:p>
              </table:table-cell>
              <table:table-cell office:value-type="float" office:value="600">
                <text:p>600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0.000156">
                <text:p>0.000156</text:p>
              </table:table-cell>
              <table:table-cell office:value-type="float" office:value="650">
                <text:p>650</text:p>
              </table:table-cell>
              <table:table-cell office:value-type="float" office:value="0.000095">
                <text:p>0.000095</text:p>
              </table:table-cell>
              <table:table-cell office:value-type="float" office:value="650">
                <text:p>650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0.000189">
                <text:p>0.000189</text:p>
              </table:table-cell>
              <table:table-cell office:value-type="float" office:value="700">
                <text:p>700</text:p>
              </table:table-cell>
              <table:table-cell office:value-type="float" office:value="0.000094">
                <text:p>0.000094</text:p>
              </table:table-cell>
              <table:table-cell office:value-type="float" office:value="700">
                <text:p>700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0.000157">
                <text:p>0.000157</text:p>
              </table:table-cell>
              <table:table-cell office:value-type="float" office:value="750">
                <text:p>750</text:p>
              </table:table-cell>
              <table:table-cell office:value-type="float" office:value="0.000078">
                <text:p>0.000078</text:p>
              </table:table-cell>
              <table:table-cell office:value-type="float" office:value="750">
                <text:p>750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.000192">
                <text:p>0.000192</text:p>
              </table:table-cell>
              <table:table-cell office:value-type="float" office:value="800">
                <text:p>800</text:p>
              </table:table-cell>
              <table:table-cell office:value-type="float" office:value="0.000083">
                <text:p>0.000083</text:p>
              </table:table-cell>
              <table:table-cell office:value-type="float" office:value="800">
                <text:p>800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0.000164">
                <text:p>0.000164</text:p>
              </table:table-cell>
              <table:table-cell office:value-type="float" office:value="850">
                <text:p>850</text:p>
              </table:table-cell>
              <table:table-cell office:value-type="float" office:value="0.000048">
                <text:p>0.000048</text:p>
              </table:table-cell>
              <table:table-cell office:value-type="float" office:value="850">
                <text:p>850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000153">
                <text:p>0.000153</text:p>
              </table:table-cell>
              <table:table-cell office:value-type="float" office:value="900">
                <text:p>900</text:p>
              </table:table-cell>
              <table:table-cell office:value-type="float" office:value="0.000094">
                <text:p>0.000094</text:p>
              </table:table-cell>
              <table:table-cell office:value-type="float" office:value="900">
                <text:p>900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0.000183">
                <text:p>0.000183</text:p>
              </table:table-cell>
              <table:table-cell office:value-type="float" office:value="950">
                <text:p>950</text:p>
              </table:table-cell>
              <table:table-cell office:value-type="float" office:value="0.000084">
                <text:p>0.000084</text:p>
              </table:table-cell>
              <table:table-cell office:value-type="float" office:value="950">
                <text:p>950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.000161">
                <text:p>0.000161</text:p>
              </table:table-cell>
              <table:table-cell office:value-type="float" office:value="1000">
                <text:p>1000</text:p>
              </table:table-cell>
              <table:table-cell office:value-type="float" office:value="0.00008">
                <text:p>0.00008</text:p>
              </table:table-cell>
              <table:table-cell office:value-type="float" office:value="1000">
                <text:p>1000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">
                <text:p>1050</text:p>
              </table:table-cell>
              <table:table-cell office:value-type="float" office:value="0.000156">
                <text:p>0.000156</text:p>
              </table:table-cell>
              <table:table-cell office:value-type="float" office:value="1050">
                <text:p>1050</text:p>
              </table:table-cell>
              <table:table-cell office:value-type="float" office:value="0.000079">
                <text:p>0.000079</text:p>
              </table:table-cell>
              <table:table-cell office:value-type="float" office:value="1050">
                <text:p>1050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0.000149">
                <text:p>0.000149</text:p>
              </table:table-cell>
              <table:table-cell office:value-type="float" office:value="1100">
                <text:p>1100</text:p>
              </table:table-cell>
              <table:table-cell office:value-type="float" office:value="0.000074">
                <text:p>0.000074</text:p>
              </table:table-cell>
              <table:table-cell office:value-type="float" office:value="1100">
                <text:p>1100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">
                <text:p>1150</text:p>
              </table:table-cell>
              <table:table-cell office:value-type="float" office:value="0.000144">
                <text:p>0.000144</text:p>
              </table:table-cell>
              <table:table-cell office:value-type="float" office:value="1150">
                <text:p>1150</text:p>
              </table:table-cell>
              <table:table-cell office:value-type="float" office:value="0.000087">
                <text:p>0.000087</text:p>
              </table:table-cell>
              <table:table-cell office:value-type="float" office:value="1150">
                <text:p>1150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  <table:table-cell office:value-type="float" office:value="0.00016">
                <text:p>0.00016</text:p>
              </table:table-cell>
              <table:table-cell office:value-type="float" office:value="1200">
                <text:p>1200</text:p>
              </table:table-cell>
              <table:table-cell office:value-type="float" office:value="0.000093">
                <text:p>0.000093</text:p>
              </table:table-cell>
              <table:table-cell office:value-type="float" office:value="1200">
                <text:p>1200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">
                <text:p>1250</text:p>
              </table:table-cell>
              <table:table-cell office:value-type="float" office:value="0.000371">
                <text:p>0.000371</text:p>
              </table:table-cell>
              <table:table-cell office:value-type="float" office:value="1250">
                <text:p>1250</text:p>
              </table:table-cell>
              <table:table-cell office:value-type="float" office:value="0.000084">
                <text:p>0.000084</text:p>
              </table:table-cell>
              <table:table-cell office:value-type="float" office:value="1250">
                <text:p>1250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">
                <text:p>1300</text:p>
              </table:table-cell>
              <table:table-cell office:value-type="float" office:value="0.000161">
                <text:p>0.000161</text:p>
              </table:table-cell>
              <table:table-cell office:value-type="float" office:value="1300">
                <text:p>1300</text:p>
              </table:table-cell>
              <table:table-cell office:value-type="float" office:value="0.00008">
                <text:p>0.00008</text:p>
              </table:table-cell>
              <table:table-cell office:value-type="float" office:value="1300">
                <text:p>1300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">
                <text:p>1350</text:p>
              </table:table-cell>
              <table:table-cell office:value-type="float" office:value="0.000133">
                <text:p>0.000133</text:p>
              </table:table-cell>
              <table:table-cell office:value-type="float" office:value="1350">
                <text:p>1350</text:p>
              </table:table-cell>
              <table:table-cell office:value-type="float" office:value="0.000085">
                <text:p>0.000085</text:p>
              </table:table-cell>
              <table:table-cell office:value-type="float" office:value="1350">
                <text:p>1350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">
                <text:p>1400</text:p>
              </table:table-cell>
              <table:table-cell office:value-type="float" office:value="0.000169">
                <text:p>0.000169</text:p>
              </table:table-cell>
              <table:table-cell office:value-type="float" office:value="1400">
                <text:p>1400</text:p>
              </table:table-cell>
              <table:table-cell office:value-type="float" office:value="0.000089">
                <text:p>0.000089</text:p>
              </table:table-cell>
              <table:table-cell office:value-type="float" office:value="1400">
                <text:p>1400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0.000141">
                <text:p>0.000141</text:p>
              </table:table-cell>
              <table:table-cell office:value-type="float" office:value="1450">
                <text:p>1450</text:p>
              </table:table-cell>
              <table:table-cell office:value-type="float" office:value="0.000093">
                <text:p>0.000093</text:p>
              </table:table-cell>
              <table:table-cell office:value-type="float" office:value="1450">
                <text:p>1450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0.000148">
                <text:p>0.000148</text:p>
              </table:table-cell>
              <table:table-cell office:value-type="float" office:value="1500">
                <text:p>1500</text:p>
              </table:table-cell>
              <table:table-cell office:value-type="float" office:value="0.000075">
                <text:p>0.000075</text:p>
              </table:table-cell>
              <table:table-cell office:value-type="float" office:value="1500">
                <text:p>1500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">
                <text:p>1550</text:p>
              </table:table-cell>
              <table:table-cell office:value-type="float" office:value="0.000149">
                <text:p>0.000149</text:p>
              </table:table-cell>
              <table:table-cell office:value-type="float" office:value="1550">
                <text:p>1550</text:p>
              </table:table-cell>
              <table:table-cell office:value-type="float" office:value="0.000077">
                <text:p>0.000077</text:p>
              </table:table-cell>
              <table:table-cell office:value-type="float" office:value="1550">
                <text:p>1550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">
                <text:p>1600</text:p>
              </table:table-cell>
              <table:table-cell office:value-type="float" office:value="0.000144">
                <text:p>0.000144</text:p>
              </table:table-cell>
              <table:table-cell office:value-type="float" office:value="1600">
                <text:p>1600</text:p>
              </table:table-cell>
              <table:table-cell office:value-type="float" office:value="0.000046">
                <text:p>0.000046</text:p>
              </table:table-cell>
              <table:table-cell office:value-type="float" office:value="1600">
                <text:p>1600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">
                <text:p>1650</text:p>
              </table:table-cell>
              <table:table-cell office:value-type="float" office:value="0.00015">
                <text:p>0.00015</text:p>
              </table:table-cell>
              <table:table-cell office:value-type="float" office:value="1650">
                <text:p>1650</text:p>
              </table:table-cell>
              <table:table-cell office:value-type="float" office:value="0.000069">
                <text:p>0.000069</text:p>
              </table:table-cell>
              <table:table-cell office:value-type="float" office:value="1650">
                <text:p>1650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">
                <text:p>1700</text:p>
              </table:table-cell>
              <table:table-cell office:value-type="float" office:value="0.000144">
                <text:p>0.000144</text:p>
              </table:table-cell>
              <table:table-cell office:value-type="float" office:value="1700">
                <text:p>1700</text:p>
              </table:table-cell>
              <table:table-cell office:value-type="float" office:value="0.000098">
                <text:p>0.000098</text:p>
              </table:table-cell>
              <table:table-cell office:value-type="float" office:value="1700">
                <text:p>1700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">
                <text:p>1750</text:p>
              </table:table-cell>
              <table:table-cell office:value-type="float" office:value="0.000156">
                <text:p>0.000156</text:p>
              </table:table-cell>
              <table:table-cell office:value-type="float" office:value="1750">
                <text:p>1750</text:p>
              </table:table-cell>
              <table:table-cell office:value-type="float" office:value="0.000083">
                <text:p>0.000083</text:p>
              </table:table-cell>
              <table:table-cell office:value-type="float" office:value="1750">
                <text:p>1750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">
                <text:p>1800</text:p>
              </table:table-cell>
              <table:table-cell office:value-type="float" office:value="0.000151">
                <text:p>0.000151</text:p>
              </table:table-cell>
              <table:table-cell office:value-type="float" office:value="1800">
                <text:p>1800</text:p>
              </table:table-cell>
              <table:table-cell office:value-type="float" office:value="0.000063">
                <text:p>0.000063</text:p>
              </table:table-cell>
              <table:table-cell office:value-type="float" office:value="1800">
                <text:p>1800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">
                <text:p>1850</text:p>
              </table:table-cell>
              <table:table-cell office:value-type="float" office:value="0.00014">
                <text:p>0.00014</text:p>
              </table:table-cell>
              <table:table-cell office:value-type="float" office:value="1850">
                <text:p>1850</text:p>
              </table:table-cell>
              <table:table-cell office:value-type="float" office:value="0.000079">
                <text:p>0.000079</text:p>
              </table:table-cell>
              <table:table-cell office:value-type="float" office:value="1850">
                <text:p>1850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">
                <text:p>1900</text:p>
              </table:table-cell>
              <table:table-cell office:value-type="float" office:value="0.000163">
                <text:p>0.000163</text:p>
              </table:table-cell>
              <table:table-cell office:value-type="float" office:value="1900">
                <text:p>1900</text:p>
              </table:table-cell>
              <table:table-cell office:value-type="float" office:value="0.000047">
                <text:p>0.000047</text:p>
              </table:table-cell>
              <table:table-cell office:value-type="float" office:value="1900">
                <text:p>1900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">
                <text:p>1950</text:p>
              </table:table-cell>
              <table:table-cell office:value-type="float" office:value="0.00014">
                <text:p>0.00014</text:p>
              </table:table-cell>
              <table:table-cell office:value-type="float" office:value="1950">
                <text:p>1950</text:p>
              </table:table-cell>
              <table:table-cell office:value-type="float" office:value="0.000084">
                <text:p>0.000084</text:p>
              </table:table-cell>
              <table:table-cell office:value-type="float" office:value="1950">
                <text:p>1950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0.000148">
                <text:p>0.000148</text:p>
              </table:table-cell>
              <table:table-cell office:value-type="float" office:value="2000">
                <text:p>2000</text:p>
              </table:table-cell>
              <table:table-cell office:value-type="float" office:value="0.000056">
                <text:p>0.000056</text:p>
              </table:table-cell>
              <table:table-cell office:value-type="float" office:value="2000">
                <text:p>2000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">
                <text:p>2050</text:p>
              </table:table-cell>
              <table:table-cell office:value-type="float" office:value="0.000137">
                <text:p>0.000137</text:p>
              </table:table-cell>
              <table:table-cell office:value-type="float" office:value="2050">
                <text:p>2050</text:p>
              </table:table-cell>
              <table:table-cell office:value-type="float" office:value="0.000089">
                <text:p>0.000089</text:p>
              </table:table-cell>
              <table:table-cell office:value-type="float" office:value="2050">
                <text:p>2050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0">
                <text:p>2100</text:p>
              </table:table-cell>
              <table:table-cell office:value-type="float" office:value="0.000153">
                <text:p>0.000153</text:p>
              </table:table-cell>
              <table:table-cell office:value-type="float" office:value="2100">
                <text:p>2100</text:p>
              </table:table-cell>
              <table:table-cell office:value-type="float" office:value="0.000058">
                <text:p>0.000058</text:p>
              </table:table-cell>
              <table:table-cell office:value-type="float" office:value="2100">
                <text:p>2100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0">
                <text:p>2150</text:p>
              </table:table-cell>
              <table:table-cell office:value-type="float" office:value="0.000145">
                <text:p>0.000145</text:p>
              </table:table-cell>
              <table:table-cell office:value-type="float" office:value="2150">
                <text:p>2150</text:p>
              </table:table-cell>
              <table:table-cell office:value-type="float" office:value="0.000075">
                <text:p>0.000075</text:p>
              </table:table-cell>
              <table:table-cell office:value-type="float" office:value="2150">
                <text:p>2150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0">
                <text:p>2200</text:p>
              </table:table-cell>
              <table:table-cell office:value-type="float" office:value="0.000157">
                <text:p>0.000157</text:p>
              </table:table-cell>
              <table:table-cell office:value-type="float" office:value="2200">
                <text:p>2200</text:p>
              </table:table-cell>
              <table:table-cell office:value-type="float" office:value="0.000084">
                <text:p>0.000084</text:p>
              </table:table-cell>
              <table:table-cell office:value-type="float" office:value="2200">
                <text:p>2200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0">
                <text:p>2250</text:p>
              </table:table-cell>
              <table:table-cell office:value-type="float" office:value="0.000149">
                <text:p>0.000149</text:p>
              </table:table-cell>
              <table:table-cell office:value-type="float" office:value="2250">
                <text:p>2250</text:p>
              </table:table-cell>
              <table:table-cell office:value-type="float" office:value="0.000068">
                <text:p>0.000068</text:p>
              </table:table-cell>
              <table:table-cell office:value-type="float" office:value="2250">
                <text:p>2250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0">
                <text:p>2300</text:p>
              </table:table-cell>
              <table:table-cell office:value-type="float" office:value="0.000148">
                <text:p>0.000148</text:p>
              </table:table-cell>
              <table:table-cell office:value-type="float" office:value="2300">
                <text:p>2300</text:p>
              </table:table-cell>
              <table:table-cell office:value-type="float" office:value="0.000079">
                <text:p>0.000079</text:p>
              </table:table-cell>
              <table:table-cell office:value-type="float" office:value="2300">
                <text:p>2300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0">
                <text:p>2350</text:p>
              </table:table-cell>
              <table:table-cell office:value-type="float" office:value="0.000142">
                <text:p>0.000142</text:p>
              </table:table-cell>
              <table:table-cell office:value-type="float" office:value="2350">
                <text:p>2350</text:p>
              </table:table-cell>
              <table:table-cell office:value-type="float" office:value="0.000081">
                <text:p>0.000081</text:p>
              </table:table-cell>
              <table:table-cell office:value-type="float" office:value="2350">
                <text:p>2350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">
                <text:p>2400</text:p>
              </table:table-cell>
              <table:table-cell office:value-type="float" office:value="0.000198">
                <text:p>0.000198</text:p>
              </table:table-cell>
              <table:table-cell office:value-type="float" office:value="2400">
                <text:p>2400</text:p>
              </table:table-cell>
              <table:table-cell office:value-type="float" office:value="0.000088">
                <text:p>0.000088</text:p>
              </table:table-cell>
              <table:table-cell office:value-type="float" office:value="2400">
                <text:p>2400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0">
                <text:p>2450</text:p>
              </table:table-cell>
              <table:table-cell office:value-type="float" office:value="0.000162">
                <text:p>0.000162</text:p>
              </table:table-cell>
              <table:table-cell office:value-type="float" office:value="2450">
                <text:p>2450</text:p>
              </table:table-cell>
              <table:table-cell office:value-type="float" office:value="0.000073">
                <text:p>0.000073</text:p>
              </table:table-cell>
              <table:table-cell office:value-type="float" office:value="2450">
                <text:p>2450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0.000149">
                <text:p>0.000149</text:p>
              </table:table-cell>
              <table:table-cell office:value-type="float" office:value="2500">
                <text:p>2500</text:p>
              </table:table-cell>
              <table:table-cell office:value-type="float" office:value="0.000026">
                <text:p>0.000026</text:p>
              </table:table-cell>
              <table:table-cell office:value-type="float" office:value="2500">
                <text:p>2500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0">
                <text:p>2550</text:p>
              </table:table-cell>
              <table:table-cell office:value-type="float" office:value="0.000139">
                <text:p>0.000139</text:p>
              </table:table-cell>
              <table:table-cell office:value-type="float" office:value="2550">
                <text:p>2550</text:p>
              </table:table-cell>
              <table:table-cell office:value-type="float" office:value="0.000068">
                <text:p>0.000068</text:p>
              </table:table-cell>
              <table:table-cell office:value-type="float" office:value="2550">
                <text:p>2550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0">
                <text:p>2600</text:p>
              </table:table-cell>
              <table:table-cell office:value-type="float" office:value="0.000153">
                <text:p>0.000153</text:p>
              </table:table-cell>
              <table:table-cell office:value-type="float" office:value="2600">
                <text:p>2600</text:p>
              </table:table-cell>
              <table:table-cell office:value-type="float" office:value="0.000045">
                <text:p>0.000045</text:p>
              </table:table-cell>
              <table:table-cell office:value-type="float" office:value="2600">
                <text:p>2600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0">
                <text:p>2650</text:p>
              </table:table-cell>
              <table:table-cell office:value-type="float" office:value="0.000163">
                <text:p>0.000163</text:p>
              </table:table-cell>
              <table:table-cell office:value-type="float" office:value="2650">
                <text:p>2650</text:p>
              </table:table-cell>
              <table:table-cell office:value-type="float" office:value="0.000064">
                <text:p>0.000064</text:p>
              </table:table-cell>
              <table:table-cell office:value-type="float" office:value="2650">
                <text:p>2650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0">
                <text:p>2700</text:p>
              </table:table-cell>
              <table:table-cell office:value-type="float" office:value="0.00016">
                <text:p>0.00016</text:p>
              </table:table-cell>
              <table:table-cell office:value-type="float" office:value="2700">
                <text:p>2700</text:p>
              </table:table-cell>
              <table:table-cell office:value-type="float" office:value="0.000071">
                <text:p>0.000071</text:p>
              </table:table-cell>
              <table:table-cell office:value-type="float" office:value="2700">
                <text:p>2700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0">
                <text:p>2750</text:p>
              </table:table-cell>
              <table:table-cell office:value-type="float" office:value="0.000163">
                <text:p>0.000163</text:p>
              </table:table-cell>
              <table:table-cell office:value-type="float" office:value="2750">
                <text:p>2750</text:p>
              </table:table-cell>
              <table:table-cell office:value-type="float" office:value="0.000073">
                <text:p>0.000073</text:p>
              </table:table-cell>
              <table:table-cell office:value-type="float" office:value="2750">
                <text:p>2750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0">
                <text:p>2800</text:p>
              </table:table-cell>
              <table:table-cell office:value-type="float" office:value="0.000158">
                <text:p>0.000158</text:p>
              </table:table-cell>
              <table:table-cell office:value-type="float" office:value="2800">
                <text:p>2800</text:p>
              </table:table-cell>
              <table:table-cell office:value-type="float" office:value="0.000072">
                <text:p>0.000072</text:p>
              </table:table-cell>
              <table:table-cell office:value-type="float" office:value="2800">
                <text:p>2800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0">
                <text:p>2850</text:p>
              </table:table-cell>
              <table:table-cell office:value-type="float" office:value="0.000155">
                <text:p>0.000155</text:p>
              </table:table-cell>
              <table:table-cell office:value-type="float" office:value="2850">
                <text:p>2850</text:p>
              </table:table-cell>
              <table:table-cell office:value-type="float" office:value="0.000084">
                <text:p>0.000084</text:p>
              </table:table-cell>
              <table:table-cell office:value-type="float" office:value="2850">
                <text:p>2850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0">
                <text:p>2900</text:p>
              </table:table-cell>
              <table:table-cell office:value-type="float" office:value="0.000143">
                <text:p>0.000143</text:p>
              </table:table-cell>
              <table:table-cell office:value-type="float" office:value="2900">
                <text:p>2900</text:p>
              </table:table-cell>
              <table:table-cell office:value-type="float" office:value="0.000077">
                <text:p>0.000077</text:p>
              </table:table-cell>
              <table:table-cell office:value-type="float" office:value="2900">
                <text:p>2900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0">
                <text:p>2950</text:p>
              </table:table-cell>
              <table:table-cell office:value-type="float" office:value="0.000144">
                <text:p>0.000144</text:p>
              </table:table-cell>
              <table:table-cell office:value-type="float" office:value="2950">
                <text:p>2950</text:p>
              </table:table-cell>
              <table:table-cell office:value-type="float" office:value="0.000049">
                <text:p>0.000049</text:p>
              </table:table-cell>
              <table:table-cell office:value-type="float" office:value="2950">
                <text:p>2950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0">
                <text:p>3000</text:p>
              </table:table-cell>
              <table:table-cell office:value-type="float" office:value="0.000149">
                <text:p>0.000149</text:p>
              </table:table-cell>
              <table:table-cell office:value-type="float" office:value="3000">
                <text:p>3000</text:p>
              </table:table-cell>
              <table:table-cell office:value-type="float" office:value="0.000057">
                <text:p>0.000057</text:p>
              </table:table-cell>
              <table:table-cell office:value-type="float" office:value="3000">
                <text:p>3000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0">
                <text:p>3050</text:p>
              </table:table-cell>
              <table:table-cell office:value-type="float" office:value="0.000154">
                <text:p>0.000154</text:p>
              </table:table-cell>
              <table:table-cell office:value-type="float" office:value="3050">
                <text:p>3050</text:p>
              </table:table-cell>
              <table:table-cell office:value-type="float" office:value="0.000091">
                <text:p>0.000091</text:p>
              </table:table-cell>
              <table:table-cell office:value-type="float" office:value="3050">
                <text:p>3050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0">
                <text:p>3100</text:p>
              </table:table-cell>
              <table:table-cell office:value-type="float" office:value="0.00014">
                <text:p>0.00014</text:p>
              </table:table-cell>
              <table:table-cell office:value-type="float" office:value="3100">
                <text:p>3100</text:p>
              </table:table-cell>
              <table:table-cell office:value-type="float" office:value="0.000075">
                <text:p>0.000075</text:p>
              </table:table-cell>
              <table:table-cell office:value-type="float" office:value="3100">
                <text:p>3100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0">
                <text:p>3150</text:p>
              </table:table-cell>
              <table:table-cell office:value-type="float" office:value="0.000148">
                <text:p>0.000148</text:p>
              </table:table-cell>
              <table:table-cell office:value-type="float" office:value="3150">
                <text:p>3150</text:p>
              </table:table-cell>
              <table:table-cell office:value-type="float" office:value="0.000063">
                <text:p>0.000063</text:p>
              </table:table-cell>
              <table:table-cell office:value-type="float" office:value="3150">
                <text:p>3150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0">
                <text:p>3200</text:p>
              </table:table-cell>
              <table:table-cell office:value-type="float" office:value="0.000143">
                <text:p>0.000143</text:p>
              </table:table-cell>
              <table:table-cell office:value-type="float" office:value="3200">
                <text:p>3200</text:p>
              </table:table-cell>
              <table:table-cell office:value-type="float" office:value="0.000088">
                <text:p>0.000088</text:p>
              </table:table-cell>
              <table:table-cell office:value-type="float" office:value="3200">
                <text:p>3200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0">
                <text:p>3250</text:p>
              </table:table-cell>
              <table:table-cell office:value-type="float" office:value="0.000154">
                <text:p>0.000154</text:p>
              </table:table-cell>
              <table:table-cell office:value-type="float" office:value="3250">
                <text:p>3250</text:p>
              </table:table-cell>
              <table:table-cell office:value-type="float" office:value="0.000054">
                <text:p>0.000054</text:p>
              </table:table-cell>
              <table:table-cell office:value-type="float" office:value="3250">
                <text:p>3250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0">
                <text:p>3300</text:p>
              </table:table-cell>
              <table:table-cell office:value-type="float" office:value="0.000141">
                <text:p>0.000141</text:p>
              </table:table-cell>
              <table:table-cell office:value-type="float" office:value="3300">
                <text:p>3300</text:p>
              </table:table-cell>
              <table:table-cell office:value-type="float" office:value="0.000083">
                <text:p>0.000083</text:p>
              </table:table-cell>
              <table:table-cell office:value-type="float" office:value="3300">
                <text:p>3300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0">
                <text:p>3350</text:p>
              </table:table-cell>
              <table:table-cell office:value-type="float" office:value="0.000145">
                <text:p>0.000145</text:p>
              </table:table-cell>
              <table:table-cell office:value-type="float" office:value="3350">
                <text:p>3350</text:p>
              </table:table-cell>
              <table:table-cell office:value-type="float" office:value="0.000061">
                <text:p>0.000061</text:p>
              </table:table-cell>
              <table:table-cell office:value-type="float" office:value="3350">
                <text:p>3350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0">
                <text:p>3400</text:p>
              </table:table-cell>
              <table:table-cell office:value-type="float" office:value="0.000124">
                <text:p>0.000124</text:p>
              </table:table-cell>
              <table:table-cell office:value-type="float" office:value="3400">
                <text:p>3400</text:p>
              </table:table-cell>
              <table:table-cell office:value-type="float" office:value="0.000066">
                <text:p>0.000066</text:p>
              </table:table-cell>
              <table:table-cell office:value-type="float" office:value="3400">
                <text:p>3400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0">
                <text:p>3450</text:p>
              </table:table-cell>
              <table:table-cell office:value-type="float" office:value="0.000129">
                <text:p>0.000129</text:p>
              </table:table-cell>
              <table:table-cell office:value-type="float" office:value="3450">
                <text:p>3450</text:p>
              </table:table-cell>
              <table:table-cell office:value-type="float" office:value="0.000087">
                <text:p>0.000087</text:p>
              </table:table-cell>
              <table:table-cell office:value-type="float" office:value="3450">
                <text:p>3450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0">
                <text:p>3500</text:p>
              </table:table-cell>
              <table:table-cell office:value-type="float" office:value="0.000117">
                <text:p>0.000117</text:p>
              </table:table-cell>
              <table:table-cell office:value-type="float" office:value="3500">
                <text:p>3500</text:p>
              </table:table-cell>
              <table:table-cell office:value-type="float" office:value="0.000069">
                <text:p>0.000069</text:p>
              </table:table-cell>
              <table:table-cell office:value-type="float" office:value="3500">
                <text:p>3500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0">
                <text:p>3550</text:p>
              </table:table-cell>
              <table:table-cell office:value-type="float" office:value="0.000117">
                <text:p>0.000117</text:p>
              </table:table-cell>
              <table:table-cell office:value-type="float" office:value="3550">
                <text:p>3550</text:p>
              </table:table-cell>
              <table:table-cell office:value-type="float" office:value="0.000079">
                <text:p>0.000079</text:p>
              </table:table-cell>
              <table:table-cell office:value-type="float" office:value="3550">
                <text:p>3550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0">
                <text:p>3600</text:p>
              </table:table-cell>
              <table:table-cell office:value-type="float" office:value="0.000103">
                <text:p>0.000103</text:p>
              </table:table-cell>
              <table:table-cell office:value-type="float" office:value="3600">
                <text:p>3600</text:p>
              </table:table-cell>
              <table:table-cell office:value-type="float" office:value="0.000077">
                <text:p>0.000077</text:p>
              </table:table-cell>
              <table:table-cell office:value-type="float" office:value="3600">
                <text:p>3600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0">
                <text:p>3650</text:p>
              </table:table-cell>
              <table:table-cell office:value-type="float" office:value="0.000114">
                <text:p>0.000114</text:p>
              </table:table-cell>
              <table:table-cell office:value-type="float" office:value="3650">
                <text:p>3650</text:p>
              </table:table-cell>
              <table:table-cell office:value-type="float" office:value="0.000056">
                <text:p>0.000056</text:p>
              </table:table-cell>
              <table:table-cell office:value-type="float" office:value="3650">
                <text:p>3650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0">
                <text:p>3700</text:p>
              </table:table-cell>
              <table:table-cell office:value-type="float" office:value="0.000153">
                <text:p>0.000153</text:p>
              </table:table-cell>
              <table:table-cell office:value-type="float" office:value="3700">
                <text:p>3700</text:p>
              </table:table-cell>
              <table:table-cell office:value-type="float" office:value="0.000073">
                <text:p>0.000073</text:p>
              </table:table-cell>
              <table:table-cell office:value-type="float" office:value="3700">
                <text:p>3700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0">
                <text:p>3750</text:p>
              </table:table-cell>
              <table:table-cell office:value-type="float" office:value="0.000082">
                <text:p>0.000082</text:p>
              </table:table-cell>
              <table:table-cell office:value-type="float" office:value="3750">
                <text:p>3750</text:p>
              </table:table-cell>
              <table:table-cell office:value-type="float" office:value="0.000077">
                <text:p>0.000077</text:p>
              </table:table-cell>
              <table:table-cell office:value-type="float" office:value="3750">
                <text:p>3750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0">
                <text:p>3800</text:p>
              </table:table-cell>
              <table:table-cell office:value-type="float" office:value="0.000084">
                <text:p>0.000084</text:p>
              </table:table-cell>
              <table:table-cell office:value-type="float" office:value="3800">
                <text:p>3800</text:p>
              </table:table-cell>
              <table:table-cell office:value-type="float" office:value="0.000076">
                <text:p>0.000076</text:p>
              </table:table-cell>
              <table:table-cell office:value-type="float" office:value="3800">
                <text:p>3800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0">
                <text:p>3850</text:p>
              </table:table-cell>
              <table:table-cell office:value-type="float" office:value="0.000034">
                <text:p>0.000034</text:p>
              </table:table-cell>
              <table:table-cell office:value-type="float" office:value="3850">
                <text:p>3850</text:p>
              </table:table-cell>
              <table:table-cell office:value-type="float" office:value="0.00008">
                <text:p>0.00008</text:p>
              </table:table-cell>
              <table:table-cell office:value-type="float" office:value="3850">
                <text:p>3850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0">
                <text:p>3900</text:p>
              </table:table-cell>
              <table:table-cell office:value-type="float" office:value="0.000089">
                <text:p>0.000089</text:p>
              </table:table-cell>
              <table:table-cell office:value-type="float" office:value="3900">
                <text:p>3900</text:p>
              </table:table-cell>
              <table:table-cell office:value-type="float" office:value="0.000082">
                <text:p>0.000082</text:p>
              </table:table-cell>
              <table:table-cell office:value-type="float" office:value="3900">
                <text:p>3900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0">
                <text:p>3950</text:p>
              </table:table-cell>
              <table:table-cell office:value-type="float" office:value="0.000086">
                <text:p>0.000086</text:p>
              </table:table-cell>
              <table:table-cell office:value-type="float" office:value="3950">
                <text:p>3950</text:p>
              </table:table-cell>
              <table:table-cell office:value-type="float" office:value="0.000088">
                <text:p>0.000088</text:p>
              </table:table-cell>
              <table:table-cell office:value-type="float" office:value="3950">
                <text:p>3950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  <table:table-cell office:value-type="float" office:value="0.000088">
                <text:p>0.000088</text:p>
              </table:table-cell>
              <table:table-cell office:value-type="float" office:value="4000">
                <text:p>4000</text:p>
              </table:table-cell>
              <table:table-cell office:value-type="float" office:value="0.000086">
                <text:p>0.000086</text:p>
              </table:table-cell>
              <table:table-cell office:value-type="float" office:value="4000">
                <text:p>4000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0">
                <text:p>4050</text:p>
              </table:table-cell>
              <table:table-cell office:value-type="float" office:value="0.000085">
                <text:p>0.000085</text:p>
              </table:table-cell>
              <table:table-cell office:value-type="float" office:value="4050">
                <text:p>4050</text:p>
              </table:table-cell>
              <table:table-cell office:value-type="float" office:value="0.000082">
                <text:p>0.000082</text:p>
              </table:table-cell>
              <table:table-cell office:value-type="float" office:value="4050">
                <text:p>4050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0">
                <text:p>4100</text:p>
              </table:table-cell>
              <table:table-cell office:value-type="float" office:value="0.000074">
                <text:p>0.000074</text:p>
              </table:table-cell>
              <table:table-cell office:value-type="float" office:value="4100">
                <text:p>4100</text:p>
              </table:table-cell>
              <table:table-cell office:value-type="float" office:value="0.000075">
                <text:p>0.000075</text:p>
              </table:table-cell>
              <table:table-cell office:value-type="float" office:value="4100">
                <text:p>4100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0">
                <text:p>4150</text:p>
              </table:table-cell>
              <table:table-cell office:value-type="float" office:value="0.000076">
                <text:p>0.000076</text:p>
              </table:table-cell>
              <table:table-cell office:value-type="float" office:value="4150">
                <text:p>4150</text:p>
              </table:table-cell>
              <table:table-cell office:value-type="float" office:value="0.000054">
                <text:p>0.000054</text:p>
              </table:table-cell>
              <table:table-cell office:value-type="float" office:value="4150">
                <text:p>4150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0">
                <text:p>4200</text:p>
              </table:table-cell>
              <table:table-cell office:value-type="float" office:value="0.000065">
                <text:p>0.000065</text:p>
              </table:table-cell>
              <table:table-cell office:value-type="float" office:value="4200">
                <text:p>4200</text:p>
              </table:table-cell>
              <table:table-cell office:value-type="float" office:value="0.000047">
                <text:p>0.000047</text:p>
              </table:table-cell>
              <table:table-cell office:value-type="float" office:value="4200">
                <text:p>4200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0">
                <text:p>4250</text:p>
              </table:table-cell>
              <table:table-cell office:value-type="float" office:value="0.00007">
                <text:p>0.00007</text:p>
              </table:table-cell>
              <table:table-cell office:value-type="float" office:value="4250">
                <text:p>4250</text:p>
              </table:table-cell>
              <table:table-cell office:value-type="float" office:value="0.00007">
                <text:p>0.00007</text:p>
              </table:table-cell>
              <table:table-cell office:value-type="float" office:value="4250">
                <text:p>4250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0">
                <text:p>4300</text:p>
              </table:table-cell>
              <table:table-cell office:value-type="float" office:value="0.000087">
                <text:p>0.000087</text:p>
              </table:table-cell>
              <table:table-cell office:value-type="float" office:value="4300">
                <text:p>4300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0">
                <text:p>4350</text:p>
              </table:table-cell>
              <table:table-cell office:value-type="float" office:value="0.00007">
                <text:p>0.00007</text:p>
              </table:table-cell>
              <table:table-cell office:value-type="float" office:value="4350">
                <text:p>4350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0">
                <text:p>4400</text:p>
              </table:table-cell>
              <table:table-cell office:value-type="float" office:value="0.000062">
                <text:p>0.000062</text:p>
              </table:table-cell>
              <table:table-cell office:value-type="float" office:value="4400">
                <text:p>4400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0">
                <text:p>4450</text:p>
              </table:table-cell>
              <table:table-cell office:value-type="float" office:value="0.000079">
                <text:p>0.000079</text:p>
              </table:table-cell>
              <table:table-cell office:value-type="float" office:value="4450">
                <text:p>4450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0">
                <text:p>4500</text:p>
              </table:table-cell>
              <table:table-cell office:value-type="float" office:value="0.000044">
                <text:p>0.000044</text:p>
              </table:table-cell>
              <table:table-cell office:value-type="float" office:value="4500">
                <text:p>4500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0">
                <text:p>4550</text:p>
              </table:table-cell>
              <table:table-cell office:value-type="float" office:value="0.00008">
                <text:p>0.00008</text:p>
              </table:table-cell>
              <table:table-cell office:value-type="float" office:value="4550">
                <text:p>4550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0">
                <text:p>4600</text:p>
              </table:table-cell>
              <table:table-cell office:value-type="float" office:value="0.000065">
                <text:p>0.000065</text:p>
              </table:table-cell>
              <table:table-cell office:value-type="float" office:value="4600">
                <text:p>4600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0">
                <text:p>4650</text:p>
              </table:table-cell>
              <table:table-cell office:value-type="float" office:value="0.000094">
                <text:p>0.000094</text:p>
              </table:table-cell>
              <table:table-cell office:value-type="float" office:value="4650">
                <text:p>4650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0">
                <text:p>4700</text:p>
              </table:table-cell>
              <table:table-cell office:value-type="float" office:value="0.000076">
                <text:p>0.000076</text:p>
              </table:table-cell>
              <table:table-cell office:value-type="float" office:value="4700">
                <text:p>4700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0">
                <text:p>4750</text:p>
              </table:table-cell>
              <table:table-cell office:value-type="float" office:value="0.000075">
                <text:p>0.000075</text:p>
              </table:table-cell>
              <table:table-cell office:value-type="float" office:value="4750">
                <text:p>4750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0">
                <text:p>4800</text:p>
              </table:table-cell>
              <table:table-cell office:value-type="float" office:value="0.000068">
                <text:p>0.000068</text:p>
              </table:table-cell>
              <table:table-cell office:value-type="float" office:value="4800">
                <text:p>4800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0">
                <text:p>4850</text:p>
              </table:table-cell>
              <table:table-cell office:value-type="float" office:value="0.000132">
                <text:p>0.000132</text:p>
              </table:table-cell>
              <table:table-cell office:value-type="float" office:value="4850">
                <text:p>4850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0">
                <text:p>4900</text:p>
              </table:table-cell>
              <table:table-cell office:value-type="float" office:value="0.000121">
                <text:p>0.000121</text:p>
              </table:table-cell>
              <table:table-cell office:value-type="float" office:value="4900">
                <text:p>4900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0">
                <text:p>4950</text:p>
              </table:table-cell>
              <table:table-cell office:value-type="float" office:value="0.000107">
                <text:p>0.000107</text:p>
              </table:table-cell>
              <table:table-cell office:value-type="float" office:value="4950">
                <text:p>4950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">
                <text:p>5000</text:p>
              </table:table-cell>
              <table:table-cell office:value-type="float" office:value="0.000066">
                <text:p>0.000066</text:p>
              </table:table-cell>
              <table:table-cell office:value-type="float" office:value="5000">
                <text:p>5000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0">
                <text:p>5050</text:p>
              </table:table-cell>
              <table:table-cell office:value-type="float" office:value="0.000059">
                <text:p>0.000059</text:p>
              </table:table-cell>
              <table:table-cell office:value-type="float" office:value="5050">
                <text:p>5050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0">
                <text:p>5100</text:p>
              </table:table-cell>
              <table:table-cell office:value-type="float" office:value="0.000071">
                <text:p>0.000071</text:p>
              </table:table-cell>
              <table:table-cell office:value-type="float" office:value="5100">
                <text:p>5100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0">
                <text:p>5150</text:p>
              </table:table-cell>
              <table:table-cell office:value-type="float" office:value="0.000052">
                <text:p>0.000052</text:p>
              </table:table-cell>
              <table:table-cell office:value-type="float" office:value="5150">
                <text:p>5150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0">
                <text:p>5200</text:p>
              </table:table-cell>
              <table:table-cell office:value-type="float" office:value="0.000057">
                <text:p>0.000057</text:p>
              </table:table-cell>
              <table:table-cell office:value-type="float" office:value="5200">
                <text:p>5200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0">
                <text:p>5250</text:p>
              </table:table-cell>
              <table:table-cell office:value-type="float" office:value="0.000052">
                <text:p>0.000052</text:p>
              </table:table-cell>
              <table:table-cell office:value-type="float" office:value="5250">
                <text:p>5250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0">
                <text:p>5300</text:p>
              </table:table-cell>
              <table:table-cell office:value-type="float" office:value="0.000076">
                <text:p>0.000076</text:p>
              </table:table-cell>
              <table:table-cell office:value-type="float" office:value="5300">
                <text:p>5300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0">
                <text:p>5350</text:p>
              </table:table-cell>
              <table:table-cell office:value-type="float" office:value="0.00007">
                <text:p>0.00007</text:p>
              </table:table-cell>
              <table:table-cell office:value-type="float" office:value="5350">
                <text:p>5350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">
                <text:p>5400</text:p>
              </table:table-cell>
              <table:table-cell office:value-type="float" office:value="0.000068">
                <text:p>0.000068</text:p>
              </table:table-cell>
              <table:table-cell office:value-type="float" office:value="5400">
                <text:p>5400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0">
                <text:p>5450</text:p>
              </table:table-cell>
              <table:table-cell office:value-type="float" office:value="0.000073">
                <text:p>0.000073</text:p>
              </table:table-cell>
              <table:table-cell office:value-type="float" office:value="5450">
                <text:p>5450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0">
                <text:p>5500</text:p>
              </table:table-cell>
              <table:table-cell office:value-type="float" office:value="0.000069">
                <text:p>0.000069</text:p>
              </table:table-cell>
              <table:table-cell office:value-type="float" office:value="5500">
                <text:p>5500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50">
                <text:p>5550</text:p>
              </table:table-cell>
              <table:table-cell office:value-type="float" office:value="0.000087">
                <text:p>0.000087</text:p>
              </table:table-cell>
              <table:table-cell office:value-type="float" office:value="5550">
                <text:p>5550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0">
                <text:p>5600</text:p>
              </table:table-cell>
              <table:table-cell office:value-type="float" office:value="0.000073">
                <text:p>0.000073</text:p>
              </table:table-cell>
              <table:table-cell office:value-type="float" office:value="5600">
                <text:p>5600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0">
                <text:p>5650</text:p>
              </table:table-cell>
              <table:table-cell office:value-type="float" office:value="0.000071">
                <text:p>0.000071</text:p>
              </table:table-cell>
              <table:table-cell office:value-type="float" office:value="5650">
                <text:p>5650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0">
                <text:p>5700</text:p>
              </table:table-cell>
              <table:table-cell office:value-type="float" office:value="0.000077">
                <text:p>0.000077</text:p>
              </table:table-cell>
              <table:table-cell office:value-type="float" office:value="5700">
                <text:p>5700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0">
                <text:p>5750</text:p>
              </table:table-cell>
              <table:table-cell office:value-type="float" office:value="0.000076">
                <text:p>0.000076</text:p>
              </table:table-cell>
              <table:table-cell office:value-type="float" office:value="5750">
                <text:p>5750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0">
                <text:p>5800</text:p>
              </table:table-cell>
              <table:table-cell office:value-type="float" office:value="0.000057">
                <text:p>0.000057</text:p>
              </table:table-cell>
              <table:table-cell office:value-type="float" office:value="5800">
                <text:p>5800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0">
                <text:p>5850</text:p>
              </table:table-cell>
              <table:table-cell office:value-type="float" office:value="0.000079">
                <text:p>0.000079</text:p>
              </table:table-cell>
              <table:table-cell office:value-type="float" office:value="5850">
                <text:p>5850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0">
                <text:p>5900</text:p>
              </table:table-cell>
              <table:table-cell office:value-type="float" office:value="0.000069">
                <text:p>0.000069</text:p>
              </table:table-cell>
              <table:table-cell office:value-type="float" office:value="5900">
                <text:p>5900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0">
                <text:p>5950</text:p>
              </table:table-cell>
              <table:table-cell office:value-type="float" office:value="0.000081">
                <text:p>0.000081</text:p>
              </table:table-cell>
              <table:table-cell office:value-type="float" office:value="5950">
                <text:p>5950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">
                <text:p>6000</text:p>
              </table:table-cell>
              <table:table-cell office:value-type="float" office:value="0.000068">
                <text:p>0.000068</text:p>
              </table:table-cell>
              <table:table-cell office:value-type="float" office:value="6000">
                <text:p>6000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0">
                <text:p>6050</text:p>
              </table:table-cell>
              <table:table-cell office:value-type="float" office:value="0.000072">
                <text:p>0.000072</text:p>
              </table:table-cell>
              <table:table-cell office:value-type="float" office:value="6050">
                <text:p>6050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0">
                <text:p>6100</text:p>
              </table:table-cell>
              <table:table-cell office:value-type="float" office:value="0.000077">
                <text:p>0.000077</text:p>
              </table:table-cell>
              <table:table-cell office:value-type="float" office:value="6100">
                <text:p>6100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0">
                <text:p>6150</text:p>
              </table:table-cell>
              <table:table-cell office:value-type="float" office:value="0.000065">
                <text:p>0.000065</text:p>
              </table:table-cell>
              <table:table-cell office:value-type="float" office:value="6150">
                <text:p>6150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0">
                <text:p>6200</text:p>
              </table:table-cell>
              <table:table-cell office:value-type="float" office:value="0.000077">
                <text:p>0.000077</text:p>
              </table:table-cell>
              <table:table-cell office:value-type="float" office:value="6200">
                <text:p>6200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0">
                <text:p>6250</text:p>
              </table:table-cell>
              <table:table-cell office:value-type="float" office:value="0.000085">
                <text:p>0.000085</text:p>
              </table:table-cell>
              <table:table-cell office:value-type="float" office:value="6250">
                <text:p>6250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0">
                <text:p>6300</text:p>
              </table:table-cell>
              <table:table-cell office:value-type="float" office:value="0.000072">
                <text:p>0.000072</text:p>
              </table:table-cell>
              <table:table-cell office:value-type="float" office:value="6300">
                <text:p>6300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0">
                <text:p>6350</text:p>
              </table:table-cell>
              <table:table-cell office:value-type="float" office:value="0.000142">
                <text:p>0.000142</text:p>
              </table:table-cell>
              <table:table-cell office:value-type="float" office:value="6350">
                <text:p>6350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0">
                <text:p>6400</text:p>
              </table:table-cell>
              <table:table-cell office:value-type="float" office:value="0.00009">
                <text:p>0.00009</text:p>
              </table:table-cell>
              <table:table-cell office:value-type="float" office:value="6400">
                <text:p>6400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0">
                <text:p>6450</text:p>
              </table:table-cell>
              <table:table-cell office:value-type="float" office:value="0.000126">
                <text:p>0.000126</text:p>
              </table:table-cell>
              <table:table-cell office:value-type="float" office:value="6450">
                <text:p>6450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0">
                <text:p>6500</text:p>
              </table:table-cell>
              <table:table-cell office:value-type="float" office:value="0.000063">
                <text:p>0.000063</text:p>
              </table:table-cell>
              <table:table-cell office:value-type="float" office:value="6500">
                <text:p>6500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0">
                <text:p>6550</text:p>
              </table:table-cell>
              <table:table-cell office:value-type="float" office:value="0.000101">
                <text:p>0.000101</text:p>
              </table:table-cell>
              <table:table-cell office:value-type="float" office:value="6550">
                <text:p>6550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0">
                <text:p>6600</text:p>
              </table:table-cell>
              <table:table-cell office:value-type="float" office:value="0.000056">
                <text:p>0.000056</text:p>
              </table:table-cell>
              <table:table-cell office:value-type="float" office:value="6600">
                <text:p>6600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0">
                <text:p>6650</text:p>
              </table:table-cell>
              <table:table-cell office:value-type="float" office:value="0.000061">
                <text:p>0.000061</text:p>
              </table:table-cell>
              <table:table-cell office:value-type="float" office:value="6650">
                <text:p>6650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0">
                <text:p>6700</text:p>
              </table:table-cell>
              <table:table-cell office:value-type="float" office:value="0.000071">
                <text:p>0.000071</text:p>
              </table:table-cell>
              <table:table-cell office:value-type="float" office:value="6700">
                <text:p>6700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0">
                <text:p>6750</text:p>
              </table:table-cell>
              <table:table-cell office:value-type="float" office:value="0.000067">
                <text:p>0.000067</text:p>
              </table:table-cell>
              <table:table-cell office:value-type="float" office:value="6750">
                <text:p>6750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0">
                <text:p>6800</text:p>
              </table:table-cell>
              <table:table-cell office:value-type="float" office:value="0.000069">
                <text:p>0.000069</text:p>
              </table:table-cell>
              <table:table-cell office:value-type="float" office:value="6800">
                <text:p>6800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50">
                <text:p>6850</text:p>
              </table:table-cell>
              <table:table-cell office:value-type="float" office:value="0.000087">
                <text:p>0.000087</text:p>
              </table:table-cell>
              <table:table-cell office:value-type="float" office:value="6850">
                <text:p>6850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0">
                <text:p>6900</text:p>
              </table:table-cell>
              <table:table-cell office:value-type="float" office:value="0.000079">
                <text:p>0.000079</text:p>
              </table:table-cell>
              <table:table-cell office:value-type="float" office:value="6900">
                <text:p>6900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0">
                <text:p>6950</text:p>
              </table:table-cell>
              <table:table-cell office:value-type="float" office:value="0.00006">
                <text:p>0.00006</text:p>
              </table:table-cell>
              <table:table-cell office:value-type="float" office:value="6950">
                <text:p>6950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">
                <text:p>7000</text:p>
              </table:table-cell>
              <table:table-cell office:value-type="float" office:value="0.000071">
                <text:p>0.000071</text:p>
              </table:table-cell>
              <table:table-cell office:value-type="float" office:value="7000">
                <text:p>7000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0">
                <text:p>7050</text:p>
              </table:table-cell>
              <table:table-cell office:value-type="float" office:value="0.000081">
                <text:p>0.000081</text:p>
              </table:table-cell>
              <table:table-cell office:value-type="float" office:value="7050">
                <text:p>7050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0">
                <text:p>7100</text:p>
              </table:table-cell>
              <table:table-cell office:value-type="float" office:value="0.000062">
                <text:p>0.000062</text:p>
              </table:table-cell>
              <table:table-cell office:value-type="float" office:value="7100">
                <text:p>7100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0">
                <text:p>7150</text:p>
              </table:table-cell>
              <table:table-cell office:value-type="float" office:value="0.00003">
                <text:p>0.00003</text:p>
              </table:table-cell>
              <table:table-cell office:value-type="float" office:value="7150">
                <text:p>7150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">
                <text:p>7200</text:p>
              </table:table-cell>
              <table:table-cell office:value-type="float" office:value="0.000074">
                <text:p>0.000074</text:p>
              </table:table-cell>
              <table:table-cell office:value-type="float" office:value="7200">
                <text:p>7200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0">
                <text:p>7250</text:p>
              </table:table-cell>
              <table:table-cell office:value-type="float" office:value="0.000135">
                <text:p>0.000135</text:p>
              </table:table-cell>
              <table:table-cell office:value-type="float" office:value="7250">
                <text:p>7250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0">
                <text:p>7300</text:p>
              </table:table-cell>
              <table:table-cell office:value-type="float" office:value="0.000051">
                <text:p>0.000051</text:p>
              </table:table-cell>
              <table:table-cell office:value-type="float" office:value="7300">
                <text:p>7300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50">
                <text:p>7350</text:p>
              </table:table-cell>
              <table:table-cell office:value-type="float" office:value="0.000136">
                <text:p>0.000136</text:p>
              </table:table-cell>
              <table:table-cell office:value-type="float" office:value="7350">
                <text:p>7350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0">
                <text:p>7400</text:p>
              </table:table-cell>
              <table:table-cell office:value-type="float" office:value="0.00007">
                <text:p>0.00007</text:p>
              </table:table-cell>
              <table:table-cell office:value-type="float" office:value="7400">
                <text:p>7400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0">
                <text:p>7450</text:p>
              </table:table-cell>
              <table:table-cell office:value-type="float" office:value="0.000053">
                <text:p>0.000053</text:p>
              </table:table-cell>
              <table:table-cell office:value-type="float" office:value="7450">
                <text:p>7450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">
                <text:p>7500</text:p>
              </table:table-cell>
              <table:table-cell office:value-type="float" office:value="0.000085">
                <text:p>0.000085</text:p>
              </table:table-cell>
              <table:table-cell office:value-type="float" office:value="7500">
                <text:p>7500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50">
                <text:p>7550</text:p>
              </table:table-cell>
              <table:table-cell office:value-type="float" office:value="0.000077">
                <text:p>0.000077</text:p>
              </table:table-cell>
              <table:table-cell office:value-type="float" office:value="7550">
                <text:p>7550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0">
                <text:p>7600</text:p>
              </table:table-cell>
              <table:table-cell office:value-type="float" office:value="0.000058">
                <text:p>0.000058</text:p>
              </table:table-cell>
              <table:table-cell office:value-type="float" office:value="7600">
                <text:p>7600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50">
                <text:p>7650</text:p>
              </table:table-cell>
              <table:table-cell office:value-type="float" office:value="0.000269">
                <text:p>0.000269</text:p>
              </table:table-cell>
              <table:table-cell office:value-type="float" office:value="7650">
                <text:p>7650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0">
                <text:p>7700</text:p>
              </table:table-cell>
              <table:table-cell office:value-type="float" office:value="0.000075">
                <text:p>0.000075</text:p>
              </table:table-cell>
              <table:table-cell office:value-type="float" office:value="7700">
                <text:p>7700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0">
                <text:p>7750</text:p>
              </table:table-cell>
              <table:table-cell office:value-type="float" office:value="0.000078">
                <text:p>0.000078</text:p>
              </table:table-cell>
              <table:table-cell office:value-type="float" office:value="7750">
                <text:p>7750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0">
                <text:p>7800</text:p>
              </table:table-cell>
              <table:table-cell office:value-type="float" office:value="0.00008">
                <text:p>0.00008</text:p>
              </table:table-cell>
              <table:table-cell office:value-type="float" office:value="7800">
                <text:p>7800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0">
                <text:p>7850</text:p>
              </table:table-cell>
              <table:table-cell office:value-type="float" office:value="0.000081">
                <text:p>0.000081</text:p>
              </table:table-cell>
              <table:table-cell office:value-type="float" office:value="7850">
                <text:p>7850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00">
                <text:p>7900</text:p>
              </table:table-cell>
              <table:table-cell office:value-type="float" office:value="0.000082">
                <text:p>0.000082</text:p>
              </table:table-cell>
              <table:table-cell office:value-type="float" office:value="7900">
                <text:p>7900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50">
                <text:p>7950</text:p>
              </table:table-cell>
              <table:table-cell office:value-type="float" office:value="0.00008">
                <text:p>0.00008</text:p>
              </table:table-cell>
              <table:table-cell office:value-type="float" office:value="7950">
                <text:p>7950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">
                <text:p>8000</text:p>
              </table:table-cell>
              <table:table-cell office:value-type="float" office:value="0.000077">
                <text:p>0.000077</text:p>
              </table:table-cell>
              <table:table-cell office:value-type="float" office:value="8000">
                <text:p>8000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50">
                <text:p>8050</text:p>
              </table:table-cell>
              <table:table-cell office:value-type="float" office:value="0.000068">
                <text:p>0.000068</text:p>
              </table:table-cell>
              <table:table-cell office:value-type="float" office:value="8050">
                <text:p>8050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0">
                <text:p>8100</text:p>
              </table:table-cell>
              <table:table-cell office:value-type="float" office:value="0.00006">
                <text:p>0.00006</text:p>
              </table:table-cell>
              <table:table-cell office:value-type="float" office:value="8100">
                <text:p>8100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50">
                <text:p>8150</text:p>
              </table:table-cell>
              <table:table-cell office:value-type="float" office:value="0.000131">
                <text:p>0.000131</text:p>
              </table:table-cell>
              <table:table-cell office:value-type="float" office:value="8150">
                <text:p>8150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0">
                <text:p>8200</text:p>
              </table:table-cell>
              <table:table-cell office:value-type="float" office:value="0.0001">
                <text:p>0.0001</text:p>
              </table:table-cell>
              <table:table-cell office:value-type="float" office:value="8200">
                <text:p>8200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0">
                <text:p>8250</text:p>
              </table:table-cell>
              <table:table-cell office:value-type="float" office:value="0.000081">
                <text:p>0.000081</text:p>
              </table:table-cell>
              <table:table-cell office:value-type="float" office:value="8250">
                <text:p>8250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00">
                <text:p>8300</text:p>
              </table:table-cell>
              <table:table-cell office:value-type="float" office:value="0.00006">
                <text:p>0.00006</text:p>
              </table:table-cell>
              <table:table-cell office:value-type="float" office:value="8300">
                <text:p>8300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50">
                <text:p>8350</text:p>
              </table:table-cell>
              <table:table-cell office:value-type="float" office:value="0.000081">
                <text:p>0.000081</text:p>
              </table:table-cell>
              <table:table-cell office:value-type="float" office:value="8350">
                <text:p>8350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0">
                <text:p>8400</text:p>
              </table:table-cell>
              <table:table-cell office:value-type="float" office:value="0.000076">
                <text:p>0.000076</text:p>
              </table:table-cell>
              <table:table-cell office:value-type="float" office:value="8400">
                <text:p>8400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0">
                <text:p>8450</text:p>
              </table:table-cell>
              <table:table-cell office:value-type="float" office:value="0.000065">
                <text:p>0.000065</text:p>
              </table:table-cell>
              <table:table-cell office:value-type="float" office:value="8450">
                <text:p>8450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0">
                <text:p>8500</text:p>
              </table:table-cell>
              <table:table-cell office:value-type="float" office:value="0.000076">
                <text:p>0.000076</text:p>
              </table:table-cell>
              <table:table-cell office:value-type="float" office:value="8500">
                <text:p>8500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0">
                <text:p>8550</text:p>
              </table:table-cell>
              <table:table-cell office:value-type="float" office:value="0.000062">
                <text:p>0.000062</text:p>
              </table:table-cell>
              <table:table-cell office:value-type="float" office:value="8550">
                <text:p>8550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00">
                <text:p>8600</text:p>
              </table:table-cell>
              <table:table-cell office:value-type="float" office:value="0.00007">
                <text:p>0.00007</text:p>
              </table:table-cell>
              <table:table-cell office:value-type="float" office:value="8600">
                <text:p>8600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50">
                <text:p>8650</text:p>
              </table:table-cell>
              <table:table-cell office:value-type="float" office:value="0.000119">
                <text:p>0.000119</text:p>
              </table:table-cell>
              <table:table-cell office:value-type="float" office:value="8650">
                <text:p>8650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0">
                <text:p>8700</text:p>
              </table:table-cell>
              <table:table-cell office:value-type="float" office:value="0.000064">
                <text:p>0.000064</text:p>
              </table:table-cell>
              <table:table-cell office:value-type="float" office:value="8700">
                <text:p>8700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50">
                <text:p>8750</text:p>
              </table:table-cell>
              <table:table-cell office:value-type="float" office:value="0.000063">
                <text:p>0.000063</text:p>
              </table:table-cell>
              <table:table-cell office:value-type="float" office:value="8750">
                <text:p>8750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00">
                <text:p>8800</text:p>
              </table:table-cell>
              <table:table-cell office:value-type="float" office:value="0.000072">
                <text:p>0.000072</text:p>
              </table:table-cell>
              <table:table-cell office:value-type="float" office:value="8800">
                <text:p>8800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0">
                <text:p>8850</text:p>
              </table:table-cell>
              <table:table-cell office:value-type="float" office:value="0.000069">
                <text:p>0.000069</text:p>
              </table:table-cell>
              <table:table-cell office:value-type="float" office:value="8850">
                <text:p>8850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0">
                <text:p>8900</text:p>
              </table:table-cell>
              <table:table-cell office:value-type="float" office:value="0.000127">
                <text:p>0.000127</text:p>
              </table:table-cell>
              <table:table-cell office:value-type="float" office:value="8900">
                <text:p>8900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50">
                <text:p>8950</text:p>
              </table:table-cell>
              <table:table-cell office:value-type="float" office:value="0.000078">
                <text:p>0.000078</text:p>
              </table:table-cell>
              <table:table-cell office:value-type="float" office:value="8950">
                <text:p>8950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">
                <text:p>9000</text:p>
              </table:table-cell>
              <table:table-cell office:value-type="float" office:value="0.000087">
                <text:p>0.000087</text:p>
              </table:table-cell>
              <table:table-cell office:value-type="float" office:value="9000">
                <text:p>9000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50">
                <text:p>9050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00">
                <text:p>9100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50">
                <text:p>9150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0">
                <text:p>9200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0">
                <text:p>9250</text:p>
              </table:table-cell>
              <table:table-cell office:value-type="float" office:value="0.000101">
                <text:p>0.0001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22cm" svg:height="14.211cm" xlink:href=".." xlink:type="simple" chart:class="chart:scatter" chart:style-name="ch1">
        <chart:title svg:x="3.218cm" svg:y="0.42cm" chart:style-name="ch2">
          <text:p>Time Taken to Multipy a Matrix 20 Times on a Cluster and Singular GPU</text:p>
        </chart:title>
        <chart:legend chart:legend-position="end" svg:x="17.484cm" svg:y="2.04cm" style:legend-expansion="custom" svg:width="3.348cm" svg:height="9.598cm" style:legend-expansion-aspect-ratio="0.348822671389873" chart:style-name="ch3"/>
        <chart:plot-area chart:style-name="ch4" table:cell-range-address="'Cluster computing'.Q4:'Cluster computing'.R31 'Cluster computing'.Q2:'Cluster computing'.Q2 'Cluster computing'.AA2:'Cluster computing'.AA2 'Cluster computing'.AB4:'Cluster computing'.AB31" chart:data-source-has-labels="row" svg:x="0.707cm" svg:y="1.694cm" svg:width="16.247cm" svg:height="11.642cm">
          <chart:coordinate-region svg:x="1.514cm" svg:y="1.893cm" svg:width="15.068cm" svg:height="10.796cm"/>
          <chart:axis chart:dimension="x" chart:name="primary-x" chart:style-name="ch5">
            <chart:title svg:x="7.992cm" svg:y="13.62cm" chart:style-name="ch6">
              <text:p>Matrix Size</text:p>
            </chart:title>
          </chart:axis>
          <chart:axis chart:dimension="y" chart:name="primary-y" chart:style-name="ch7">
            <chart:title svg:x="0cm" svg:y="8.895cm" chart:style-name="ch8">
              <text:p>Execution Time (s)</text:p>
            </chart:title>
            <chart:grid chart:style-name="ch9" chart:class="major"/>
          </chart:axis>
          <chart:series chart:style-name="ch10" chart:values-cell-range-address="'Cluster computing'.R4:'Cluster computing'.R31" chart:label-cell-address="'Cluster computing'.Q2:'Cluster computing'.Q2" chart:class="chart:scatter">
            <chart:domain table:cell-range-address="'Cluster computing'.Q4:'Cluster computing'.Q31"/>
            <chart:data-point chart:repeated="28"/>
          </chart:series>
          <chart:series chart:style-name="ch11" chart:values-cell-range-address="'Cluster computing'.AB4:'Cluster computing'.AB31" chart:label-cell-address="'Cluster computing'.AA2:'Cluster computing'.AA2" chart:class="chart:scatter">
            <chart:domain table:cell-range-address="'Cluster computing'.AA4:'Cluster computing'.AA31"/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Two Remote GPUs in Parallel Performing 10 Multiplications Each</text:p>
                <draw:g>
                  <svg:desc>'Cluster computing'.Q2:'Cluster computing'.Q2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Singular GPU Performing 20 Multiplications Per Matrix Size</text:p>
                <draw:g>
                  <svg:desc>'Cluster computing'.AA2:'Cluster computing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Cluster computing'.Q4:'Cluster computing'.Q31</svg:desc>
                </draw:g>
              </table:table-cell>
              <table:table-cell office:value-type="float" office:value="0.752268">
                <text:p>0.752268</text:p>
                <draw:g>
                  <svg:desc>'Cluster computing'.R4:'Cluster computing'.R31</svg:desc>
                </draw:g>
              </table:table-cell>
              <table:table-cell office:value-type="float" office:value="1500">
                <text:p>1500</text:p>
                <draw:g>
                  <svg:desc>'Cluster computing'.AA4:'Cluster computing'.AA31</svg:desc>
                </draw:g>
              </table:table-cell>
              <table:table-cell office:value-type="float" office:value="1.303566">
                <text:p>1.303566</text:p>
                <draw:g>
                  <svg:desc>'Cluster computing'.AB4:'Cluster computing'.A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.691571">
                <text:p>1.691571</text:p>
              </table:table-cell>
              <table:table-cell office:value-type="float" office:value="2000">
                <text:p>2000</text:p>
              </table:table-cell>
              <table:table-cell office:value-type="float" office:value="3.340204">
                <text:p>3.340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.81326">
                <text:p>1.81326</text:p>
              </table:table-cell>
              <table:table-cell office:value-type="float" office:value="2500">
                <text:p>2500</text:p>
              </table:table-cell>
              <table:table-cell office:value-type="float" office:value="6.532435">
                <text:p>6.532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">
                <text:p>2500</text:p>
              </table:table-cell>
              <table:table-cell office:value-type="float" office:value="3.487274">
                <text:p>3.487274</text:p>
              </table:table-cell>
              <table:table-cell office:value-type="float" office:value="3000">
                <text:p>3000</text:p>
              </table:table-cell>
              <table:table-cell office:value-type="float" office:value="11.057441">
                <text:p>11.057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.292649">
                <text:p>4.292649</text:p>
              </table:table-cell>
              <table:table-cell office:value-type="float" office:value="3500">
                <text:p>3500</text:p>
              </table:table-cell>
              <table:table-cell office:value-type="float" office:value="17.174264">
                <text:p>17.174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5.860075">
                <text:p>5.860075</text:p>
              </table:table-cell>
              <table:table-cell office:value-type="float" office:value="4000">
                <text:p>4000</text:p>
              </table:table-cell>
              <table:table-cell office:value-type="float" office:value="25.115465">
                <text:p>25.115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8.423583">
                <text:p>8.423583</text:p>
              </table:table-cell>
              <table:table-cell office:value-type="float" office:value="4500">
                <text:p>4500</text:p>
              </table:table-cell>
              <table:table-cell office:value-type="float" office:value="35.121592">
                <text:p>35.121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">
                <text:p>3500</text:p>
              </table:table-cell>
              <table:table-cell office:value-type="float" office:value="9.061415">
                <text:p>9.061415</text:p>
              </table:table-cell>
              <table:table-cell office:value-type="float" office:value="5000">
                <text:p>5000</text:p>
              </table:table-cell>
              <table:table-cell office:value-type="float" office:value="47.427793">
                <text:p>47.427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13.221745">
                <text:p>13.221745</text:p>
              </table:table-cell>
              <table:table-cell office:value-type="float" office:value="5500">
                <text:p>5500</text:p>
              </table:table-cell>
              <table:table-cell office:value-type="float" office:value="62.296924">
                <text:p>62.296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4.404755">
                <text:p>14.404755</text:p>
              </table:table-cell>
              <table:table-cell office:value-type="float" office:value="6000">
                <text:p>6000</text:p>
              </table:table-cell>
              <table:table-cell office:value-type="float" office:value="79.960428">
                <text:p>79.960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0">
                <text:p>4500</text:p>
              </table:table-cell>
              <table:table-cell office:value-type="float" office:value="18.470953">
                <text:p>18.470953</text:p>
              </table:table-cell>
              <table:table-cell office:value-type="float" office:value="6500">
                <text:p>6500</text:p>
              </table:table-cell>
              <table:table-cell office:value-type="float" office:value="100.759022">
                <text:p>100.7590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00">
                <text:p>3500</text:p>
              </table:table-cell>
              <table:table-cell office:value-type="float" office:value="22.386636">
                <text:p>22.386636</text:p>
              </table:table-cell>
              <table:table-cell office:value-type="float" office:value="7000">
                <text:p>7000</text:p>
              </table:table-cell>
              <table:table-cell office:value-type="float" office:value="125.046756">
                <text:p>125.046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">
                <text:p>5000</text:p>
              </table:table-cell>
              <table:table-cell office:value-type="float" office:value="24.932877">
                <text:p>24.932877</text:p>
              </table:table-cell>
              <table:table-cell office:value-type="float" office:value="7500">
                <text:p>7500</text:p>
              </table:table-cell>
              <table:table-cell office:value-type="float" office:value="152.781499">
                <text:p>152.7814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0">
                <text:p>4000</text:p>
              </table:table-cell>
              <table:table-cell office:value-type="float" office:value="32.607408">
                <text:p>32.607408</text:p>
              </table:table-cell>
              <table:table-cell office:value-type="float" office:value="8000">
                <text:p>8000</text:p>
              </table:table-cell>
              <table:table-cell office:value-type="float" office:value="183.736678">
                <text:p>183.7366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00">
                <text:p>5500</text:p>
              </table:table-cell>
              <table:table-cell office:value-type="float" office:value="32.735873">
                <text:p>32.735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0">
                <text:p>6000</text:p>
              </table:table-cell>
              <table:table-cell office:value-type="float" office:value="42.022043">
                <text:p>42.02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00">
                <text:p>4500</text:p>
              </table:table-cell>
              <table:table-cell office:value-type="float" office:value="45.492488">
                <text:p>45.492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00">
                <text:p>6500</text:p>
              </table:table-cell>
              <table:table-cell office:value-type="float" office:value="52.885314">
                <text:p>52.885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">
                <text:p>5000</text:p>
              </table:table-cell>
              <table:table-cell office:value-type="float" office:value="61.423932">
                <text:p>61.42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00">
                <text:p>7000</text:p>
              </table:table-cell>
              <table:table-cell office:value-type="float" office:value="65.481055">
                <text:p>65.48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00">
                <text:p>7500</text:p>
              </table:table-cell>
              <table:table-cell office:value-type="float" office:value="79.924157">
                <text:p>79.92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">
                <text:p>5500</text:p>
              </table:table-cell>
              <table:table-cell office:value-type="float" office:value="80.565733">
                <text:p>80.565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00">
                <text:p>8000</text:p>
              </table:table-cell>
              <table:table-cell office:value-type="float" office:value="96.327843">
                <text:p>96.327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103.343232">
                <text:p>103.343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00">
                <text:p>6500</text:p>
              </table:table-cell>
              <table:table-cell office:value-type="float" office:value="130.093529">
                <text:p>130.09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0">
                <text:p>7000</text:p>
              </table:table-cell>
              <table:table-cell office:value-type="float" office:value="161.120846">
                <text:p>161.120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00">
                <text:p>7500</text:p>
              </table:table-cell>
              <table:table-cell office:value-type="float" office:value="196.703559">
                <text:p>196.703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00">
                <text:p>8000</text:p>
              </table:table-cell>
              <table:table-cell office:value-type="float" office:value="237.16486">
                <text:p>237.16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15cm" svg:y="0.315cm" chart:style-name="ch2">
          <text:p>Time Taken to Invert a Matrix on PyTorch and Developed CUDA Kernel</text:p>
        </chart:title>
        <chart:legend chart:legend-position="end" svg:x="10.562cm" svg:y="3.555cm" style:legend-expansion="high" chart:style-name="ch3"/>
        <chart:plot-area chart:style-name="ch4" table:cell-range-address="'PyTorch Timing'.A1:'PyTorch Timing'.A54 'PyTorch Timing'.B3:'PyTorch Timing'.B54 'PyTorch Timing'.D1:'PyTorch Timing'.D1 'PyTorch Timing'.E3:'PyTorch Timing'.E100" chart:data-source-has-labels="row" svg:x="1.331cm" svg:y="1.778cm" svg:width="8.911cm" svg:height="6.061cm">
          <chart:coordinate-region svg:x="2.243cm" svg:y="1.978cm" svg:width="7.627cm" svg:height="5.214cm"/>
          <chart:axis chart:dimension="x" chart:name="primary-x" chart:style-name="ch5">
            <chart:title svg:x="4.948cm" svg:y="8.019cm" chart:style-name="ch6">
              <text:p>Matrix Size</text:p>
            </chart:title>
          </chart:axis>
          <chart:axis chart:dimension="y" chart:name="primary-y" chart:style-name="ch7">
            <chart:title svg:x="0.451cm" svg:y="6.188cm" chart:style-name="ch8">
              <text:p>Execution Time (s)</text:p>
            </chart:title>
            <chart:grid chart:style-name="ch9" chart:class="major"/>
          </chart:axis>
          <chart:series chart:style-name="ch10" chart:values-cell-range-address="'PyTorch Timing'.B3:'PyTorch Timing'.B54" chart:label-cell-address="'PyTorch Timing'.A1:'PyTorch Timing'.A1" chart:class="chart:scatter">
            <chart:domain table:cell-range-address="'PyTorch Timing'.A3:'PyTorch Timing'.A54"/>
            <chart:data-point chart:repeated="52"/>
          </chart:series>
          <chart:series chart:style-name="ch11" chart:values-cell-range-address="'PyTorch Timing'.E3:'PyTorch Timing'.E100" chart:label-cell-address="'PyTorch Timing'.D1:'PyTorch Timing'.D1" chart:class="chart:scatter">
            <chart:domain table:cell-range-address="'PyTorch Timing'.D3:'PyTorch Timing'.D100"/>
            <chart:data-point chart:repeated="9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trix with the built-in PyTorch Module</text:p>
                <draw:g>
                  <svg:desc>'PyTorch Timing'.A1:'PyTorch Timing'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atrix Inversion with CUDA Kernel</text:p>
                <draw:g>
                  <svg:desc>'PyTorch Timing'.D1:'PyTorch Timing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PyTorch Timing'.A3:'PyTorch Timing'.A54</svg:desc>
                </draw:g>
              </table:table-cell>
              <table:table-cell office:value-type="float" office:value="0.004424">
                <text:p>0.004424</text:p>
                <draw:g>
                  <svg:desc>'PyTorch Timing'.B3:'PyTorch Timing'.B54</svg:desc>
                </draw:g>
              </table:table-cell>
              <table:table-cell office:value-type="float" office:value="50">
                <text:p>50</text:p>
                <draw:g>
                  <svg:desc>'PyTorch Timing'.D3:'PyTorch Timing'.D100</svg:desc>
                </draw:g>
              </table:table-cell>
              <table:table-cell office:value-type="float" office:value="0.000047">
                <text:p>0.000047</text:p>
                <draw:g>
                  <svg:desc>'PyTorch Timing'.E3:'PyTorch Timing'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1466">
                <text:p>0.001466</text:p>
              </table:table-cell>
              <table:table-cell office:value-type="float" office:value="100">
                <text:p>10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002283">
                <text:p>0.002283</text:p>
              </table:table-cell>
              <table:table-cell office:value-type="float" office:value="150">
                <text:p>150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0641">
                <text:p>0.000641</text:p>
              </table:table-cell>
              <table:table-cell office:value-type="float" office:value="200">
                <text:p>200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001313">
                <text:p>0.001313</text:p>
              </table:table-cell>
              <table:table-cell office:value-type="float" office:value="250">
                <text:p>250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001041">
                <text:p>0.001041</text:p>
              </table:table-cell>
              <table:table-cell office:value-type="float" office:value="300">
                <text:p>300</text:p>
              </table:table-cell>
              <table:table-cell office:value-type="float" office:value="0.000303">
                <text:p>0.000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0.001243">
                <text:p>0.001243</text:p>
              </table:table-cell>
              <table:table-cell office:value-type="float" office:value="350">
                <text:p>350</text:p>
              </table:table-cell>
              <table:table-cell office:value-type="float" office:value="0.000421">
                <text:p>0.000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001603">
                <text:p>0.001603</text:p>
              </table:table-cell>
              <table:table-cell office:value-type="float" office:value="400">
                <text:p>400</text:p>
              </table:table-cell>
              <table:table-cell office:value-type="float" office:value="0.000433">
                <text:p>0.000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0.001924">
                <text:p>0.001924</text:p>
              </table:table-cell>
              <table:table-cell office:value-type="float" office:value="450">
                <text:p>450</text:p>
              </table:table-cell>
              <table:table-cell office:value-type="float" office:value="0.000507">
                <text:p>0.000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002284">
                <text:p>0.002284</text:p>
              </table:table-cell>
              <table:table-cell office:value-type="float" office:value="500">
                <text:p>500</text:p>
              </table:table-cell>
              <table:table-cell office:value-type="float" office:value="0.000563">
                <text:p>0.000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0.002762">
                <text:p>0.002762</text:p>
              </table:table-cell>
              <table:table-cell office:value-type="float" office:value="550">
                <text:p>550</text:p>
              </table:table-cell>
              <table:table-cell office:value-type="float" office:value="0.000585">
                <text:p>0.0005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0.003224">
                <text:p>0.003224</text:p>
              </table:table-cell>
              <table:table-cell office:value-type="float" office:value="600">
                <text:p>600</text:p>
              </table:table-cell>
              <table:table-cell office:value-type="float" office:value="0.000643">
                <text:p>0.0006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0.003916">
                <text:p>0.003916</text:p>
              </table:table-cell>
              <table:table-cell office:value-type="float" office:value="650">
                <text:p>650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0.004561">
                <text:p>0.004561</text:p>
              </table:table-cell>
              <table:table-cell office:value-type="float" office:value="700">
                <text:p>700</text:p>
              </table:table-cell>
              <table:table-cell office:value-type="float" office:value="0.000771">
                <text:p>0.0007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0.005383">
                <text:p>0.005383</text:p>
              </table:table-cell>
              <table:table-cell office:value-type="float" office:value="750">
                <text:p>750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.006314">
                <text:p>0.006314</text:p>
              </table:table-cell>
              <table:table-cell office:value-type="float" office:value="800">
                <text:p>800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0.007645">
                <text:p>0.007645</text:p>
              </table:table-cell>
              <table:table-cell office:value-type="float" office:value="850">
                <text:p>850</text:p>
              </table:table-cell>
              <table:table-cell office:value-type="float" office:value="0.000979">
                <text:p>0.000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00989">
                <text:p>0.00989</text:p>
              </table:table-cell>
              <table:table-cell office:value-type="float" office:value="900">
                <text:p>900</text:p>
              </table:table-cell>
              <table:table-cell office:value-type="float" office:value="0.001075">
                <text:p>0.0010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0.010973">
                <text:p>0.010973</text:p>
              </table:table-cell>
              <table:table-cell office:value-type="float" office:value="950">
                <text:p>950</text:p>
              </table:table-cell>
              <table:table-cell office:value-type="float" office:value="0.001194">
                <text:p>0.001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.013084">
                <text:p>0.013084</text:p>
              </table:table-cell>
              <table:table-cell office:value-type="float" office:value="1000">
                <text:p>1000</text:p>
              </table:table-cell>
              <table:table-cell office:value-type="float" office:value="0.001213">
                <text:p>0.0012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">
                <text:p>1050</text:p>
              </table:table-cell>
              <table:table-cell office:value-type="float" office:value="0.015975">
                <text:p>0.015975</text:p>
              </table:table-cell>
              <table:table-cell office:value-type="float" office:value="1050">
                <text:p>1050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0.016317">
                <text:p>0.016317</text:p>
              </table:table-cell>
              <table:table-cell office:value-type="float" office:value="1100">
                <text:p>1100</text:p>
              </table:table-cell>
              <table:table-cell office:value-type="float" office:value="0.001502">
                <text:p>0.001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">
                <text:p>1150</text:p>
              </table:table-cell>
              <table:table-cell office:value-type="float" office:value="0.018315">
                <text:p>0.018315</text:p>
              </table:table-cell>
              <table:table-cell office:value-type="float" office:value="1150">
                <text:p>1150</text:p>
              </table:table-cell>
              <table:table-cell office:value-type="float" office:value="0.001624">
                <text:p>0.0016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  <table:table-cell office:value-type="float" office:value="0.018817">
                <text:p>0.018817</text:p>
              </table:table-cell>
              <table:table-cell office:value-type="float" office:value="1200">
                <text:p>1200</text:p>
              </table:table-cell>
              <table:table-cell office:value-type="float" office:value="0.001778">
                <text:p>0.001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">
                <text:p>1250</text:p>
              </table:table-cell>
              <table:table-cell office:value-type="float" office:value="0.017738">
                <text:p>0.017738</text:p>
              </table:table-cell>
              <table:table-cell office:value-type="float" office:value="1250">
                <text:p>1250</text:p>
              </table:table-cell>
              <table:table-cell office:value-type="float" office:value="0.001904">
                <text:p>0.0019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">
                <text:p>1300</text:p>
              </table:table-cell>
              <table:table-cell office:value-type="float" office:value="0.020056">
                <text:p>0.020056</text:p>
              </table:table-cell>
              <table:table-cell office:value-type="float" office:value="1300">
                <text:p>1300</text:p>
              </table:table-cell>
              <table:table-cell office:value-type="float" office:value="0.002028">
                <text:p>0.0020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">
                <text:p>1350</text:p>
              </table:table-cell>
              <table:table-cell office:value-type="float" office:value="0.02782">
                <text:p>0.02782</text:p>
              </table:table-cell>
              <table:table-cell office:value-type="float" office:value="1350">
                <text:p>1350</text:p>
              </table:table-cell>
              <table:table-cell office:value-type="float" office:value="0.00218">
                <text:p>0.002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">
                <text:p>1400</text:p>
              </table:table-cell>
              <table:table-cell office:value-type="float" office:value="0.023975">
                <text:p>0.023975</text:p>
              </table:table-cell>
              <table:table-cell office:value-type="float" office:value="1400">
                <text:p>1400</text:p>
              </table:table-cell>
              <table:table-cell office:value-type="float" office:value="0.002307">
                <text:p>0.0023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0.026126">
                <text:p>0.026126</text:p>
              </table:table-cell>
              <table:table-cell office:value-type="float" office:value="1450">
                <text:p>1450</text:p>
              </table:table-cell>
              <table:table-cell office:value-type="float" office:value="0.002458">
                <text:p>0.0024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0.028421">
                <text:p>0.028421</text:p>
              </table:table-cell>
              <table:table-cell office:value-type="float" office:value="1500">
                <text:p>1500</text:p>
              </table:table-cell>
              <table:table-cell office:value-type="float" office:value="0.002613">
                <text:p>0.0026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">
                <text:p>1550</text:p>
              </table:table-cell>
              <table:table-cell office:value-type="float" office:value="0.03353">
                <text:p>0.03353</text:p>
              </table:table-cell>
              <table:table-cell office:value-type="float" office:value="1550">
                <text:p>1550</text:p>
              </table:table-cell>
              <table:table-cell office:value-type="float" office:value="0.002778">
                <text:p>0.0027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">
                <text:p>1600</text:p>
              </table:table-cell>
              <table:table-cell office:value-type="float" office:value="0.033864">
                <text:p>0.033864</text:p>
              </table:table-cell>
              <table:table-cell office:value-type="float" office:value="1600">
                <text:p>1600</text:p>
              </table:table-cell>
              <table:table-cell office:value-type="float" office:value="0.002924">
                <text:p>0.0029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">
                <text:p>1650</text:p>
              </table:table-cell>
              <table:table-cell office:value-type="float" office:value="0.036826">
                <text:p>0.036826</text:p>
              </table:table-cell>
              <table:table-cell office:value-type="float" office:value="1650">
                <text:p>1650</text:p>
              </table:table-cell>
              <table:table-cell office:value-type="float" office:value="0.003121">
                <text:p>0.0031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">
                <text:p>1700</text:p>
              </table:table-cell>
              <table:table-cell office:value-type="float" office:value="0.039434">
                <text:p>0.039434</text:p>
              </table:table-cell>
              <table:table-cell office:value-type="float" office:value="1700">
                <text:p>1700</text:p>
              </table:table-cell>
              <table:table-cell office:value-type="float" office:value="0.003629">
                <text:p>0.0036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">
                <text:p>1750</text:p>
              </table:table-cell>
              <table:table-cell office:value-type="float" office:value="0.044453">
                <text:p>0.044453</text:p>
              </table:table-cell>
              <table:table-cell office:value-type="float" office:value="1750">
                <text:p>1750</text:p>
              </table:table-cell>
              <table:table-cell office:value-type="float" office:value="0.003479">
                <text:p>0.0034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">
                <text:p>1800</text:p>
              </table:table-cell>
              <table:table-cell office:value-type="float" office:value="0.044802">
                <text:p>0.044802</text:p>
              </table:table-cell>
              <table:table-cell office:value-type="float" office:value="1800">
                <text:p>1800</text:p>
              </table:table-cell>
              <table:table-cell office:value-type="float" office:value="0.003662">
                <text:p>0.0036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">
                <text:p>1850</text:p>
              </table:table-cell>
              <table:table-cell office:value-type="float" office:value="0.049307">
                <text:p>0.049307</text:p>
              </table:table-cell>
              <table:table-cell office:value-type="float" office:value="1850">
                <text:p>1850</text:p>
              </table:table-cell>
              <table:table-cell office:value-type="float" office:value="0.003891">
                <text:p>0.0038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">
                <text:p>1900</text:p>
              </table:table-cell>
              <table:table-cell office:value-type="float" office:value="0.054583">
                <text:p>0.054583</text:p>
              </table:table-cell>
              <table:table-cell office:value-type="float" office:value="1900">
                <text:p>1900</text:p>
              </table:table-cell>
              <table:table-cell office:value-type="float" office:value="0.004062">
                <text:p>0.0040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">
                <text:p>1950</text:p>
              </table:table-cell>
              <table:table-cell office:value-type="float" office:value="0.057288">
                <text:p>0.057288</text:p>
              </table:table-cell>
              <table:table-cell office:value-type="float" office:value="1950">
                <text:p>1950</text:p>
              </table:table-cell>
              <table:table-cell office:value-type="float" office:value="0.004289">
                <text:p>0.0042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0.065728">
                <text:p>0.065728</text:p>
              </table:table-cell>
              <table:table-cell office:value-type="float" office:value="2000">
                <text:p>2000</text:p>
              </table:table-cell>
              <table:table-cell office:value-type="float" office:value="0.004489">
                <text:p>0.0044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">
                <text:p>2050</text:p>
              </table:table-cell>
              <table:table-cell office:value-type="float" office:value="0.068785">
                <text:p>0.068785</text:p>
              </table:table-cell>
              <table:table-cell office:value-type="float" office:value="2050">
                <text:p>2050</text:p>
              </table:table-cell>
              <table:table-cell office:value-type="float" office:value="0.004709">
                <text:p>0.0047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0">
                <text:p>2100</text:p>
              </table:table-cell>
              <table:table-cell office:value-type="float" office:value="0.077255">
                <text:p>0.077255</text:p>
              </table:table-cell>
              <table:table-cell office:value-type="float" office:value="2100">
                <text:p>2100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0">
                <text:p>2150</text:p>
              </table:table-cell>
              <table:table-cell office:value-type="float" office:value="0.081249">
                <text:p>0.081249</text:p>
              </table:table-cell>
              <table:table-cell office:value-type="float" office:value="2150">
                <text:p>2150</text:p>
              </table:table-cell>
              <table:table-cell office:value-type="float" office:value="0.005146">
                <text:p>0.0051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0">
                <text:p>2200</text:p>
              </table:table-cell>
              <table:table-cell office:value-type="float" office:value="0.07701">
                <text:p>0.07701</text:p>
              </table:table-cell>
              <table:table-cell office:value-type="float" office:value="2200">
                <text:p>2200</text:p>
              </table:table-cell>
              <table:table-cell office:value-type="float" office:value="0.005406">
                <text:p>0.0054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0">
                <text:p>2250</text:p>
              </table:table-cell>
              <table:table-cell office:value-type="float" office:value="0.083623">
                <text:p>0.083623</text:p>
              </table:table-cell>
              <table:table-cell office:value-type="float" office:value="2250">
                <text:p>2250</text:p>
              </table:table-cell>
              <table:table-cell office:value-type="float" office:value="0.005594">
                <text:p>0.0055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0">
                <text:p>2300</text:p>
              </table:table-cell>
              <table:table-cell office:value-type="float" office:value="0.086912">
                <text:p>0.086912</text:p>
              </table:table-cell>
              <table:table-cell office:value-type="float" office:value="2300">
                <text:p>2300</text:p>
              </table:table-cell>
              <table:table-cell office:value-type="float" office:value="0.005959">
                <text:p>0.005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0">
                <text:p>2350</text:p>
              </table:table-cell>
              <table:table-cell office:value-type="float" office:value="0.095376">
                <text:p>0.095376</text:p>
              </table:table-cell>
              <table:table-cell office:value-type="float" office:value="2350">
                <text:p>2350</text:p>
              </table:table-cell>
              <table:table-cell office:value-type="float" office:value="0.007643">
                <text:p>0.007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">
                <text:p>2400</text:p>
              </table:table-cell>
              <table:table-cell office:value-type="float" office:value="0.097405">
                <text:p>0.097405</text:p>
              </table:table-cell>
              <table:table-cell office:value-type="float" office:value="2400">
                <text:p>2400</text:p>
              </table:table-cell>
              <table:table-cell office:value-type="float" office:value="0.006389">
                <text:p>0.0063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0">
                <text:p>2450</text:p>
              </table:table-cell>
              <table:table-cell office:value-type="float" office:value="0.107132">
                <text:p>0.107132</text:p>
              </table:table-cell>
              <table:table-cell office:value-type="float" office:value="2450">
                <text:p>2450</text:p>
              </table:table-cell>
              <table:table-cell office:value-type="float" office:value="0.006619">
                <text:p>0.0066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0.116883">
                <text:p>0.116883</text:p>
              </table:table-cell>
              <table:table-cell office:value-type="float" office:value="2500">
                <text:p>2500</text:p>
              </table:table-cell>
              <table:table-cell office:value-type="float" office:value="0.006863">
                <text:p>0.0068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0">
                <text:p>2550</text:p>
              </table:table-cell>
              <table:table-cell office:value-type="float" office:value="0.12453">
                <text:p>0.12453</text:p>
              </table:table-cell>
              <table:table-cell office:value-type="float" office:value="2550">
                <text:p>2550</text:p>
              </table:table-cell>
              <table:table-cell office:value-type="float" office:value="0.007136">
                <text:p>0.007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0">
                <text:p>2600</text:p>
              </table:table-cell>
              <table:table-cell office:value-type="float" office:value="0.131774">
                <text:p>0.131774</text:p>
              </table:table-cell>
              <table:table-cell office:value-type="float" office:value="2600">
                <text:p>2600</text:p>
              </table:table-cell>
              <table:table-cell office:value-type="float" office:value="0.007441">
                <text:p>0.007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0">
                <text:p>2650</text:p>
              </table:table-cell>
              <table:table-cell office:value-type="float" office:value="0.007922">
                <text:p>0.007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0">
                <text:p>2700</text:p>
              </table:table-cell>
              <table:table-cell office:value-type="float" office:value="0.007974">
                <text:p>0.007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0">
                <text:p>2750</text:p>
              </table:table-cell>
              <table:table-cell office:value-type="float" office:value="0.008328">
                <text:p>0.008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0">
                <text:p>2800</text:p>
              </table:table-cell>
              <table:table-cell office:value-type="float" office:value="0.008587">
                <text:p>0.008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0">
                <text:p>2850</text:p>
              </table:table-cell>
              <table:table-cell office:value-type="float" office:value="0.008951">
                <text:p>0.008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0">
                <text:p>2900</text:p>
              </table:table-cell>
              <table:table-cell office:value-type="float" office:value="0.009226">
                <text:p>0.009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0">
                <text:p>2950</text:p>
              </table:table-cell>
              <table:table-cell office:value-type="float" office:value="0.009503">
                <text:p>0.0095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">
                <text:p>3000</text:p>
              </table:table-cell>
              <table:table-cell office:value-type="float" office:value="0.00981">
                <text:p>0.00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0">
                <text:p>3050</text:p>
              </table:table-cell>
              <table:table-cell office:value-type="float" office:value="0.010185">
                <text:p>0.010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0">
                <text:p>3100</text:p>
              </table:table-cell>
              <table:table-cell office:value-type="float" office:value="0.010464">
                <text:p>0.0104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0">
                <text:p>3150</text:p>
              </table:table-cell>
              <table:table-cell office:value-type="float" office:value="0.010793">
                <text:p>0.010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0">
                <text:p>3200</text:p>
              </table:table-cell>
              <table:table-cell office:value-type="float" office:value="0.011168">
                <text:p>0.011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0">
                <text:p>3250</text:p>
              </table:table-cell>
              <table:table-cell office:value-type="float" office:value="0.011481">
                <text:p>0.011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0">
                <text:p>3300</text:p>
              </table:table-cell>
              <table:table-cell office:value-type="float" office:value="0.011855">
                <text:p>0.011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0">
                <text:p>3350</text:p>
              </table:table-cell>
              <table:table-cell office:value-type="float" office:value="0.012338">
                <text:p>0.012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0">
                <text:p>3400</text:p>
              </table:table-cell>
              <table:table-cell office:value-type="float" office:value="0.012729">
                <text:p>0.012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0">
                <text:p>3450</text:p>
              </table:table-cell>
              <table:table-cell office:value-type="float" office:value="0.01292">
                <text:p>0.01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0">
                <text:p>3500</text:p>
              </table:table-cell>
              <table:table-cell office:value-type="float" office:value="0.013314">
                <text:p>0.013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0">
                <text:p>3550</text:p>
              </table:table-cell>
              <table:table-cell office:value-type="float" office:value="0.012206">
                <text:p>0.012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">
                <text:p>3600</text:p>
              </table:table-cell>
              <table:table-cell office:value-type="float" office:value="0.012563">
                <text:p>0.012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0">
                <text:p>3650</text:p>
              </table:table-cell>
              <table:table-cell office:value-type="float" office:value="0.011599">
                <text:p>0.0115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0">
                <text:p>3700</text:p>
              </table:table-cell>
              <table:table-cell office:value-type="float" office:value="0.01151">
                <text:p>0.01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0">
                <text:p>3750</text:p>
              </table:table-cell>
              <table:table-cell office:value-type="float" office:value="0.011596">
                <text:p>0.011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0">
                <text:p>3800</text:p>
              </table:table-cell>
              <table:table-cell office:value-type="float" office:value="0.011816">
                <text:p>0.011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0">
                <text:p>3850</text:p>
              </table:table-cell>
              <table:table-cell office:value-type="float" office:value="0.011284">
                <text:p>0.011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0">
                <text:p>3900</text:p>
              </table:table-cell>
              <table:table-cell office:value-type="float" office:value="0.011522">
                <text:p>0.01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0">
                <text:p>3950</text:p>
              </table:table-cell>
              <table:table-cell office:value-type="float" office:value="0.011803">
                <text:p>0.011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">
                <text:p>4000</text:p>
              </table:table-cell>
              <table:table-cell office:value-type="float" office:value="0.012212">
                <text:p>0.012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0">
                <text:p>4050</text:p>
              </table:table-cell>
              <table:table-cell office:value-type="float" office:value="0.012366">
                <text:p>0.012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0">
                <text:p>4100</text:p>
              </table:table-cell>
              <table:table-cell office:value-type="float" office:value="0.011398">
                <text:p>0.011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0">
                <text:p>4150</text:p>
              </table:table-cell>
              <table:table-cell office:value-type="float" office:value="0.011432">
                <text:p>0.011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">
                <text:p>4200</text:p>
              </table:table-cell>
              <table:table-cell office:value-type="float" office:value="0.011852">
                <text:p>0.011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0">
                <text:p>4250</text:p>
              </table:table-cell>
              <table:table-cell office:value-type="float" office:value="0.011588">
                <text:p>0.011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